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Mono" svg:font-family="'Droid Sans Mono', monospace, monospace, 'Droid Sans Fallback'"/>
    <style:font-face style:name="Liberation Serif1" svg:font-family="'Liberation Serif'"/>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use-window-font-color="true" style:font-name="Times New Roman" fo:font-size="10.5pt" officeooo:rsid="001e1c70" officeooo:paragraph-rsid="00049641" fo:background-color="transparent" style:font-size-asian="10.5pt" style:font-size-complex="10.5pt"/>
    </style:style>
    <style:style style:name="P2" style:family="paragraph" style:parent-style-name="Standard">
      <style:text-properties style:use-window-font-color="true" style:font-name="Times New Roman" fo:font-size="10.5pt" officeooo:rsid="00299d3a" officeooo:paragraph-rsid="00049641" fo:background-color="transparent" style:font-size-asian="10.5pt" style:font-size-complex="10.5pt"/>
    </style:style>
    <style:style style:name="P3" style:family="paragraph" style:parent-style-name="Standard">
      <style:text-properties style:use-window-font-color="true" style:font-name="Times New Roman" fo:font-size="10.5pt" officeooo:rsid="00175da3" officeooo:paragraph-rsid="00049641" fo:background-color="transparent" style:font-size-asian="10.5pt" style:font-size-complex="10.5pt"/>
    </style:style>
    <style:style style:name="P4" style:family="paragraph" style:parent-style-name="Standard">
      <style:text-properties style:use-window-font-color="true" style:font-name="Times New Roman" fo:font-size="10.5pt" officeooo:rsid="001b51a8" officeooo:paragraph-rsid="00049641" fo:background-color="transparent" style:font-size-asian="10.5pt" style:font-size-complex="10.5pt"/>
    </style:style>
    <style:style style:name="P5" style:family="paragraph" style:parent-style-name="Standard">
      <style:text-properties style:use-window-font-color="true" style:font-name="Times New Roman" fo:font-size="10.5pt" officeooo:rsid="000255ee" officeooo:paragraph-rsid="00064dd8" fo:background-color="transparent" style:font-size-asian="10.5pt" style:font-size-complex="10.5pt"/>
    </style:style>
    <style:style style:name="P6" style:family="paragraph" style:parent-style-name="Standard">
      <style:text-properties style:use-window-font-color="true" style:font-name="Times New Roman" fo:font-size="10.5pt" officeooo:rsid="000775fd" officeooo:paragraph-rsid="000775fd" fo:background-color="transparent" style:font-size-asian="10.5pt" style:font-size-complex="10.5pt"/>
    </style:style>
    <style:style style:name="P7" style:family="paragraph" style:parent-style-name="Standard">
      <style:text-properties style:use-window-font-color="true" style:font-name="Times New Roman" fo:font-size="10.5pt" officeooo:rsid="0008e5ae" officeooo:paragraph-rsid="0008e2b0" fo:background-color="transparent" style:font-size-asian="10.5pt" style:font-size-complex="10.5pt"/>
    </style:style>
    <style:style style:name="P8" style:family="paragraph" style:parent-style-name="Standard">
      <style:text-properties style:use-window-font-color="true" style:font-name="Times New Roman" fo:font-size="10.5pt" officeooo:rsid="000fc646" officeooo:paragraph-rsid="000775fd" fo:background-color="transparent" style:font-size-asian="10.5pt" style:font-size-complex="10.5pt"/>
    </style:style>
    <style:style style:name="P9" style:family="paragraph" style:parent-style-name="Standard">
      <style:text-properties style:use-window-font-color="true" style:font-name="Times New Roman" fo:font-size="10.5pt" officeooo:rsid="0008e2b0" officeooo:paragraph-rsid="0008e2b0" fo:background-color="transparent" style:font-size-asian="10.5pt" style:font-size-complex="10.5pt"/>
    </style:style>
    <style:style style:name="P10" style:family="paragraph" style:parent-style-name="Standard">
      <style:text-properties style:use-window-font-color="true" style:font-name="Times New Roman" fo:font-size="10.5pt" officeooo:rsid="00110e40" officeooo:paragraph-rsid="000775fd" fo:background-color="transparent" style:font-size-asian="10.5pt" style:font-size-complex="10.5pt"/>
    </style:style>
    <style:style style:name="P11" style:family="paragraph" style:parent-style-name="Standard">
      <style:text-properties style:use-window-font-color="true" style:font-name="Times New Roman" fo:font-size="10.5pt" officeooo:rsid="001cdbbb" officeooo:paragraph-rsid="0008e2b0" fo:background-color="transparent" style:font-size-asian="10.5pt" style:font-size-complex="10.5pt"/>
    </style:style>
    <style:style style:name="P12" style:family="paragraph" style:parent-style-name="Standard">
      <style:text-properties style:use-window-font-color="true" style:font-name="Times New Roman" fo:font-size="10.5pt" officeooo:rsid="0026366d" officeooo:paragraph-rsid="0008e2b0" fo:background-color="transparent" style:font-size-asian="10.5pt" style:font-size-complex="10.5pt"/>
    </style:style>
    <style:style style:name="P13" style:family="paragraph" style:parent-style-name="Standard">
      <style:text-properties style:use-window-font-color="true" style:font-name="Times New Roman" fo:font-size="10.5pt" officeooo:rsid="000630ec" officeooo:paragraph-rsid="0008e2b0" fo:background-color="transparent" style:font-size-asian="10.5pt" style:font-size-complex="10.5pt"/>
    </style:style>
    <style:style style:name="P14" style:family="paragraph" style:parent-style-name="Standard">
      <style:text-properties style:use-window-font-color="true" style:font-name="Times New Roman" fo:font-size="10.5pt" officeooo:rsid="0008bbe6" officeooo:paragraph-rsid="006f06b1" fo:background-color="transparent" style:font-size-asian="10.5pt" style:font-size-complex="10.5pt"/>
    </style:style>
    <style:style style:name="P15" style:family="paragraph" style:parent-style-name="Standard">
      <style:text-properties style:use-window-font-color="true" style:font-name="Times New Roman" fo:font-size="10.5pt" fo:font-weight="normal" officeooo:rsid="001e1c70" officeooo:paragraph-rsid="00049641" fo:background-color="transparent" style:font-size-asian="10.5pt" style:font-size-complex="10.5pt"/>
    </style:style>
    <style:style style:name="P16" style:family="paragraph" style:parent-style-name="Standard">
      <style:paragraph-properties style:line-height-at-least="0.503cm"/>
      <style:text-properties style:use-window-font-color="true" style:font-name="Times New Roman" fo:font-size="10.5pt" fo:font-weight="normal" officeooo:rsid="0034537b" officeooo:paragraph-rsid="000adf25" fo:background-color="transparent" style:font-size-asian="10.5pt" style:font-size-complex="10.5pt"/>
    </style:style>
    <style:style style:name="P17" style:family="paragraph" style:parent-style-name="Standard">
      <style:paragraph-properties style:line-height-at-least="0.503cm"/>
      <style:text-properties style:use-window-font-color="true" style:font-name="Times New Roman" fo:font-size="10.5pt" fo:font-weight="normal" officeooo:rsid="0034537b" officeooo:paragraph-rsid="00049641" fo:background-color="transparent" style:font-size-asian="10.5pt" style:font-size-complex="10.5pt"/>
    </style:style>
    <style:style style:name="P18" style:family="paragraph" style:parent-style-name="Standard">
      <style:paragraph-properties style:line-height-at-least="0.503cm"/>
      <style:text-properties style:use-window-font-color="true" style:font-name="Times New Roman" fo:font-size="10.5pt" fo:font-weight="normal" officeooo:paragraph-rsid="000adf25" fo:background-color="transparent" style:font-size-asian="10.5pt" style:font-size-complex="10.5pt"/>
    </style:style>
    <style:style style:name="P19" style:family="paragraph" style:parent-style-name="Standard">
      <style:text-properties style:use-window-font-color="true" style:font-name="Times New Roman" fo:font-size="10.5pt" fo:font-weight="normal" officeooo:paragraph-rsid="00049641" fo:background-color="transparent" style:font-size-asian="10.5pt" style:font-size-complex="10.5pt"/>
    </style:style>
    <style:style style:name="P20" style:family="paragraph" style:parent-style-name="Standard">
      <style:text-properties style:use-window-font-color="true" style:font-name="Times New Roman" fo:font-size="10.5pt" fo:font-weight="normal" officeooo:rsid="0024012e" officeooo:paragraph-rsid="000c93fb" fo:background-color="transparent" style:font-size-asian="10.5pt" style:font-size-complex="10.5pt"/>
    </style:style>
    <style:style style:name="P21" style:family="paragraph" style:parent-style-name="Standard">
      <style:text-properties style:use-window-font-color="true" style:font-name="Times New Roman" fo:font-size="10.5pt" fo:font-weight="normal" officeooo:rsid="000630ec" officeooo:paragraph-rsid="002342c3" fo:background-color="transparent" style:font-size-asian="10.5pt" style:font-size-complex="10.5pt"/>
    </style:style>
    <style:style style:name="P22" style:family="paragraph" style:parent-style-name="Standard">
      <style:text-properties style:use-window-font-color="true" style:font-name="Times New Roman" fo:font-size="10.5pt" fo:font-weight="normal" officeooo:rsid="003731fc" officeooo:paragraph-rsid="00049641" fo:background-color="transparent" style:font-size-asian="10.5pt" style:font-size-complex="10.5pt"/>
    </style:style>
    <style:style style:name="P23" style:family="paragraph" style:parent-style-name="Standard">
      <style:text-properties style:use-window-font-color="true" style:font-name="Times New Roman" fo:font-size="10.5pt" fo:font-weight="normal" officeooo:rsid="0038cce8" officeooo:paragraph-rsid="00049641" fo:background-color="transparent" style:font-size-asian="10.5pt" style:font-size-complex="10.5pt"/>
    </style:style>
    <style:style style:name="P24" style:family="paragraph" style:parent-style-name="Standard">
      <style:text-properties style:use-window-font-color="true" style:font-name="Times New Roman" fo:font-size="10.5pt" fo:font-weight="normal" officeooo:rsid="00139656" officeooo:paragraph-rsid="000775fd" fo:background-color="transparent" style:font-size-asian="10.5pt" style:font-size-complex="10.5pt"/>
    </style:style>
    <style:style style:name="P25" style:family="paragraph" style:parent-style-name="Standard">
      <style:text-properties style:use-window-font-color="true" style:font-name="Times New Roman" fo:font-size="10.5pt" fo:font-weight="normal" officeooo:rsid="000d6b82" officeooo:paragraph-rsid="0008e2b0" fo:background-color="transparent" style:font-size-asian="10.5pt" style:font-size-complex="10.5pt"/>
    </style:style>
    <style:style style:name="P26" style:family="paragraph" style:parent-style-name="Standard">
      <style:text-properties style:use-window-font-color="true" style:font-name="Times New Roman" fo:font-size="10.5pt" fo:font-weight="normal" officeooo:rsid="002300f9" officeooo:paragraph-rsid="002300f9" fo:background-color="transparent" style:font-size-asian="10.5pt" style:font-size-complex="10.5pt"/>
    </style:style>
    <style:style style:name="P27" style:family="paragraph" style:parent-style-name="Standard">
      <style:text-properties style:use-window-font-color="true" style:font-name="Times New Roman" fo:font-size="10.5pt" fo:font-weight="normal" officeooo:rsid="00268a49" officeooo:paragraph-rsid="00268a49" fo:background-color="transparent" style:font-size-asian="10.5pt" style:font-size-complex="10.5pt"/>
    </style:style>
    <style:style style:name="P28" style:family="paragraph" style:parent-style-name="Standard">
      <style:text-properties style:use-window-font-color="true" style:font-name="Times New Roman" fo:font-size="10.5pt" fo:font-weight="normal" officeooo:rsid="0054bbb2" officeooo:paragraph-rsid="0054bbb2" fo:background-color="transparent" style:font-size-asian="10.5pt" style:font-size-complex="10.5pt"/>
    </style:style>
    <style:style style:name="P29" style:family="paragraph" style:parent-style-name="Standard">
      <style:text-properties style:use-window-font-color="true" style:font-name="Times New Roman" fo:font-size="10.5pt" fo:font-weight="normal" officeooo:rsid="00620071" officeooo:paragraph-rsid="00620071" fo:background-color="transparent" style:font-size-asian="10.5pt" style:font-size-complex="10.5pt"/>
    </style:style>
    <style:style style:name="P30" style:family="paragraph" style:parent-style-name="Standard">
      <style:text-properties style:use-window-font-color="true" style:font-name="Times New Roman" fo:font-size="10.5pt" fo:font-weight="normal" officeooo:rsid="0066e2a8" officeooo:paragraph-rsid="0066e2a8" fo:background-color="transparent" style:font-size-asian="10.5pt" style:font-size-complex="10.5pt"/>
    </style:style>
    <style:style style:name="P31" style:family="paragraph" style:parent-style-name="Standard">
      <style:text-properties style:use-window-font-color="true" style:font-name="Times New Roman" fo:font-size="10.5pt" fo:font-weight="normal" officeooo:rsid="00729e0a" officeooo:paragraph-rsid="00729e0a" fo:background-color="transparent" style:font-size-asian="10.5pt" style:font-size-complex="10.5pt"/>
    </style:style>
    <style:style style:name="P32" style:family="paragraph" style:parent-style-name="Standard">
      <style:text-properties style:use-window-font-color="true" style:font-name="Times New Roman" fo:font-size="10.5pt" fo:font-weight="normal" officeooo:rsid="006bdd0e" officeooo:paragraph-rsid="006f06b1" fo:background-color="transparent" style:font-size-asian="10.5pt" style:font-size-complex="10.5pt"/>
    </style:style>
    <style:style style:name="P33" style:family="paragraph" style:parent-style-name="Standard">
      <style:text-properties style:use-window-font-color="true" style:font-name="Times New Roman" fo:font-size="10.5pt" fo:font-weight="normal" officeooo:rsid="006bdd0e" officeooo:paragraph-rsid="006bdd0e" fo:background-color="transparent" style:font-size-asian="10.5pt" style:font-size-complex="10.5pt"/>
    </style:style>
    <style:style style:name="P34" style:family="paragraph" style:parent-style-name="Standard">
      <style:text-properties style:use-window-font-color="true" style:font-name="Times New Roman" fo:font-size="10.5pt" fo:font-weight="normal" officeooo:rsid="006d3080" officeooo:paragraph-rsid="006d3080" fo:background-color="transparent" style:font-size-asian="10.5pt" style:font-size-complex="10.5pt"/>
    </style:style>
    <style:style style:name="P35" style:family="paragraph" style:parent-style-name="Standard">
      <style:text-properties style:use-window-font-color="true" style:font-name="Times New Roman" fo:font-size="10.5pt" fo:font-weight="normal" officeooo:rsid="0073b1cf" officeooo:paragraph-rsid="0073b1cf" fo:background-color="transparent" style:font-size-asian="10.5pt" style:font-size-complex="10.5pt"/>
    </style:style>
    <style:style style:name="P36" style:family="paragraph" style:parent-style-name="Standard">
      <style:text-properties style:use-window-font-color="true" style:font-name="Times New Roman" fo:font-size="10.5pt" fo:font-weight="normal" officeooo:rsid="0077a576" officeooo:paragraph-rsid="007e7291" fo:background-color="transparent" style:font-size-asian="10.5pt" style:font-size-complex="10.5pt"/>
    </style:style>
    <style:style style:name="P37" style:family="paragraph" style:parent-style-name="Standard">
      <style:text-properties style:use-window-font-color="true" style:font-name="Times New Roman" fo:font-size="10.5pt" fo:font-weight="normal" officeooo:rsid="0077a576" officeooo:paragraph-rsid="0077a576" fo:background-color="transparent" style:font-size-asian="10.5pt" style:font-size-complex="10.5pt"/>
    </style:style>
    <style:style style:name="P38" style:family="paragraph" style:parent-style-name="Standard">
      <style:text-properties style:use-window-font-color="true" style:font-name="Times New Roman" fo:font-size="10.5pt" fo:font-weight="normal" officeooo:rsid="007e7291" officeooo:paragraph-rsid="007e7291" fo:background-color="transparent" style:font-size-asian="10.5pt" style:font-size-complex="10.5pt"/>
    </style:style>
    <style:style style:name="P39" style:family="paragraph" style:parent-style-name="Standard">
      <style:text-properties style:use-window-font-color="true" style:font-name="Times New Roman" fo:font-size="10.5pt" fo:font-weight="normal" officeooo:rsid="0078ddee" officeooo:paragraph-rsid="0078ddee" fo:background-color="transparent" style:font-size-asian="10.5pt" style:font-size-complex="10.5pt"/>
    </style:style>
    <style:style style:name="P40" style:family="paragraph" style:parent-style-name="Standard">
      <style:text-properties style:use-window-font-color="true" style:font-name="Times New Roman" fo:font-size="10.5pt" fo:font-weight="normal" officeooo:rsid="00875341" officeooo:paragraph-rsid="00875341" fo:background-color="transparent" style:font-size-asian="10.5pt" style:font-size-complex="10.5pt"/>
    </style:style>
    <style:style style:name="P41" style:family="paragraph" style:parent-style-name="Standard">
      <style:text-properties style:use-window-font-color="true" style:font-name="Times New Roman" fo:font-size="10.5pt" fo:font-weight="normal" officeooo:rsid="008cb695" officeooo:paragraph-rsid="00977f95" fo:background-color="transparent" style:font-size-asian="10.5pt" style:font-size-complex="10.5pt"/>
    </style:style>
    <style:style style:name="P42" style:family="paragraph" style:parent-style-name="Standard">
      <style:text-properties style:use-window-font-color="true" style:font-name="Times New Roman" fo:font-size="10.5pt" style:text-underline-style="none" fo:font-weight="normal" officeooo:rsid="0093e482" officeooo:paragraph-rsid="0093e482" fo:background-color="transparent" style:font-size-asian="10.5pt" style:font-size-complex="10.5pt"/>
    </style:style>
    <style:style style:name="P43" style:family="paragraph" style:parent-style-name="Standard">
      <style:text-properties style:use-window-font-color="true" style:font-name="Times New Roman" fo:font-size="10.5pt" style:text-underline-style="none" fo:font-weight="normal" officeooo:rsid="00a9a1ed" officeooo:paragraph-rsid="00a9a1ed" fo:background-color="transparent" style:font-size-asian="10.5pt" style:font-size-complex="10.5pt"/>
    </style:style>
    <style:style style:name="P44" style:family="paragraph" style:parent-style-name="Standard">
      <style:text-properties style:use-window-font-color="true" style:font-name="Times New Roman" fo:font-size="10.5pt" style:text-underline-style="none" fo:font-weight="normal" officeooo:rsid="00add7c3" officeooo:paragraph-rsid="00add7c3" fo:background-color="transparent" style:font-size-asian="10.5pt" style:font-size-complex="10.5pt"/>
    </style:style>
    <style:style style:name="P45" style:family="paragraph" style:parent-style-name="Standard">
      <style:text-properties style:use-window-font-color="true" style:font-name="Times New Roman" fo:font-size="10.5pt" style:text-underline-style="none" fo:font-weight="normal" officeooo:rsid="00b290ba" officeooo:paragraph-rsid="00b290ba" fo:background-color="transparent" style:font-size-asian="10.5pt" style:font-size-complex="10.5pt"/>
    </style:style>
    <style:style style:name="P46" style:family="paragraph" style:parent-style-name="Standard">
      <style:text-properties style:use-window-font-color="true" style:font-name="Times New Roman" fo:font-size="10.5pt" style:text-underline-style="none" fo:font-weight="normal" officeooo:rsid="00b593f3" officeooo:paragraph-rsid="00b593f3" fo:background-color="transparent" style:font-size-asian="10.5pt" style:font-size-complex="10.5pt"/>
    </style:style>
    <style:style style:name="P47" style:family="paragraph" style:parent-style-name="Standard">
      <style:text-properties style:use-window-font-color="true" style:font-name="Times New Roman" fo:font-size="10.5pt" style:text-underline-style="none" fo:font-weight="normal" officeooo:rsid="00b5cdac" officeooo:paragraph-rsid="00b5cdac" fo:background-color="transparent" style:font-size-asian="10.5pt" style:font-size-complex="10.5pt"/>
    </style:style>
    <style:style style:name="P48" style:family="paragraph" style:parent-style-name="Standard">
      <style:text-properties style:use-window-font-color="true" style:font-name="Times New Roman" officeooo:paragraph-rsid="00977f95" fo:background-color="transparent"/>
    </style:style>
    <style:style style:name="P49" style:family="paragraph" style:parent-style-name="Standard">
      <style:paragraph-properties fo:line-height="100%" fo:text-align="start" style:justify-single-word="false"/>
      <style:text-properties fo:color="#000000" style:font-name="Times New Roman" fo:font-size="10.5pt" fo:font-weight="normal" officeooo:rsid="01514cf6" officeooo:paragraph-rsid="00b8665f" fo:background-color="transparent" style:font-name-asian="Liberation Serif1" style:font-size-asian="10.5pt" style:font-name-complex="Liberation Serif1" style:font-size-complex="10.5pt"/>
    </style:style>
    <style:style style:name="P50" style:family="paragraph" style:parent-style-name="Standard">
      <style:paragraph-properties fo:line-height="100%" fo:text-align="start" style:justify-single-word="false"/>
      <style:text-properties fo:color="#000000" style:font-name="Times New Roman" fo:font-size="10.5pt" style:text-underline-style="none" fo:font-weight="normal" officeooo:rsid="00ba2b4a" officeooo:paragraph-rsid="00ba2b4a" fo:background-color="transparent" style:font-name-asian="Liberation Serif1" style:font-size-asian="10.5pt" style:font-name-complex="Liberation Serif1" style:font-size-complex="10.5pt"/>
    </style:style>
    <style:style style:name="P51" style:family="paragraph" style:parent-style-name="Standard">
      <style:paragraph-properties fo:line-height="100%" fo:text-align="start" style:justify-single-word="false"/>
      <style:text-properties fo:color="#000000" style:font-name="Times New Roman" fo:font-size="10.5pt" style:text-underline-style="none" fo:font-weight="normal" officeooo:rsid="00bac269" officeooo:paragraph-rsid="00bac269" fo:background-color="transparent" style:font-name-asian="Liberation Serif1" style:font-size-asian="10.5pt" style:font-name-complex="Liberation Serif1" style:font-size-complex="10.5pt"/>
    </style:style>
    <style:style style:name="P52" style:family="paragraph" style:parent-style-name="Standard">
      <style:paragraph-properties fo:line-height="100%" fo:text-align="start" style:justify-single-word="false"/>
      <style:text-properties fo:color="#000000" style:font-name="Times New Roman" fo:font-size="10.5pt" style:text-underline-style="none" fo:font-weight="normal" officeooo:rsid="00bc9773" officeooo:paragraph-rsid="00bc9773" fo:background-color="transparent" style:font-name-asian="Liberation Serif1" style:font-size-asian="10.5pt" style:font-name-complex="Liberation Serif1" style:font-size-complex="10.5pt"/>
    </style:style>
    <style:style style:name="P53" style:family="paragraph" style:parent-style-name="Standard">
      <style:paragraph-properties fo:break-before="page"/>
      <style:text-properties style:use-window-font-color="true" style:font-name="Times New Roman" fo:font-size="10.5pt" fo:font-weight="normal" officeooo:rsid="001e1c70" officeooo:paragraph-rsid="00049641" fo:background-color="transparent" style:font-size-asian="10.5pt" style:font-size-complex="10.5pt"/>
    </style:style>
    <style:style style:name="P54" style:family="paragraph" style:parent-style-name="Standard">
      <style:paragraph-properties fo:break-before="page"/>
      <style:text-properties style:use-window-font-color="true" style:font-name="Times New Roman" fo:font-size="10.5pt" fo:font-weight="normal" officeooo:rsid="003731fc" officeooo:paragraph-rsid="00049641" fo:background-color="transparent" style:font-size-asian="10.5pt" style:font-size-complex="10.5pt"/>
    </style:style>
    <style:style style:name="P55" style:family="paragraph" style:parent-style-name="Standard">
      <style:paragraph-properties fo:break-before="page"/>
      <style:text-properties style:use-window-font-color="true" style:font-name="Times New Roman" fo:font-size="10.5pt" fo:font-weight="normal" officeooo:rsid="0021c2cf" officeooo:paragraph-rsid="0021c2cf" fo:background-color="transparent" style:font-size-asian="10.5pt" style:font-size-complex="10.5pt"/>
    </style:style>
    <style:style style:name="P56" style:family="paragraph" style:parent-style-name="Standard">
      <style:paragraph-properties fo:break-before="page"/>
      <style:text-properties style:use-window-font-color="true" style:font-name="Times New Roman" fo:font-size="10.5pt" fo:font-weight="normal" officeooo:rsid="002300f9" officeooo:paragraph-rsid="002300f9" fo:background-color="transparent" style:font-size-asian="10.5pt" style:font-size-complex="10.5pt"/>
    </style:style>
    <style:style style:name="P57" style:family="paragraph" style:parent-style-name="Standard">
      <style:paragraph-properties fo:break-before="page"/>
      <style:text-properties style:use-window-font-color="true" style:font-name="Times New Roman" fo:font-size="10.5pt" fo:font-weight="normal" officeooo:rsid="0054bbb2" officeooo:paragraph-rsid="0054bbb2" fo:background-color="transparent" style:font-size-asian="10.5pt" style:font-size-complex="10.5pt"/>
    </style:style>
    <style:style style:name="P58" style:family="paragraph" style:parent-style-name="Standard">
      <style:paragraph-properties fo:break-before="page"/>
      <style:text-properties style:use-window-font-color="true" style:font-name="Times New Roman" fo:font-size="10.5pt" fo:font-weight="normal" officeooo:rsid="0073b1cf" officeooo:paragraph-rsid="0073b1cf" fo:background-color="transparent" style:font-size-asian="10.5pt" style:font-size-complex="10.5pt"/>
    </style:style>
    <style:style style:name="P59" style:family="paragraph" style:parent-style-name="Standard">
      <style:paragraph-properties fo:break-before="page"/>
      <style:text-properties style:use-window-font-color="true" style:font-name="Times New Roman" fo:font-size="10.5pt" fo:font-weight="normal" officeooo:rsid="008cb695" officeooo:paragraph-rsid="008cb695" fo:background-color="transparent" style:font-size-asian="10.5pt" style:font-size-complex="10.5pt"/>
    </style:style>
    <style:style style:name="P60" style:family="paragraph" style:parent-style-name="Standard">
      <style:paragraph-properties fo:break-before="page"/>
      <style:text-properties style:use-window-font-color="true" style:font-name="Times New Roman" fo:font-size="10.5pt" fo:font-weight="normal" officeooo:rsid="008cb695" officeooo:paragraph-rsid="00977f95" fo:background-color="transparent" style:font-size-asian="10.5pt" style:font-size-complex="10.5pt"/>
    </style:style>
    <style:style style:name="P61" style:family="paragraph" style:parent-style-name="Standard">
      <style:paragraph-properties fo:break-before="page"/>
      <style:text-properties style:use-window-font-color="true" style:font-name="Times New Roman" fo:font-size="10.5pt" officeooo:rsid="000255ee" officeooo:paragraph-rsid="00064dd8" fo:background-color="transparent" style:font-size-asian="10.5pt" style:font-size-complex="10.5pt"/>
    </style:style>
    <style:style style:name="P62" style:family="paragraph" style:parent-style-name="Standard">
      <style:paragraph-properties fo:break-before="page"/>
      <style:text-properties style:use-window-font-color="true" style:font-name="Times New Roman" fo:font-size="10.5pt" officeooo:rsid="000fc646" officeooo:paragraph-rsid="000775fd" fo:background-color="transparent" style:font-size-asian="10.5pt" style:font-size-complex="10.5pt"/>
    </style:style>
    <style:style style:name="P63" style:family="paragraph" style:parent-style-name="Standard">
      <style:paragraph-properties fo:break-before="page"/>
      <style:text-properties style:use-window-font-color="true" style:font-name="Times New Roman" fo:font-size="10.5pt" style:text-underline-style="none" fo:font-weight="normal" officeooo:rsid="00a9a1ed" officeooo:paragraph-rsid="00a9a1ed" fo:background-color="transparent" style:font-size-asian="10.5pt" style:font-size-complex="10.5pt"/>
    </style:style>
    <style:style style:name="P64" style:family="paragraph" style:parent-style-name="Standard">
      <style:paragraph-properties fo:line-height="100%" fo:text-align="start" style:justify-single-word="false" fo:break-before="page"/>
      <style:text-properties fo:color="#000000" style:font-name="Times New Roman" fo:font-size="10.5pt" fo:font-weight="normal" officeooo:rsid="01514cf6" officeooo:paragraph-rsid="00b8665f" fo:background-color="transparent" style:font-name-asian="Liberation Serif1" style:font-size-asian="10.5pt" style:font-name-complex="Liberation Serif1" style:font-size-complex="10.5pt"/>
    </style:style>
    <style:style style:name="P65" style:family="paragraph" style:parent-style-name="Standard" style:list-style-name="L1">
      <style:text-properties style:use-window-font-color="true" style:font-name="Times New Roman" fo:font-size="10.5pt" officeooo:rsid="00175da3" officeooo:paragraph-rsid="00049641" fo:background-color="transparent" style:font-size-asian="10.5pt" style:font-size-complex="10.5pt"/>
    </style:style>
    <style:style style:name="P66" style:family="paragraph" style:parent-style-name="Standard" style:list-style-name="L1">
      <style:text-properties style:use-window-font-color="true" style:font-name="Times New Roman" fo:font-size="10.5pt" officeooo:rsid="0018d614" officeooo:paragraph-rsid="00049641" fo:background-color="transparent" style:font-size-asian="10.5pt" style:font-size-complex="10.5pt"/>
    </style:style>
    <style:style style:name="P67" style:family="paragraph" style:parent-style-name="Standard" style:list-style-name="L2">
      <style:text-properties style:use-window-font-color="true" style:font-name="Times New Roman" fo:font-size="10.5pt" officeooo:rsid="001e1c70" officeooo:paragraph-rsid="00049641" fo:background-color="transparent" style:font-size-asian="10.5pt" style:font-size-complex="10.5pt"/>
    </style:style>
    <style:style style:name="P68" style:family="paragraph" style:parent-style-name="Standard" style:list-style-name="L2">
      <style:text-properties style:use-window-font-color="true" style:font-name="Times New Roman" fo:font-size="10.5pt" officeooo:rsid="00363647" officeooo:paragraph-rsid="00049641" fo:background-color="transparent" style:font-size-asian="10.5pt" style:font-size-complex="10.5pt"/>
    </style:style>
    <style:style style:name="P69" style:family="paragraph" style:parent-style-name="Standard" style:list-style-name="L2">
      <style:text-properties style:use-window-font-color="true" style:font-name="Times New Roman" fo:font-size="10.5pt" officeooo:rsid="001f31a5" officeooo:paragraph-rsid="00049641" fo:background-color="transparent" style:font-size-asian="10.5pt" style:font-size-complex="10.5pt"/>
    </style:style>
    <style:style style:name="P70" style:family="paragraph" style:parent-style-name="Standard" style:list-style-name="L2">
      <style:text-properties style:use-window-font-color="true" style:font-name="Times New Roman" fo:font-size="10.5pt" officeooo:paragraph-rsid="00049641" fo:background-color="transparent" style:font-size-asian="10.5pt" style:font-size-complex="10.5pt"/>
    </style:style>
    <style:style style:name="P71" style:family="paragraph" style:parent-style-name="Standard" style:list-style-name="L2">
      <style:text-properties style:use-window-font-color="true" style:font-name="Times New Roman" fo:font-size="10.5pt" officeooo:paragraph-rsid="000d5980" fo:background-color="transparent" style:font-size-asian="10.5pt" style:font-size-complex="10.5pt"/>
    </style:style>
    <style:style style:name="P72" style:family="paragraph" style:parent-style-name="Standard" style:list-style-name="L2">
      <style:text-properties style:use-window-font-color="true" style:font-name="Times New Roman" fo:font-size="10.5pt" officeooo:rsid="0013f5cc" officeooo:paragraph-rsid="0014de17" fo:background-color="transparent" style:font-size-asian="10.5pt" style:font-size-complex="10.5pt"/>
    </style:style>
    <style:style style:name="P73" style:family="paragraph" style:parent-style-name="Standard" style:list-style-name="L9">
      <style:text-properties style:use-window-font-color="true" style:font-name="Times New Roman" fo:font-size="10.5pt" officeooo:rsid="0013f5cc" officeooo:paragraph-rsid="0046f1aa" fo:background-color="transparent" style:font-size-asian="10.5pt" style:font-size-complex="10.5pt"/>
    </style:style>
    <style:style style:name="P74" style:family="paragraph" style:parent-style-name="Standard" style:list-style-name="L3">
      <style:text-properties style:use-window-font-color="true" style:font-name="Times New Roman" fo:font-size="10.5pt" officeooo:paragraph-rsid="00199b6a" fo:background-color="transparent" style:font-size-asian="10.5pt" style:font-size-complex="10.5pt"/>
    </style:style>
    <style:style style:name="P75" style:family="paragraph" style:parent-style-name="Standard" style:list-style-name="L3">
      <style:text-properties style:use-window-font-color="true" style:font-name="Times New Roman" fo:font-size="10.5pt" officeooo:rsid="0020ed9b" officeooo:paragraph-rsid="00164982" fo:background-color="transparent" style:font-size-asian="10.5pt" style:font-size-complex="10.5pt"/>
    </style:style>
    <style:style style:name="P76" style:family="paragraph" style:parent-style-name="Standard" style:list-style-name="L4">
      <style:text-properties style:use-window-font-color="true" style:font-name="Times New Roman" fo:font-size="10.5pt" officeooo:rsid="0020ed9b" officeooo:paragraph-rsid="000c93fb" fo:background-color="transparent" style:font-size-asian="10.5pt" style:font-size-complex="10.5pt"/>
    </style:style>
    <style:style style:name="P77" style:family="paragraph" style:parent-style-name="Standard" style:list-style-name="L4">
      <style:text-properties style:use-window-font-color="true" style:font-name="Times New Roman" fo:font-size="10.5pt" officeooo:rsid="000255ee" officeooo:paragraph-rsid="00064dd8" fo:background-color="transparent" style:font-size-asian="10.5pt" style:font-size-complex="10.5pt"/>
    </style:style>
    <style:style style:name="P78" style:family="paragraph" style:parent-style-name="Standard" style:list-style-name="L4">
      <style:text-properties style:use-window-font-color="true" style:font-name="Times New Roman" fo:font-size="10.5pt" officeooo:rsid="000423f4" officeooo:paragraph-rsid="00064dd8" fo:background-color="transparent" style:font-size-asian="10.5pt" style:font-size-complex="10.5pt"/>
    </style:style>
    <style:style style:name="P79" style:family="paragraph" style:parent-style-name="Standard" style:list-style-name="L4">
      <style:text-properties style:use-window-font-color="true" style:font-name="Times New Roman" fo:font-size="10.5pt" officeooo:rsid="00053994" officeooo:paragraph-rsid="00064dd8" fo:background-color="transparent" style:font-size-asian="10.5pt" style:font-size-complex="10.5pt"/>
    </style:style>
    <style:style style:name="P80" style:family="paragraph" style:parent-style-name="Standard" style:list-style-name="L4">
      <style:text-properties style:use-window-font-color="true" style:font-name="Times New Roman" fo:font-size="10.5pt" officeooo:rsid="000604bb" officeooo:paragraph-rsid="00064dd8" fo:background-color="transparent" style:font-size-asian="10.5pt" style:font-size-complex="10.5pt"/>
    </style:style>
    <style:style style:name="P81" style:family="paragraph" style:parent-style-name="Standard" style:list-style-name="L4">
      <style:text-properties style:use-window-font-color="true" style:font-name="Times New Roman" fo:font-size="10.5pt" officeooo:rsid="0008e5ae" officeooo:paragraph-rsid="00064dd8" fo:background-color="transparent" style:font-size-asian="10.5pt" style:font-size-complex="10.5pt"/>
    </style:style>
    <style:style style:name="P82" style:family="paragraph" style:parent-style-name="Standard" style:list-style-name="L4">
      <style:text-properties style:use-window-font-color="true" style:font-name="Times New Roman" fo:font-size="10.5pt" officeooo:rsid="000c93fb" officeooo:paragraph-rsid="000c93fb" fo:background-color="transparent" style:font-size-asian="10.5pt" style:font-size-complex="10.5pt"/>
    </style:style>
    <style:style style:name="P83" style:family="paragraph" style:parent-style-name="Standard" style:list-style-name="L4">
      <style:text-properties style:use-window-font-color="true" style:font-name="Times New Roman" fo:font-size="10.5pt" officeooo:rsid="00129e9d" officeooo:paragraph-rsid="000c93fb" fo:background-color="transparent" style:font-size-asian="10.5pt" style:font-size-complex="10.5pt"/>
    </style:style>
    <style:style style:name="P84" style:family="paragraph" style:parent-style-name="Standard" style:list-style-name="L4">
      <style:text-properties style:use-window-font-color="true" style:font-name="Times New Roman" fo:font-size="10.5pt" officeooo:paragraph-rsid="000c93fb" fo:background-color="transparent" style:font-size-asian="10.5pt" style:font-size-complex="10.5pt"/>
    </style:style>
    <style:style style:name="P85" style:family="paragraph" style:parent-style-name="Standard" style:list-style-name="L4">
      <style:text-properties style:use-window-font-color="true" style:font-name="Times New Roman" fo:font-size="10.5pt" officeooo:rsid="0025ee2d" officeooo:paragraph-rsid="000c93fb" fo:background-color="transparent" style:font-size-asian="10.5pt" style:font-size-complex="10.5pt"/>
    </style:style>
    <style:style style:name="P86" style:family="paragraph" style:parent-style-name="Standard" style:list-style-name="L4">
      <style:text-properties style:use-window-font-color="true" style:font-name="Times New Roman" fo:font-size="10.5pt" officeooo:rsid="001516a1" officeooo:paragraph-rsid="000c93fb" fo:background-color="transparent" style:font-size-asian="10.5pt" style:font-size-complex="10.5pt"/>
    </style:style>
    <style:style style:name="P87" style:family="paragraph" style:parent-style-name="Standard" style:list-style-name="L4">
      <style:text-properties style:use-window-font-color="true" style:font-name="Times New Roman" fo:font-size="10.5pt" officeooo:rsid="000c0243" officeooo:paragraph-rsid="000c93fb" fo:background-color="transparent" style:font-size-asian="10.5pt" style:font-size-complex="10.5pt"/>
    </style:style>
    <style:style style:name="P88" style:family="paragraph" style:parent-style-name="Standard" style:list-style-name="L4">
      <style:text-properties style:use-window-font-color="true" style:font-name="Times New Roman" fo:font-size="10.5pt" officeooo:rsid="000c60c5" officeooo:paragraph-rsid="000c93fb" fo:background-color="transparent" style:font-size-asian="10.5pt" style:font-size-complex="10.5pt"/>
    </style:style>
    <style:style style:name="P89" style:family="paragraph" style:parent-style-name="Standard" style:list-style-name="L4">
      <style:text-properties style:use-window-font-color="true" style:font-name="Times New Roman" fo:font-size="10.5pt" officeooo:rsid="001e56a9" officeooo:paragraph-rsid="001e56a9" fo:background-color="transparent" style:font-size-asian="10.5pt" style:font-size-complex="10.5pt"/>
    </style:style>
    <style:style style:name="P90" style:family="paragraph" style:parent-style-name="Standard" style:list-style-name="L4">
      <style:text-properties style:use-window-font-color="true" style:font-name="Times New Roman" fo:font-size="10.5pt" officeooo:rsid="001e6ce1" officeooo:paragraph-rsid="001e6ce1" fo:background-color="transparent" style:font-size-asian="10.5pt" style:font-size-complex="10.5pt"/>
    </style:style>
    <style:style style:name="P91" style:family="paragraph" style:parent-style-name="Standard" style:list-style-name="L4">
      <style:text-properties style:use-window-font-color="true" style:font-name="Times New Roman" fo:font-size="10.5pt" officeooo:rsid="00200f1c" officeooo:paragraph-rsid="00200f1c" fo:background-color="transparent" style:font-size-asian="10.5pt" style:font-size-complex="10.5pt"/>
    </style:style>
    <style:style style:name="P92" style:family="paragraph" style:parent-style-name="Standard" style:list-style-name="L4">
      <style:text-properties style:use-window-font-color="true" style:font-name="Times New Roman" fo:font-size="10.5pt" officeooo:rsid="002342c3" officeooo:paragraph-rsid="002342c3" fo:background-color="transparent" style:font-size-asian="10.5pt" style:font-size-complex="10.5pt"/>
    </style:style>
    <style:style style:name="P93" style:family="paragraph" style:parent-style-name="Standard" style:list-style-name="L5">
      <style:text-properties style:use-window-font-color="true" style:font-name="Times New Roman" fo:font-size="10.5pt" officeooo:rsid="003731fc" officeooo:paragraph-rsid="00049641" fo:background-color="transparent" style:font-size-asian="10.5pt" style:font-size-complex="10.5pt"/>
    </style:style>
    <style:style style:name="P94" style:family="paragraph" style:parent-style-name="Standard" style:list-style-name="L5">
      <style:text-properties style:use-window-font-color="true" style:font-name="Times New Roman" fo:font-size="10.5pt" officeooo:rsid="003867f5" officeooo:paragraph-rsid="00049641" fo:background-color="transparent" style:font-size-asian="10.5pt" style:font-size-complex="10.5pt"/>
    </style:style>
    <style:style style:name="P95" style:family="paragraph" style:parent-style-name="Standard" style:list-style-name="L5">
      <style:text-properties style:use-window-font-color="true" style:font-name="Times New Roman" fo:font-size="10.5pt" officeooo:rsid="003744eb" officeooo:paragraph-rsid="00049641" fo:background-color="transparent" style:font-size-asian="10.5pt" style:font-size-complex="10.5pt"/>
    </style:style>
    <style:style style:name="P96" style:family="paragraph" style:parent-style-name="Standard" style:list-style-name="L5">
      <style:text-properties style:use-window-font-color="true" style:font-name="Times New Roman" fo:font-size="10.5pt" officeooo:paragraph-rsid="00049641" fo:background-color="transparent" style:font-size-asian="10.5pt" style:font-size-complex="10.5pt"/>
    </style:style>
    <style:style style:name="P97" style:family="paragraph" style:parent-style-name="Standard" style:list-style-name="L5">
      <style:text-properties style:use-window-font-color="true" style:font-name="Times New Roman" fo:font-size="10.5pt" officeooo:rsid="003a55f6" officeooo:paragraph-rsid="00049641" fo:background-color="transparent" style:font-size-asian="10.5pt" style:font-size-complex="10.5pt"/>
    </style:style>
    <style:style style:name="P98" style:family="paragraph" style:parent-style-name="Standard" style:list-style-name="L6">
      <style:text-properties style:use-window-font-color="true" style:font-name="Times New Roman" fo:font-size="10.5pt" officeooo:rsid="00110e40" officeooo:paragraph-rsid="000775fd" fo:background-color="transparent" style:font-size-asian="10.5pt" style:font-size-complex="10.5pt"/>
    </style:style>
    <style:style style:name="P99" style:family="paragraph" style:parent-style-name="Standard" style:list-style-name="L6">
      <style:text-properties style:use-window-font-color="true" style:font-name="Times New Roman" fo:font-size="10.5pt" officeooo:rsid="00127f5e" officeooo:paragraph-rsid="000775fd" fo:background-color="transparent" style:font-size-asian="10.5pt" style:font-size-complex="10.5pt"/>
    </style:style>
    <style:style style:name="P100" style:family="paragraph" style:parent-style-name="Standard" style:list-style-name="L6">
      <style:text-properties style:use-window-font-color="true" style:font-name="Times New Roman" fo:font-size="10.5pt" officeooo:rsid="00139656" officeooo:paragraph-rsid="000775fd" fo:background-color="transparent" style:font-size-asian="10.5pt" style:font-size-complex="10.5pt"/>
    </style:style>
    <style:style style:name="P101" style:family="paragraph" style:parent-style-name="Standard" style:list-style-name="L7">
      <style:text-properties style:use-window-font-color="true" style:font-name="Times New Roman" fo:font-size="10.5pt" officeooo:rsid="0026366d" officeooo:paragraph-rsid="0008e2b0" fo:background-color="transparent" style:font-size-asian="10.5pt" style:font-size-complex="10.5pt"/>
    </style:style>
    <style:style style:name="P102" style:family="paragraph" style:parent-style-name="Standard" style:list-style-name="L7">
      <style:text-properties style:use-window-font-color="true" style:font-name="Times New Roman" fo:font-size="10.5pt" officeooo:rsid="001da6ff" officeooo:paragraph-rsid="0008e2b0" fo:background-color="transparent" style:font-size-asian="10.5pt" style:font-size-complex="10.5pt"/>
    </style:style>
    <style:style style:name="P103" style:family="paragraph" style:parent-style-name="Standard" style:list-style-name="L7">
      <style:text-properties style:use-window-font-color="true" style:font-name="Times New Roman" fo:font-size="10.5pt" officeooo:rsid="001fa655" officeooo:paragraph-rsid="0008e2b0" fo:background-color="transparent" style:font-size-asian="10.5pt" style:font-size-complex="10.5pt"/>
    </style:style>
    <style:style style:name="P104" style:family="paragraph" style:parent-style-name="Standard" style:list-style-name="L9">
      <style:text-properties style:use-window-font-color="true" style:font-name="Times New Roman" fo:font-size="10.5pt" officeooo:rsid="004d4bee" officeooo:paragraph-rsid="004d4bee" fo:background-color="transparent" style:font-size-asian="10.5pt" style:font-size-complex="10.5pt"/>
    </style:style>
    <style:style style:name="P105" style:family="paragraph" style:parent-style-name="Standard" style:list-style-name="L10">
      <style:text-properties style:use-window-font-color="true" style:font-name="Times New Roman" fo:font-size="10.5pt" officeooo:paragraph-rsid="0054bbb2" fo:background-color="transparent" style:font-size-asian="10.5pt" style:font-size-complex="10.5pt"/>
    </style:style>
    <style:style style:name="P106" style:family="paragraph" style:parent-style-name="Standard" style:list-style-name="L10">
      <style:text-properties style:use-window-font-color="true" style:font-name="Times New Roman" fo:font-size="10.5pt" officeooo:rsid="0054bbb2" officeooo:paragraph-rsid="0054bbb2" fo:background-color="transparent" style:font-size-asian="10.5pt" style:font-size-complex="10.5pt"/>
    </style:style>
    <style:style style:name="P107" style:family="paragraph" style:parent-style-name="Standard" style:list-style-name="L13">
      <style:text-properties style:use-window-font-color="true" style:font-name="Times New Roman" fo:font-size="10.5pt" officeooo:rsid="0008bbe6" officeooo:paragraph-rsid="006f06b1" fo:background-color="transparent" style:font-size-asian="10.5pt" style:font-size-complex="10.5pt"/>
    </style:style>
    <style:style style:name="P108" style:family="paragraph" style:parent-style-name="Standard" style:list-style-name="L13">
      <style:text-properties style:use-window-font-color="true" style:font-name="Times New Roman" fo:font-size="10.5pt" officeooo:rsid="0070e340" officeooo:paragraph-rsid="0070e340" fo:background-color="transparent" style:font-size-asian="10.5pt" style:font-size-complex="10.5pt"/>
    </style:style>
    <style:style style:name="P109" style:family="paragraph" style:parent-style-name="Standard" style:list-style-name="L2">
      <style:text-properties style:use-window-font-color="true" style:font-name="Times New Roman" fo:font-size="10.5pt" fo:font-weight="normal" officeooo:rsid="001e1c70" officeooo:paragraph-rsid="00049641" fo:background-color="transparent" style:font-size-asian="10.5pt" style:font-size-complex="10.5pt"/>
    </style:style>
    <style:style style:name="P110" style:family="paragraph" style:parent-style-name="Standard" style:list-style-name="L3">
      <style:text-properties style:use-window-font-color="true" style:font-name="Times New Roman" fo:font-size="10.5pt" fo:font-weight="normal" officeooo:rsid="001e1c70" officeooo:paragraph-rsid="00049641" fo:background-color="transparent" style:font-size-asian="10.5pt" style:font-size-complex="10.5pt"/>
    </style:style>
    <style:style style:name="P111" style:family="paragraph" style:parent-style-name="Standard" style:list-style-name="L10">
      <style:text-properties style:use-window-font-color="true" style:font-name="Times New Roman" fo:font-size="10.5pt" fo:font-weight="normal" officeooo:rsid="001e1c70" officeooo:paragraph-rsid="0054bbb2" fo:background-color="transparent" style:font-size-asian="10.5pt" style:font-size-complex="10.5pt"/>
    </style:style>
    <style:style style:name="P112" style:family="paragraph" style:parent-style-name="Standard" style:list-style-name="L2">
      <style:text-properties style:use-window-font-color="true" style:font-name="Times New Roman" fo:font-size="10.5pt" fo:font-weight="normal" officeooo:rsid="0020659f" officeooo:paragraph-rsid="00049641" fo:background-color="transparent" style:font-size-asian="10.5pt" style:font-size-complex="10.5pt"/>
    </style:style>
    <style:style style:name="P113" style:family="paragraph" style:parent-style-name="Standard" style:list-style-name="L2">
      <style:text-properties style:use-window-font-color="true" style:font-name="Times New Roman" fo:font-size="10.5pt" fo:font-weight="normal" officeooo:rsid="001f31a5" officeooo:paragraph-rsid="00049641" fo:background-color="transparent" style:font-size-asian="10.5pt" style:font-size-complex="10.5pt"/>
    </style:style>
    <style:style style:name="P114" style:family="paragraph" style:parent-style-name="Standard" style:list-style-name="L2">
      <style:text-properties style:use-window-font-color="true" style:font-name="Times New Roman" fo:font-size="10.5pt" fo:font-weight="normal" officeooo:rsid="001f31a5" officeooo:paragraph-rsid="0011bbdf" fo:background-color="transparent" style:font-size-asian="10.5pt" style:font-size-complex="10.5pt"/>
    </style:style>
    <style:style style:name="P115" style:family="paragraph" style:parent-style-name="Standard" style:list-style-name="L2">
      <style:text-properties style:use-window-font-color="true" style:font-name="Times New Roman" fo:font-size="10.5pt" fo:font-weight="normal" officeooo:rsid="0023759c" officeooo:paragraph-rsid="00049641" fo:background-color="transparent" style:font-size-asian="10.5pt" style:font-size-complex="10.5pt"/>
    </style:style>
    <style:style style:name="P116" style:family="paragraph" style:parent-style-name="Standard" style:list-style-name="L2">
      <style:text-properties style:use-window-font-color="true" style:font-name="Times New Roman" fo:font-size="10.5pt" fo:font-weight="normal" officeooo:rsid="00251d98" officeooo:paragraph-rsid="00049641" fo:background-color="transparent" style:font-size-asian="10.5pt" style:font-size-complex="10.5pt"/>
    </style:style>
    <style:style style:name="P117" style:family="paragraph" style:parent-style-name="Standard" style:list-style-name="L2">
      <style:text-properties style:use-window-font-color="true" style:font-name="Times New Roman" fo:font-size="10.5pt" fo:font-weight="normal" officeooo:rsid="002ac125" officeooo:paragraph-rsid="00049641" fo:background-color="transparent" style:font-size-asian="10.5pt" style:font-size-complex="10.5pt"/>
    </style:style>
    <style:style style:name="P118" style:family="paragraph" style:parent-style-name="Standard" style:list-style-name="L2">
      <style:text-properties style:use-window-font-color="true" style:font-name="Times New Roman" fo:font-size="10.5pt" fo:font-weight="normal" officeooo:rsid="002e86ad" officeooo:paragraph-rsid="00049641" fo:background-color="transparent" style:font-size-asian="10.5pt" style:font-size-complex="10.5pt"/>
    </style:style>
    <style:style style:name="P119" style:family="paragraph" style:parent-style-name="Standard" style:list-style-name="L3">
      <style:text-properties style:use-window-font-color="true" style:font-name="Times New Roman" fo:font-size="10.5pt" fo:font-weight="normal" officeooo:rsid="002e86ad" officeooo:paragraph-rsid="00049641" fo:background-color="transparent" style:font-size-asian="10.5pt" style:font-size-complex="10.5pt"/>
    </style:style>
    <style:style style:name="P120" style:family="paragraph" style:parent-style-name="Standard" style:list-style-name="L10">
      <style:text-properties style:use-window-font-color="true" style:font-name="Times New Roman" fo:font-size="10.5pt" fo:font-weight="normal" officeooo:rsid="002e86ad" officeooo:paragraph-rsid="0054bbb2" fo:background-color="transparent" style:font-size-asian="10.5pt" style:font-size-complex="10.5pt"/>
    </style:style>
    <style:style style:name="P121" style:family="paragraph" style:parent-style-name="Standard" style:list-style-name="L2">
      <style:text-properties style:use-window-font-color="true" style:font-name="Times New Roman" fo:font-size="10.5pt" fo:font-weight="normal" officeooo:rsid="0044156a" officeooo:paragraph-rsid="000d5980" fo:background-color="transparent" style:font-size-asian="10.5pt" style:font-size-complex="10.5pt"/>
    </style:style>
    <style:style style:name="P122" style:family="paragraph" style:parent-style-name="Standard" style:list-style-name="L9">
      <style:text-properties style:use-window-font-color="true" style:font-name="Times New Roman" fo:font-size="10.5pt" fo:font-weight="normal" officeooo:rsid="0044156a" officeooo:paragraph-rsid="004d4bee" fo:background-color="transparent" style:font-size-asian="10.5pt" style:font-size-complex="10.5pt"/>
    </style:style>
    <style:style style:name="P123" style:family="paragraph" style:parent-style-name="Standard" style:list-style-name="L2">
      <style:text-properties style:use-window-font-color="true" style:font-name="Times New Roman" fo:font-size="10.5pt" fo:font-weight="normal" officeooo:paragraph-rsid="000d5980" fo:background-color="transparent" style:font-size-asian="10.5pt" style:font-size-complex="10.5pt"/>
    </style:style>
    <style:style style:name="P124" style:family="paragraph" style:parent-style-name="Standard" style:list-style-name="L2">
      <style:text-properties style:use-window-font-color="true" style:font-name="Times New Roman" fo:font-size="10.5pt" fo:font-weight="normal" officeooo:rsid="004bc213" officeooo:paragraph-rsid="000d5980" fo:background-color="transparent" style:font-size-asian="10.5pt" style:font-size-complex="10.5pt"/>
    </style:style>
    <style:style style:name="P125" style:family="paragraph" style:parent-style-name="Standard" style:list-style-name="L9">
      <style:text-properties style:use-window-font-color="true" style:font-name="Times New Roman" fo:font-size="10.5pt" fo:font-weight="normal" officeooo:rsid="004bc213" officeooo:paragraph-rsid="004d4bee" fo:background-color="transparent" style:font-size-asian="10.5pt" style:font-size-complex="10.5pt"/>
    </style:style>
    <style:style style:name="P126" style:family="paragraph" style:parent-style-name="Standard" style:list-style-name="L2">
      <style:text-properties style:use-window-font-color="true" style:font-name="Times New Roman" fo:font-size="10.5pt" fo:font-weight="normal" officeooo:rsid="0045b01a" officeooo:paragraph-rsid="000d5980" fo:background-color="transparent" style:font-size-asian="10.5pt" style:font-size-complex="10.5pt"/>
    </style:style>
    <style:style style:name="P127" style:family="paragraph" style:parent-style-name="Standard" style:list-style-name="L9">
      <style:text-properties style:use-window-font-color="true" style:font-name="Times New Roman" fo:font-size="10.5pt" fo:font-weight="normal" officeooo:rsid="0045b01a" officeooo:paragraph-rsid="0042de02" fo:background-color="transparent" style:font-size-asian="10.5pt" style:font-size-complex="10.5pt"/>
    </style:style>
    <style:style style:name="P128" style:family="paragraph" style:parent-style-name="Standard" style:list-style-name="L2">
      <style:text-properties style:use-window-font-color="true" style:font-name="Times New Roman" fo:font-size="10.5pt" fo:font-weight="normal" officeooo:rsid="0046ef73" officeooo:paragraph-rsid="000d5980" fo:background-color="transparent" style:font-size-asian="10.5pt" style:font-size-complex="10.5pt"/>
    </style:style>
    <style:style style:name="P129" style:family="paragraph" style:parent-style-name="Standard" style:list-style-name="L9">
      <style:text-properties style:use-window-font-color="true" style:font-name="Times New Roman" fo:font-size="10.5pt" fo:font-weight="normal" officeooo:rsid="0046ef73" officeooo:paragraph-rsid="0042de02" fo:background-color="transparent" style:font-size-asian="10.5pt" style:font-size-complex="10.5pt"/>
    </style:style>
    <style:style style:name="P130" style:family="paragraph" style:parent-style-name="Standard" style:list-style-name="L2">
      <style:text-properties style:use-window-font-color="true" style:font-name="Times New Roman" fo:font-size="10.5pt" fo:font-weight="normal" officeooo:rsid="0045d536" officeooo:paragraph-rsid="000d5980" fo:background-color="transparent" style:font-size-asian="10.5pt" style:font-size-complex="10.5pt"/>
    </style:style>
    <style:style style:name="P131" style:family="paragraph" style:parent-style-name="Standard" style:list-style-name="L9">
      <style:text-properties style:use-window-font-color="true" style:font-name="Times New Roman" fo:font-size="10.5pt" fo:font-weight="normal" officeooo:rsid="0045d536" officeooo:paragraph-rsid="0042de02" fo:background-color="transparent" style:font-size-asian="10.5pt" style:font-size-complex="10.5pt"/>
    </style:style>
    <style:style style:name="P132" style:family="paragraph" style:parent-style-name="Standard" style:list-style-name="L2">
      <style:text-properties style:use-window-font-color="true" style:font-name="Times New Roman" fo:font-size="10.5pt" fo:font-weight="normal" officeooo:rsid="0046cb21" officeooo:paragraph-rsid="000d5980" fo:background-color="transparent" style:font-size-asian="10.5pt" style:font-size-complex="10.5pt"/>
    </style:style>
    <style:style style:name="P133" style:family="paragraph" style:parent-style-name="Standard" style:list-style-name="L9">
      <style:text-properties style:use-window-font-color="true" style:font-name="Times New Roman" fo:font-size="10.5pt" fo:font-weight="normal" officeooo:rsid="0046cb21" officeooo:paragraph-rsid="0042de02" fo:background-color="transparent" style:font-size-asian="10.5pt" style:font-size-complex="10.5pt"/>
    </style:style>
    <style:style style:name="P134" style:family="paragraph" style:parent-style-name="Standard" style:list-style-name="L2">
      <style:text-properties style:use-window-font-color="true" style:font-name="Times New Roman" fo:font-size="10.5pt" fo:font-weight="normal" officeooo:rsid="0046dd4c" officeooo:paragraph-rsid="000d5980" fo:background-color="transparent" style:font-size-asian="10.5pt" style:font-size-complex="10.5pt"/>
    </style:style>
    <style:style style:name="P135" style:family="paragraph" style:parent-style-name="Standard" style:list-style-name="L9">
      <style:text-properties style:use-window-font-color="true" style:font-name="Times New Roman" fo:font-size="10.5pt" fo:font-weight="normal" officeooo:rsid="0046dd4c" officeooo:paragraph-rsid="0042de02" fo:background-color="transparent" style:font-size-asian="10.5pt" style:font-size-complex="10.5pt"/>
    </style:style>
    <style:style style:name="P136" style:family="paragraph" style:parent-style-name="Standard" style:list-style-name="L2">
      <style:text-properties style:use-window-font-color="true" style:font-name="Times New Roman" fo:font-size="10.5pt" fo:font-weight="normal" officeooo:rsid="00507e20" officeooo:paragraph-rsid="000d5980" fo:background-color="transparent" style:font-size-asian="10.5pt" style:font-size-complex="10.5pt"/>
    </style:style>
    <style:style style:name="P137" style:family="paragraph" style:parent-style-name="Standard" style:list-style-name="L9">
      <style:text-properties style:use-window-font-color="true" style:font-name="Times New Roman" fo:font-size="10.5pt" fo:font-weight="normal" officeooo:rsid="00507e20" officeooo:paragraph-rsid="0042de02" fo:background-color="transparent" style:font-size-asian="10.5pt" style:font-size-complex="10.5pt"/>
    </style:style>
    <style:style style:name="P138" style:family="paragraph" style:parent-style-name="Standard" style:list-style-name="L9">
      <style:text-properties style:use-window-font-color="true" style:font-name="Times New Roman" fo:font-size="10.5pt" fo:font-weight="normal" officeooo:rsid="00507e20" officeooo:paragraph-rsid="00448f05" fo:background-color="transparent" style:font-size-asian="10.5pt" style:font-size-complex="10.5pt"/>
    </style:style>
    <style:style style:name="P139" style:family="paragraph" style:parent-style-name="Standard" style:list-style-name="L2">
      <style:text-properties style:use-window-font-color="true" style:font-name="Times New Roman" fo:font-size="10.5pt" fo:font-weight="normal" officeooo:rsid="0050db9a" officeooo:paragraph-rsid="000d5980" fo:background-color="transparent" style:font-size-asian="10.5pt" style:font-size-complex="10.5pt"/>
    </style:style>
    <style:style style:name="P140" style:family="paragraph" style:parent-style-name="Standard" style:list-style-name="L9">
      <style:text-properties style:use-window-font-color="true" style:font-name="Times New Roman" fo:font-size="10.5pt" fo:font-weight="normal" officeooo:rsid="0050db9a" officeooo:paragraph-rsid="0042de02" fo:background-color="transparent" style:font-size-asian="10.5pt" style:font-size-complex="10.5pt"/>
    </style:style>
    <style:style style:name="P141" style:family="paragraph" style:parent-style-name="Standard" style:list-style-name="L2">
      <style:text-properties style:use-window-font-color="true" style:font-name="Times New Roman" fo:font-size="10.5pt" fo:font-weight="normal" officeooo:rsid="00523509" officeooo:paragraph-rsid="000d5980" fo:background-color="transparent" style:font-size-asian="10.5pt" style:font-size-complex="10.5pt"/>
    </style:style>
    <style:style style:name="P142" style:family="paragraph" style:parent-style-name="Standard" style:list-style-name="L9">
      <style:text-properties style:use-window-font-color="true" style:font-name="Times New Roman" fo:font-size="10.5pt" fo:font-weight="normal" officeooo:rsid="00523509" officeooo:paragraph-rsid="0042de02" fo:background-color="transparent" style:font-size-asian="10.5pt" style:font-size-complex="10.5pt"/>
    </style:style>
    <style:style style:name="P143" style:family="paragraph" style:parent-style-name="Standard" style:list-style-name="L2">
      <style:text-properties style:use-window-font-color="true" style:font-name="Times New Roman" fo:font-size="10.5pt" fo:font-weight="normal" officeooo:rsid="0052c387" officeooo:paragraph-rsid="000d5980" fo:background-color="transparent" style:font-size-asian="10.5pt" style:font-size-complex="10.5pt"/>
    </style:style>
    <style:style style:name="P144" style:family="paragraph" style:parent-style-name="Standard" style:list-style-name="L9">
      <style:text-properties style:use-window-font-color="true" style:font-name="Times New Roman" fo:font-size="10.5pt" fo:font-weight="normal" officeooo:rsid="0052c387" officeooo:paragraph-rsid="0042de02" fo:background-color="transparent" style:font-size-asian="10.5pt" style:font-size-complex="10.5pt"/>
    </style:style>
    <style:style style:name="P145" style:family="paragraph" style:parent-style-name="Standard" style:list-style-name="L2">
      <style:text-properties style:use-window-font-color="true" style:font-name="Times New Roman" fo:font-size="10.5pt" fo:font-weight="normal" officeooo:rsid="00540ae1" officeooo:paragraph-rsid="000d5980" fo:background-color="transparent" style:font-size-asian="10.5pt" style:font-size-complex="10.5pt"/>
    </style:style>
    <style:style style:name="P146" style:family="paragraph" style:parent-style-name="Standard" style:list-style-name="L9">
      <style:text-properties style:use-window-font-color="true" style:font-name="Times New Roman" fo:font-size="10.5pt" fo:font-weight="normal" officeooo:rsid="00540ae1" officeooo:paragraph-rsid="0042de02" fo:background-color="transparent" style:font-size-asian="10.5pt" style:font-size-complex="10.5pt"/>
    </style:style>
    <style:style style:name="P147" style:family="paragraph" style:parent-style-name="Standard" style:list-style-name="L2">
      <style:text-properties style:use-window-font-color="true" style:font-name="Times New Roman" fo:font-size="10.5pt" fo:font-weight="normal" officeooo:rsid="0055ff32" officeooo:paragraph-rsid="000d5980" fo:background-color="transparent" style:font-size-asian="10.5pt" style:font-size-complex="10.5pt"/>
    </style:style>
    <style:style style:name="P148" style:family="paragraph" style:parent-style-name="Standard" style:list-style-name="L2">
      <style:text-properties style:use-window-font-color="true" style:font-name="Times New Roman" fo:font-size="10.5pt" fo:font-weight="normal" officeooo:rsid="000d5980" officeooo:paragraph-rsid="000d5980" fo:background-color="transparent" style:font-size-asian="10.5pt" style:font-size-complex="10.5pt"/>
    </style:style>
    <style:style style:name="P149" style:family="paragraph" style:parent-style-name="Standard" style:list-style-name="L2">
      <style:text-properties style:use-window-font-color="true" style:font-name="Times New Roman" fo:font-size="10.5pt" fo:font-weight="normal" officeooo:rsid="0014de17" officeooo:paragraph-rsid="0014de17" fo:background-color="transparent" style:font-size-asian="10.5pt" style:font-size-complex="10.5pt"/>
    </style:style>
    <style:style style:name="P150" style:family="paragraph" style:parent-style-name="Standard" style:list-style-name="L2">
      <style:text-properties style:use-window-font-color="true" style:font-name="Times New Roman" fo:font-size="10.5pt" fo:font-weight="normal" officeooo:rsid="0013f5cc" officeooo:paragraph-rsid="0014de17" fo:background-color="transparent" style:font-size-asian="10.5pt" style:font-size-complex="10.5pt"/>
    </style:style>
    <style:style style:name="P151" style:family="paragraph" style:parent-style-name="Standard" style:list-style-name="L9">
      <style:text-properties style:use-window-font-color="true" style:font-name="Times New Roman" fo:font-size="10.5pt" fo:font-weight="normal" officeooo:rsid="0013f5cc" officeooo:paragraph-rsid="0046f1aa" fo:background-color="transparent" style:font-size-asian="10.5pt" style:font-size-complex="10.5pt"/>
    </style:style>
    <style:style style:name="P152" style:family="paragraph" style:parent-style-name="Standard" style:list-style-name="L2">
      <style:text-properties style:use-window-font-color="true" style:font-name="Times New Roman" fo:font-size="10.5pt" fo:font-weight="normal" officeooo:rsid="0011bbdf" officeooo:paragraph-rsid="0011bbdf" fo:background-color="transparent" style:font-size-asian="10.5pt" style:font-size-complex="10.5pt"/>
    </style:style>
    <style:style style:name="P153" style:family="paragraph" style:parent-style-name="Standard" style:list-style-name="L2">
      <style:text-properties style:use-window-font-color="true" style:font-name="Times New Roman" fo:font-size="10.5pt" fo:font-weight="normal" officeooo:rsid="00227ec2" officeooo:paragraph-rsid="0011bbdf" fo:background-color="transparent" style:font-size-asian="10.5pt" style:font-size-complex="10.5pt"/>
    </style:style>
    <style:style style:name="P154" style:family="paragraph" style:parent-style-name="Standard" style:list-style-name="L3">
      <style:text-properties style:use-window-font-color="true" style:font-name="Times New Roman" fo:font-size="10.5pt" fo:font-weight="normal" officeooo:rsid="002ceb03" officeooo:paragraph-rsid="00049641" fo:background-color="transparent" style:font-size-asian="10.5pt" style:font-size-complex="10.5pt"/>
    </style:style>
    <style:style style:name="P155" style:family="paragraph" style:parent-style-name="Standard" style:list-style-name="L10">
      <style:text-properties style:use-window-font-color="true" style:font-name="Times New Roman" fo:font-size="10.5pt" fo:font-weight="normal" officeooo:rsid="002ceb03" officeooo:paragraph-rsid="0054bbb2" fo:background-color="transparent" style:font-size-asian="10.5pt" style:font-size-complex="10.5pt"/>
    </style:style>
    <style:style style:name="P156" style:family="paragraph" style:parent-style-name="Standard" style:list-style-name="L3">
      <style:text-properties style:use-window-font-color="true" style:font-name="Times New Roman" fo:font-size="10.5pt" fo:font-weight="normal" officeooo:rsid="002ff219" officeooo:paragraph-rsid="00049641" fo:background-color="transparent" style:font-size-asian="10.5pt" style:font-size-complex="10.5pt"/>
    </style:style>
    <style:style style:name="P157" style:family="paragraph" style:parent-style-name="Standard" style:list-style-name="L10">
      <style:text-properties style:use-window-font-color="true" style:font-name="Times New Roman" fo:font-size="10.5pt" fo:font-weight="normal" officeooo:rsid="002ff219" officeooo:paragraph-rsid="0054bbb2" fo:background-color="transparent" style:font-size-asian="10.5pt" style:font-size-complex="10.5pt"/>
    </style:style>
    <style:style style:name="P158" style:family="paragraph" style:parent-style-name="Standard" style:list-style-name="L3">
      <style:text-properties style:use-window-font-color="true" style:font-name="Times New Roman" fo:font-size="10.5pt" fo:font-weight="normal" officeooo:rsid="0033d68f" officeooo:paragraph-rsid="00049641" fo:background-color="transparent" style:font-size-asian="10.5pt" style:font-size-complex="10.5pt"/>
    </style:style>
    <style:style style:name="P159" style:family="paragraph" style:parent-style-name="Standard" style:list-style-name="L10">
      <style:text-properties style:use-window-font-color="true" style:font-name="Times New Roman" fo:font-size="10.5pt" fo:font-weight="normal" officeooo:rsid="0033d68f" officeooo:paragraph-rsid="0054bbb2" fo:background-color="transparent" style:font-size-asian="10.5pt" style:font-size-complex="10.5pt"/>
    </style:style>
    <style:style style:name="P160" style:family="paragraph" style:parent-style-name="Standard" style:list-style-name="L3">
      <style:text-properties style:use-window-font-color="true" style:font-name="Times New Roman" fo:font-size="10.5pt" fo:font-weight="normal" officeooo:rsid="0034537b" officeooo:paragraph-rsid="000adf25" fo:background-color="transparent" style:font-size-asian="10.5pt" style:font-size-complex="10.5pt"/>
    </style:style>
    <style:style style:name="P161" style:family="paragraph" style:parent-style-name="Standard" style:list-style-name="L10">
      <style:text-properties style:use-window-font-color="true" style:font-name="Times New Roman" fo:font-size="10.5pt" fo:font-weight="normal" officeooo:rsid="0034537b" officeooo:paragraph-rsid="0054bbb2" fo:background-color="transparent" style:font-size-asian="10.5pt" style:font-size-complex="10.5pt"/>
    </style:style>
    <style:style style:name="P162" style:family="paragraph" style:parent-style-name="Standard" style:list-style-name="L10">
      <style:paragraph-properties style:line-height-at-least="0.503cm"/>
      <style:text-properties style:use-window-font-color="true" style:font-name="Times New Roman" fo:font-size="10.5pt" fo:font-weight="normal" officeooo:rsid="0034537b" officeooo:paragraph-rsid="0054bbb2" fo:background-color="transparent" style:font-size-asian="10.5pt" style:font-size-complex="10.5pt"/>
    </style:style>
    <style:style style:name="P163" style:family="paragraph" style:parent-style-name="Standard" style:list-style-name="L3">
      <style:text-properties style:use-window-font-color="true" style:font-name="Times New Roman" fo:font-size="10.5pt" fo:font-weight="normal" officeooo:rsid="000adf25" officeooo:paragraph-rsid="000adf25" fo:background-color="transparent" style:font-size-asian="10.5pt" style:font-size-complex="10.5pt"/>
    </style:style>
    <style:style style:name="P164" style:family="paragraph" style:parent-style-name="Standard" style:list-style-name="L10">
      <style:text-properties style:use-window-font-color="true" style:font-name="Times New Roman" fo:font-size="10.5pt" fo:font-weight="normal" officeooo:rsid="000adf25" officeooo:paragraph-rsid="0054bbb2" fo:background-color="transparent" style:font-size-asian="10.5pt" style:font-size-complex="10.5pt"/>
    </style:style>
    <style:style style:name="P165" style:family="paragraph" style:parent-style-name="Standard" style:list-style-name="L3">
      <style:text-properties style:use-window-font-color="true" style:font-name="Times New Roman" fo:font-size="10.5pt" fo:font-weight="normal" officeooo:rsid="00182de4" officeooo:paragraph-rsid="00164982" fo:background-color="transparent" style:font-size-asian="10.5pt" style:font-size-complex="10.5pt"/>
    </style:style>
    <style:style style:name="P166" style:family="paragraph" style:parent-style-name="Standard" style:list-style-name="L10">
      <style:text-properties style:use-window-font-color="true" style:font-name="Times New Roman" fo:font-size="10.5pt" fo:font-weight="normal" officeooo:rsid="00182de4" officeooo:paragraph-rsid="0054bbb2" fo:background-color="transparent" style:font-size-asian="10.5pt" style:font-size-complex="10.5pt"/>
    </style:style>
    <style:style style:name="P167" style:family="paragraph" style:parent-style-name="Standard" style:list-style-name="L3">
      <style:text-properties style:use-window-font-color="true" style:font-name="Times New Roman" fo:font-size="10.5pt" fo:font-weight="normal" officeooo:rsid="0020ed9b" officeooo:paragraph-rsid="00164982" fo:background-color="transparent" style:font-size-asian="10.5pt" style:font-size-complex="10.5pt"/>
    </style:style>
    <style:style style:name="P168" style:family="paragraph" style:parent-style-name="Standard" style:list-style-name="L4">
      <style:text-properties style:use-window-font-color="true" style:font-name="Times New Roman" fo:font-size="10.5pt" fo:font-weight="normal" officeooo:rsid="0020ed9b" officeooo:paragraph-rsid="000c93fb" fo:background-color="transparent" style:font-size-asian="10.5pt" style:font-size-complex="10.5pt"/>
    </style:style>
    <style:style style:name="P169" style:family="paragraph" style:parent-style-name="Standard" style:list-style-name="L10">
      <style:text-properties style:use-window-font-color="true" style:font-name="Times New Roman" fo:font-size="10.5pt" fo:font-weight="normal" officeooo:rsid="0020ed9b" officeooo:paragraph-rsid="0054bbb2" fo:background-color="transparent" style:font-size-asian="10.5pt" style:font-size-complex="10.5pt"/>
    </style:style>
    <style:style style:name="P170" style:family="paragraph" style:parent-style-name="Standard" style:list-style-name="L3">
      <style:text-properties style:use-window-font-color="true" style:font-name="Times New Roman" fo:font-size="10.5pt" fo:font-weight="normal" officeooo:paragraph-rsid="0018662c" fo:background-color="transparent" style:font-size-asian="10.5pt" style:font-size-complex="10.5pt"/>
    </style:style>
    <style:style style:name="P171" style:family="paragraph" style:parent-style-name="Standard" style:list-style-name="L3">
      <style:text-properties style:use-window-font-color="true" style:font-name="Times New Roman" fo:font-size="10.5pt" fo:font-weight="normal" officeooo:paragraph-rsid="00049641" fo:background-color="transparent" style:font-size-asian="10.5pt" style:font-size-complex="10.5pt"/>
    </style:style>
    <style:style style:name="P172" style:family="paragraph" style:parent-style-name="Standard" style:list-style-name="L3">
      <style:text-properties style:use-window-font-color="true" style:font-name="Times New Roman" fo:font-size="10.5pt" fo:font-weight="normal" officeooo:rsid="00164982" officeooo:paragraph-rsid="00164982" fo:background-color="transparent" style:font-size-asian="10.5pt" style:font-size-complex="10.5pt"/>
    </style:style>
    <style:style style:name="P173" style:family="paragraph" style:parent-style-name="Standard" style:list-style-name="L10">
      <style:text-properties style:use-window-font-color="true" style:font-name="Times New Roman" fo:font-size="10.5pt" fo:font-weight="normal" officeooo:rsid="00164982" officeooo:paragraph-rsid="0054bbb2" fo:background-color="transparent" style:font-size-asian="10.5pt" style:font-size-complex="10.5pt"/>
    </style:style>
    <style:style style:name="P174" style:family="paragraph" style:parent-style-name="Standard" style:list-style-name="L3">
      <style:text-properties style:use-window-font-color="true" style:font-name="Times New Roman" fo:font-size="10.5pt" fo:font-weight="normal" officeooo:rsid="00204723" officeooo:paragraph-rsid="00204723" fo:background-color="transparent" style:font-size-asian="10.5pt" style:font-size-complex="10.5pt"/>
    </style:style>
    <style:style style:name="P175" style:family="paragraph" style:parent-style-name="Standard" style:list-style-name="L10">
      <style:text-properties style:use-window-font-color="true" style:font-name="Times New Roman" fo:font-size="10.5pt" fo:font-weight="normal" officeooo:rsid="00204723" officeooo:paragraph-rsid="0054bbb2" fo:background-color="transparent" style:font-size-asian="10.5pt" style:font-size-complex="10.5pt"/>
    </style:style>
    <style:style style:name="P176" style:family="paragraph" style:parent-style-name="Standard" style:list-style-name="L3">
      <style:text-properties style:use-window-font-color="true" style:font-name="Times New Roman" fo:font-size="10.5pt" fo:font-weight="normal" officeooo:rsid="00301d73" officeooo:paragraph-rsid="00049641" fo:background-color="transparent" style:font-size-asian="10.5pt" style:font-size-complex="10.5pt"/>
    </style:style>
    <style:style style:name="P177" style:family="paragraph" style:parent-style-name="Standard" style:list-style-name="L10">
      <style:text-properties style:use-window-font-color="true" style:font-name="Times New Roman" fo:font-size="10.5pt" fo:font-weight="normal" officeooo:rsid="00301d73" officeooo:paragraph-rsid="0054bbb2" fo:background-color="transparent" style:font-size-asian="10.5pt" style:font-size-complex="10.5pt"/>
    </style:style>
    <style:style style:name="P178" style:family="paragraph" style:parent-style-name="Standard" style:list-style-name="L3">
      <style:text-properties style:use-window-font-color="true" style:font-name="Times New Roman" fo:font-size="10.5pt" fo:font-weight="normal" officeooo:rsid="00174fc8" officeooo:paragraph-rsid="00174fc8" fo:background-color="transparent" style:font-size-asian="10.5pt" style:font-size-complex="10.5pt"/>
    </style:style>
    <style:style style:name="P179" style:family="paragraph" style:parent-style-name="Standard" style:list-style-name="L3">
      <style:text-properties style:use-window-font-color="true" style:font-name="Times New Roman" fo:font-size="10.5pt" fo:font-weight="normal" officeooo:rsid="00251c4e" officeooo:paragraph-rsid="00251c4e" fo:background-color="transparent" style:font-size-asian="10.5pt" style:font-size-complex="10.5pt"/>
    </style:style>
    <style:style style:name="P180" style:family="paragraph" style:parent-style-name="Standard" style:list-style-name="L4">
      <style:text-properties style:use-window-font-color="true" style:font-name="Times New Roman" fo:font-size="10.5pt" fo:font-weight="normal" officeooo:rsid="001f39d7" officeooo:paragraph-rsid="000c93fb" fo:background-color="transparent" style:font-size-asian="10.5pt" style:font-size-complex="10.5pt"/>
    </style:style>
    <style:style style:name="P181" style:family="paragraph" style:parent-style-name="Standard" style:list-style-name="L4">
      <style:text-properties style:use-window-font-color="true" style:font-name="Times New Roman" fo:font-size="10.5pt" fo:font-weight="normal" officeooo:rsid="001fab1b" officeooo:paragraph-rsid="000c93fb" fo:background-color="transparent" style:font-size-asian="10.5pt" style:font-size-complex="10.5pt"/>
    </style:style>
    <style:style style:name="P182" style:family="paragraph" style:parent-style-name="Standard" style:list-style-name="L4">
      <style:text-properties style:use-window-font-color="true" style:font-name="Times New Roman" fo:font-size="10.5pt" fo:font-weight="normal" officeooo:rsid="002709d8" officeooo:paragraph-rsid="000c93fb" fo:background-color="transparent" style:font-size-asian="10.5pt" style:font-size-complex="10.5pt"/>
    </style:style>
    <style:style style:name="P183" style:family="paragraph" style:parent-style-name="Standard" style:list-style-name="L4">
      <style:text-properties style:use-window-font-color="true" style:font-name="Times New Roman" fo:font-size="10.5pt" fo:font-weight="normal" officeooo:rsid="0021f535" officeooo:paragraph-rsid="000c93fb" fo:background-color="transparent" style:font-size-asian="10.5pt" style:font-size-complex="10.5pt"/>
    </style:style>
    <style:style style:name="P184" style:family="paragraph" style:parent-style-name="Standard" style:list-style-name="L4">
      <style:text-properties style:use-window-font-color="true" style:font-name="Times New Roman" fo:font-size="10.5pt" fo:font-weight="normal" officeooo:rsid="00221518" officeooo:paragraph-rsid="000c93fb" fo:background-color="transparent" style:font-size-asian="10.5pt" style:font-size-complex="10.5pt"/>
    </style:style>
    <style:style style:name="P185" style:family="paragraph" style:parent-style-name="Standard" style:list-style-name="L4">
      <style:text-properties style:use-window-font-color="true" style:font-name="Times New Roman" fo:font-size="10.5pt" fo:font-weight="normal" officeooo:rsid="0024515f" officeooo:paragraph-rsid="000c93fb" fo:background-color="transparent" style:font-size-asian="10.5pt" style:font-size-complex="10.5pt"/>
    </style:style>
    <style:style style:name="P186" style:family="paragraph" style:parent-style-name="Standard" style:list-style-name="L5">
      <style:text-properties style:use-window-font-color="true" style:font-name="Times New Roman" fo:font-size="10.5pt" fo:font-weight="normal" officeooo:rsid="003731fc" officeooo:paragraph-rsid="00049641" fo:background-color="transparent" style:font-size-asian="10.5pt" style:font-size-complex="10.5pt"/>
    </style:style>
    <style:style style:name="P187" style:family="paragraph" style:parent-style-name="Standard" style:list-style-name="L5">
      <style:text-properties style:use-window-font-color="true" style:font-name="Times New Roman" fo:font-size="10.5pt" fo:font-weight="normal" officeooo:rsid="003744eb" officeooo:paragraph-rsid="00049641" fo:background-color="transparent" style:font-size-asian="10.5pt" style:font-size-complex="10.5pt"/>
    </style:style>
    <style:style style:name="P188" style:family="paragraph" style:parent-style-name="Standard" style:list-style-name="L5">
      <style:text-properties style:use-window-font-color="true" style:font-name="Times New Roman" fo:font-size="10.5pt" fo:font-weight="normal" officeooo:rsid="003867f5" officeooo:paragraph-rsid="00049641" fo:background-color="transparent" style:font-size-asian="10.5pt" style:font-size-complex="10.5pt"/>
    </style:style>
    <style:style style:name="P189" style:family="paragraph" style:parent-style-name="Standard" style:list-style-name="L5">
      <style:text-properties style:use-window-font-color="true" style:font-name="Times New Roman" fo:font-size="10.5pt" fo:font-weight="normal" officeooo:rsid="003a55f6" officeooo:paragraph-rsid="00049641" fo:background-color="transparent" style:font-size-asian="10.5pt" style:font-size-complex="10.5pt"/>
    </style:style>
    <style:style style:name="P190" style:family="paragraph" style:parent-style-name="Standard" style:list-style-name="L8">
      <style:text-properties style:use-window-font-color="true" style:font-name="Times New Roman" fo:font-size="10.5pt" fo:font-weight="normal" officeooo:rsid="0021c2cf" officeooo:paragraph-rsid="0021c2cf" fo:background-color="transparent" style:font-size-asian="10.5pt" style:font-size-complex="10.5pt"/>
    </style:style>
    <style:style style:name="P191" style:family="paragraph" style:parent-style-name="Standard" style:list-style-name="L8">
      <style:text-properties style:use-window-font-color="true" style:font-name="Times New Roman" fo:font-size="10.5pt" fo:font-weight="normal" officeooo:rsid="002300f9" officeooo:paragraph-rsid="002300f9" fo:background-color="transparent" style:font-size-asian="10.5pt" style:font-size-complex="10.5pt"/>
    </style:style>
    <style:style style:name="P192" style:family="paragraph" style:parent-style-name="Standard" style:list-style-name="L9">
      <style:text-properties style:use-window-font-color="true" style:font-name="Times New Roman" fo:font-size="10.5pt" fo:font-weight="normal" officeooo:rsid="00268a49" officeooo:paragraph-rsid="00268a49" fo:background-color="transparent" style:font-size-asian="10.5pt" style:font-size-complex="10.5pt"/>
    </style:style>
    <style:style style:name="P193" style:family="paragraph" style:parent-style-name="Standard" style:list-style-name="L9">
      <style:text-properties style:use-window-font-color="true" style:font-name="Times New Roman" fo:font-size="10.5pt" fo:font-weight="normal" officeooo:rsid="002c4bbe" officeooo:paragraph-rsid="002c4bbe" fo:background-color="transparent" style:font-size-asian="10.5pt" style:font-size-complex="10.5pt"/>
    </style:style>
    <style:style style:name="P194" style:family="paragraph" style:parent-style-name="Standard" style:list-style-name="L9">
      <style:text-properties style:use-window-font-color="true" style:font-name="Times New Roman" fo:font-size="10.5pt" fo:font-weight="normal" officeooo:rsid="002c4bbe" officeooo:paragraph-rsid="002c9ac0" fo:background-color="transparent" style:font-size-asian="10.5pt" style:font-size-complex="10.5pt"/>
    </style:style>
    <style:style style:name="P195" style:family="paragraph" style:parent-style-name="Standard" style:list-style-name="L9">
      <style:text-properties style:use-window-font-color="true" style:font-name="Times New Roman" fo:font-size="10.5pt" fo:font-weight="normal" officeooo:paragraph-rsid="002c4bbe" fo:background-color="transparent" style:font-size-asian="10.5pt" style:font-size-complex="10.5pt"/>
    </style:style>
    <style:style style:name="P196" style:family="paragraph" style:parent-style-name="Standard" style:list-style-name="L9">
      <style:text-properties style:use-window-font-color="true" style:font-name="Times New Roman" fo:font-size="10.5pt" fo:font-weight="normal" officeooo:paragraph-rsid="003b0bdf" fo:background-color="transparent" style:font-size-asian="10.5pt" style:font-size-complex="10.5pt"/>
    </style:style>
    <style:style style:name="P197" style:family="paragraph" style:parent-style-name="Standard" style:list-style-name="L9">
      <style:text-properties style:use-window-font-color="true" style:font-name="Times New Roman" fo:font-size="10.5pt" fo:font-weight="normal" officeooo:paragraph-rsid="0042de02" fo:background-color="transparent" style:font-size-asian="10.5pt" style:font-size-complex="10.5pt"/>
    </style:style>
    <style:style style:name="P198" style:family="paragraph" style:parent-style-name="Standard" style:list-style-name="L9">
      <style:text-properties style:use-window-font-color="true" style:font-name="Times New Roman" fo:font-size="10.5pt" fo:font-weight="normal" officeooo:paragraph-rsid="004d4bee" fo:background-color="transparent" style:font-size-asian="10.5pt" style:font-size-complex="10.5pt"/>
    </style:style>
    <style:style style:name="P199" style:family="paragraph" style:parent-style-name="Standard" style:list-style-name="L9">
      <style:text-properties style:use-window-font-color="true" style:font-name="Times New Roman" fo:font-size="10.5pt" fo:font-weight="normal" officeooo:paragraph-rsid="0040e8dd" fo:background-color="transparent" style:font-size-asian="10.5pt" style:font-size-complex="10.5pt"/>
    </style:style>
    <style:style style:name="P200" style:family="paragraph" style:parent-style-name="Standard" style:list-style-name="L9">
      <style:text-properties style:use-window-font-color="true" style:font-name="Times New Roman" fo:font-size="10.5pt" fo:font-weight="normal" officeooo:paragraph-rsid="0027fde4" fo:background-color="transparent" style:font-size-asian="10.5pt" style:font-size-complex="10.5pt"/>
    </style:style>
    <style:style style:name="P201" style:family="paragraph" style:parent-style-name="Standard" style:list-style-name="L9">
      <style:text-properties style:use-window-font-color="true" style:font-name="Times New Roman" fo:font-size="10.5pt" fo:font-weight="normal" officeooo:rsid="0034523b" officeooo:paragraph-rsid="0034523b" fo:background-color="transparent" style:font-size-asian="10.5pt" style:font-size-complex="10.5pt"/>
    </style:style>
    <style:style style:name="P202" style:family="paragraph" style:parent-style-name="Standard" style:list-style-name="L9">
      <style:text-properties style:use-window-font-color="true" style:font-name="Times New Roman" fo:font-size="10.5pt" fo:font-weight="normal" officeooo:rsid="0034523b" officeooo:paragraph-rsid="00345e26" fo:background-color="transparent" style:font-size-asian="10.5pt" style:font-size-complex="10.5pt"/>
    </style:style>
    <style:style style:name="P203" style:family="paragraph" style:parent-style-name="Standard" style:list-style-name="L9">
      <style:text-properties style:use-window-font-color="true" style:font-name="Times New Roman" fo:font-size="10.5pt" fo:font-weight="normal" officeooo:rsid="0034523b" officeooo:paragraph-rsid="003a49a3" fo:background-color="transparent" style:font-size-asian="10.5pt" style:font-size-complex="10.5pt"/>
    </style:style>
    <style:style style:name="P204" style:family="paragraph" style:parent-style-name="Standard" style:list-style-name="L9">
      <style:text-properties style:use-window-font-color="true" style:font-name="Times New Roman" fo:font-size="10.5pt" fo:font-weight="normal" officeooo:rsid="002e4c76" officeooo:paragraph-rsid="002e4c76" fo:background-color="transparent" style:font-size-asian="10.5pt" style:font-size-complex="10.5pt"/>
    </style:style>
    <style:style style:name="P205" style:family="paragraph" style:parent-style-name="Standard" style:list-style-name="L9">
      <style:text-properties style:use-window-font-color="true" style:font-name="Times New Roman" fo:font-size="10.5pt" fo:font-weight="normal" officeooo:rsid="002ee99e" officeooo:paragraph-rsid="002ee99e" fo:background-color="transparent" style:font-size-asian="10.5pt" style:font-size-complex="10.5pt"/>
    </style:style>
    <style:style style:name="P206" style:family="paragraph" style:parent-style-name="Standard" style:list-style-name="L9">
      <style:text-properties style:use-window-font-color="true" style:font-name="Times New Roman" fo:font-size="10.5pt" fo:font-weight="normal" officeooo:rsid="002f10ab" officeooo:paragraph-rsid="002f10ab" fo:background-color="transparent" style:font-size-asian="10.5pt" style:font-size-complex="10.5pt"/>
    </style:style>
    <style:style style:name="P207" style:family="paragraph" style:parent-style-name="Standard" style:list-style-name="L9">
      <style:text-properties style:use-window-font-color="true" style:font-name="Times New Roman" fo:font-size="10.5pt" fo:font-weight="normal" officeooo:rsid="002f10ab" officeooo:paragraph-rsid="00340154" fo:background-color="transparent" style:font-size-asian="10.5pt" style:font-size-complex="10.5pt"/>
    </style:style>
    <style:style style:name="P208" style:family="paragraph" style:parent-style-name="Standard" style:list-style-name="L9">
      <style:text-properties style:use-window-font-color="true" style:font-name="Times New Roman" fo:font-size="10.5pt" fo:font-weight="normal" officeooo:rsid="002f10ab" officeooo:paragraph-rsid="0034523b" fo:background-color="transparent" style:font-size-asian="10.5pt" style:font-size-complex="10.5pt"/>
    </style:style>
    <style:style style:name="P209" style:family="paragraph" style:parent-style-name="Standard" style:list-style-name="L9">
      <style:text-properties style:use-window-font-color="true" style:font-name="Times New Roman" fo:font-size="10.5pt" fo:font-weight="normal" officeooo:rsid="002f10ab" officeooo:paragraph-rsid="00345e26" fo:background-color="transparent" style:font-size-asian="10.5pt" style:font-size-complex="10.5pt"/>
    </style:style>
    <style:style style:name="P210" style:family="paragraph" style:parent-style-name="Standard" style:list-style-name="L9">
      <style:text-properties style:use-window-font-color="true" style:font-name="Times New Roman" fo:font-size="10.5pt" fo:font-weight="normal" officeooo:rsid="002f10ab" officeooo:paragraph-rsid="00382ae6" fo:background-color="transparent" style:font-size-asian="10.5pt" style:font-size-complex="10.5pt"/>
    </style:style>
    <style:style style:name="P211" style:family="paragraph" style:parent-style-name="Standard" style:list-style-name="L9">
      <style:text-properties style:use-window-font-color="true" style:font-name="Times New Roman" fo:font-size="10.5pt" fo:font-weight="normal" officeooo:rsid="002f10ab" officeooo:paragraph-rsid="003a49a3" fo:background-color="transparent" style:font-size-asian="10.5pt" style:font-size-complex="10.5pt"/>
    </style:style>
    <style:style style:name="P212" style:family="paragraph" style:parent-style-name="Standard" style:list-style-name="L9">
      <style:text-properties style:use-window-font-color="true" style:font-name="Times New Roman" fo:font-size="10.5pt" fo:font-weight="normal" officeooo:rsid="002f10ab" officeooo:paragraph-rsid="003daf9f" fo:background-color="transparent" style:font-size-asian="10.5pt" style:font-size-complex="10.5pt"/>
    </style:style>
    <style:style style:name="P213" style:family="paragraph" style:parent-style-name="Standard" style:list-style-name="L9">
      <style:text-properties style:use-window-font-color="true" style:font-name="Times New Roman" fo:font-size="10.5pt" fo:font-weight="normal" officeooo:rsid="002f10ab" officeooo:paragraph-rsid="003eb72e" fo:background-color="transparent" style:font-size-asian="10.5pt" style:font-size-complex="10.5pt"/>
    </style:style>
    <style:style style:name="P214" style:family="paragraph" style:parent-style-name="Standard" style:list-style-name="L9">
      <style:text-properties style:use-window-font-color="true" style:font-name="Times New Roman" fo:font-size="10.5pt" fo:font-weight="normal" officeooo:rsid="002f10ab" officeooo:paragraph-rsid="003eef43" fo:background-color="transparent" style:font-size-asian="10.5pt" style:font-size-complex="10.5pt"/>
    </style:style>
    <style:style style:name="P215" style:family="paragraph" style:parent-style-name="Standard" style:list-style-name="L9">
      <style:text-properties style:use-window-font-color="true" style:font-name="Times New Roman" fo:font-size="10.5pt" fo:font-weight="normal" officeooo:rsid="002f10ab" officeooo:paragraph-rsid="004d4bee" fo:background-color="transparent" style:font-size-asian="10.5pt" style:font-size-complex="10.5pt"/>
    </style:style>
    <style:style style:name="P216" style:family="paragraph" style:parent-style-name="Standard" style:list-style-name="L9">
      <style:text-properties style:use-window-font-color="true" style:font-name="Times New Roman" fo:font-size="10.5pt" fo:font-weight="normal" officeooo:rsid="003020e5" officeooo:paragraph-rsid="003020e5" fo:background-color="transparent" style:font-size-asian="10.5pt" style:font-size-complex="10.5pt"/>
    </style:style>
    <style:style style:name="P217" style:family="paragraph" style:parent-style-name="Standard" style:list-style-name="L9">
      <style:text-properties style:use-window-font-color="true" style:font-name="Times New Roman" fo:font-size="10.5pt" fo:font-weight="normal" officeooo:rsid="003020e5" officeooo:paragraph-rsid="00340154" fo:background-color="transparent" style:font-size-asian="10.5pt" style:font-size-complex="10.5pt"/>
    </style:style>
    <style:style style:name="P218" style:family="paragraph" style:parent-style-name="Standard" style:list-style-name="L9">
      <style:text-properties style:use-window-font-color="true" style:font-name="Times New Roman" fo:font-size="10.5pt" fo:font-weight="normal" officeooo:rsid="003020e5" officeooo:paragraph-rsid="00382ae6" fo:background-color="transparent" style:font-size-asian="10.5pt" style:font-size-complex="10.5pt"/>
    </style:style>
    <style:style style:name="P219" style:family="paragraph" style:parent-style-name="Standard" style:list-style-name="L9">
      <style:text-properties style:use-window-font-color="true" style:font-name="Times New Roman" fo:font-size="10.5pt" fo:font-weight="normal" officeooo:rsid="00345e26" officeooo:paragraph-rsid="00345e26" fo:background-color="transparent" style:font-size-asian="10.5pt" style:font-size-complex="10.5pt"/>
    </style:style>
    <style:style style:name="P220" style:family="paragraph" style:parent-style-name="Standard" style:list-style-name="L9">
      <style:text-properties style:use-window-font-color="true" style:font-name="Times New Roman" fo:font-size="10.5pt" fo:font-weight="normal" officeooo:rsid="00345e26" officeooo:paragraph-rsid="0039a01d" fo:background-color="transparent" style:font-size-asian="10.5pt" style:font-size-complex="10.5pt"/>
    </style:style>
    <style:style style:name="P221" style:family="paragraph" style:parent-style-name="Standard" style:list-style-name="L9">
      <style:text-properties style:use-window-font-color="true" style:font-name="Times New Roman" fo:font-size="10.5pt" fo:font-weight="normal" officeooo:rsid="00345e26" officeooo:paragraph-rsid="003a49a3" fo:background-color="transparent" style:font-size-asian="10.5pt" style:font-size-complex="10.5pt"/>
    </style:style>
    <style:style style:name="P222" style:family="paragraph" style:parent-style-name="Standard" style:list-style-name="L9">
      <style:text-properties style:use-window-font-color="true" style:font-name="Times New Roman" fo:font-size="10.5pt" fo:font-weight="normal" officeooo:rsid="00345e26" officeooo:paragraph-rsid="003daf9f" fo:background-color="transparent" style:font-size-asian="10.5pt" style:font-size-complex="10.5pt"/>
    </style:style>
    <style:style style:name="P223" style:family="paragraph" style:parent-style-name="Standard" style:list-style-name="L9">
      <style:text-properties style:use-window-font-color="true" style:font-name="Times New Roman" fo:font-size="10.5pt" fo:font-weight="normal" officeooo:rsid="00345e26" officeooo:paragraph-rsid="003eb72e" fo:background-color="transparent" style:font-size-asian="10.5pt" style:font-size-complex="10.5pt"/>
    </style:style>
    <style:style style:name="P224" style:family="paragraph" style:parent-style-name="Standard" style:list-style-name="L9">
      <style:text-properties style:use-window-font-color="true" style:font-name="Times New Roman" fo:font-size="10.5pt" fo:font-weight="normal" officeooo:rsid="00345e26" officeooo:paragraph-rsid="003eef43" fo:background-color="transparent" style:font-size-asian="10.5pt" style:font-size-complex="10.5pt"/>
    </style:style>
    <style:style style:name="P225" style:family="paragraph" style:parent-style-name="Standard" style:list-style-name="L9">
      <style:text-properties style:use-window-font-color="true" style:font-name="Times New Roman" fo:font-size="10.5pt" fo:font-weight="normal" officeooo:rsid="00345e26" officeooo:paragraph-rsid="004d4bee" fo:background-color="transparent" style:font-size-asian="10.5pt" style:font-size-complex="10.5pt"/>
    </style:style>
    <style:style style:name="P226" style:family="paragraph" style:parent-style-name="Standard" style:list-style-name="L9">
      <style:text-properties style:use-window-font-color="true" style:font-name="Times New Roman" fo:font-size="10.5pt" fo:font-weight="normal" officeooo:rsid="00348aa6" officeooo:paragraph-rsid="00348aa6" fo:background-color="transparent" style:font-size-asian="10.5pt" style:font-size-complex="10.5pt"/>
    </style:style>
    <style:style style:name="P227" style:family="paragraph" style:parent-style-name="Standard" style:list-style-name="L9">
      <style:text-properties style:use-window-font-color="true" style:font-name="Times New Roman" fo:font-size="10.5pt" fo:font-weight="normal" officeooo:rsid="003a49a3" officeooo:paragraph-rsid="003daf9f" fo:background-color="transparent" style:font-size-asian="10.5pt" style:font-size-complex="10.5pt"/>
    </style:style>
    <style:style style:name="P228" style:family="paragraph" style:parent-style-name="Standard" style:list-style-name="L9">
      <style:text-properties style:use-window-font-color="true" style:font-name="Times New Roman" fo:font-size="10.5pt" fo:font-weight="normal" officeooo:rsid="003a49a3" officeooo:paragraph-rsid="003eb72e" fo:background-color="transparent" style:font-size-asian="10.5pt" style:font-size-complex="10.5pt"/>
    </style:style>
    <style:style style:name="P229" style:family="paragraph" style:parent-style-name="Standard" style:list-style-name="L9">
      <style:text-properties style:use-window-font-color="true" style:font-name="Times New Roman" fo:font-size="10.5pt" fo:font-weight="normal" officeooo:rsid="003a49a3" officeooo:paragraph-rsid="003eef43" fo:background-color="transparent" style:font-size-asian="10.5pt" style:font-size-complex="10.5pt"/>
    </style:style>
    <style:style style:name="P230" style:family="paragraph" style:parent-style-name="Standard" style:list-style-name="L9">
      <style:text-properties style:use-window-font-color="true" style:font-name="Times New Roman" fo:font-size="10.5pt" fo:font-weight="normal" officeooo:rsid="003daf9f" officeooo:paragraph-rsid="003daf9f" fo:background-color="transparent" style:font-size-asian="10.5pt" style:font-size-complex="10.5pt"/>
    </style:style>
    <style:style style:name="P231" style:family="paragraph" style:parent-style-name="Standard" style:list-style-name="L9">
      <style:text-properties style:use-window-font-color="true" style:font-name="Times New Roman" fo:font-size="10.5pt" fo:font-weight="normal" officeooo:rsid="003daf9f" officeooo:paragraph-rsid="003eb72e" fo:background-color="transparent" style:font-size-asian="10.5pt" style:font-size-complex="10.5pt"/>
    </style:style>
    <style:style style:name="P232" style:family="paragraph" style:parent-style-name="Standard" style:list-style-name="L9">
      <style:text-properties style:use-window-font-color="true" style:font-name="Times New Roman" fo:font-size="10.5pt" fo:font-weight="normal" officeooo:rsid="003daf9f" officeooo:paragraph-rsid="003eef43" fo:background-color="transparent" style:font-size-asian="10.5pt" style:font-size-complex="10.5pt"/>
    </style:style>
    <style:style style:name="P233" style:family="paragraph" style:parent-style-name="Standard" style:list-style-name="L9">
      <style:text-properties style:use-window-font-color="true" style:font-name="Times New Roman" fo:font-size="10.5pt" fo:font-weight="normal" officeooo:rsid="003b0bdf" officeooo:paragraph-rsid="003b0bdf" fo:background-color="transparent" style:font-size-asian="10.5pt" style:font-size-complex="10.5pt"/>
    </style:style>
    <style:style style:name="P234" style:family="paragraph" style:parent-style-name="Standard" style:list-style-name="L9">
      <style:text-properties style:use-window-font-color="true" style:font-name="Times New Roman" fo:font-size="10.5pt" fo:font-weight="normal" officeooo:rsid="003640b1" officeooo:paragraph-rsid="003640b1" fo:background-color="transparent" style:font-size-asian="10.5pt" style:font-size-complex="10.5pt"/>
    </style:style>
    <style:style style:name="P235" style:family="paragraph" style:parent-style-name="Standard" style:list-style-name="L9">
      <style:text-properties style:use-window-font-color="true" style:font-name="Times New Roman" fo:font-size="10.5pt" fo:font-weight="normal" officeooo:rsid="0027fde4" officeooo:paragraph-rsid="0027fde4" fo:background-color="transparent" style:font-size-asian="10.5pt" style:font-size-complex="10.5pt"/>
    </style:style>
    <style:style style:name="P236" style:family="paragraph" style:parent-style-name="Standard" style:list-style-name="L9">
      <style:text-properties style:use-window-font-color="true" style:font-name="Times New Roman" fo:font-size="10.5pt" fo:font-weight="normal" officeooo:rsid="0040e8dd" officeooo:paragraph-rsid="0040e8dd" fo:background-color="transparent" style:font-size-asian="10.5pt" style:font-size-complex="10.5pt"/>
    </style:style>
    <style:style style:name="P237" style:family="paragraph" style:parent-style-name="Standard" style:list-style-name="L9">
      <style:text-properties style:use-window-font-color="true" style:font-name="Times New Roman" fo:font-size="10.5pt" fo:font-weight="normal" officeooo:rsid="0051987c" officeooo:paragraph-rsid="0051987c" fo:background-color="transparent" style:font-size-asian="10.5pt" style:font-size-complex="10.5pt"/>
    </style:style>
    <style:style style:name="P238" style:family="paragraph" style:parent-style-name="Standard" style:list-style-name="L9">
      <style:text-properties style:use-window-font-color="true" style:font-name="Times New Roman" fo:font-size="10.5pt" fo:font-weight="normal" officeooo:rsid="004f4786" officeooo:paragraph-rsid="004f4786" fo:background-color="transparent" style:font-size-asian="10.5pt" style:font-size-complex="10.5pt"/>
    </style:style>
    <style:style style:name="P239" style:family="paragraph" style:parent-style-name="Standard" style:list-style-name="L9">
      <style:text-properties style:use-window-font-color="true" style:font-name="Times New Roman" fo:font-size="10.5pt" fo:font-weight="normal" officeooo:rsid="004f4786" officeooo:paragraph-rsid="0050d8ec" fo:background-color="transparent" style:font-size-asian="10.5pt" style:font-size-complex="10.5pt"/>
    </style:style>
    <style:style style:name="P240" style:family="paragraph" style:parent-style-name="Standard" style:list-style-name="L10">
      <style:text-properties style:use-window-font-color="true" style:font-name="Times New Roman" fo:font-size="10.5pt" fo:font-weight="normal" officeooo:rsid="0054bbb2" officeooo:paragraph-rsid="0054bbb2" fo:background-color="transparent" style:font-size-asian="10.5pt" style:font-size-complex="10.5pt"/>
    </style:style>
    <style:style style:name="P241" style:family="paragraph" style:parent-style-name="Standard" style:list-style-name="L10">
      <style:paragraph-properties style:line-height-at-least="0.503cm"/>
      <style:text-properties style:use-window-font-color="true" style:font-name="Times New Roman" fo:font-size="10.5pt" fo:font-weight="normal" officeooo:paragraph-rsid="0054bbb2" fo:background-color="transparent" style:font-size-asian="10.5pt" style:font-size-complex="10.5pt"/>
    </style:style>
    <style:style style:name="P242" style:family="paragraph" style:parent-style-name="Standard" style:list-style-name="L10">
      <style:text-properties style:use-window-font-color="true" style:font-name="Times New Roman" fo:font-size="10.5pt" fo:font-weight="normal" officeooo:rsid="005a7821" officeooo:paragraph-rsid="005a7821" fo:background-color="transparent" style:font-size-asian="10.5pt" style:font-size-complex="10.5pt"/>
    </style:style>
    <style:style style:name="P243" style:family="paragraph" style:parent-style-name="Standard" style:list-style-name="L10">
      <style:text-properties style:use-window-font-color="true" style:font-name="Times New Roman" fo:font-size="10.5pt" fo:font-weight="normal" officeooo:rsid="00620071" officeooo:paragraph-rsid="00620071" fo:background-color="transparent" style:font-size-asian="10.5pt" style:font-size-complex="10.5pt"/>
    </style:style>
    <style:style style:name="P244" style:family="paragraph" style:parent-style-name="Standard" style:list-style-name="L11">
      <style:text-properties style:use-window-font-color="true" style:font-name="Times New Roman" fo:font-size="10.5pt" fo:font-weight="normal" officeooo:rsid="00729e0a" officeooo:paragraph-rsid="00729e0a" fo:background-color="transparent" style:font-size-asian="10.5pt" style:font-size-complex="10.5pt"/>
    </style:style>
    <style:style style:name="P245" style:family="paragraph" style:parent-style-name="Standard" style:list-style-name="L12">
      <style:text-properties style:use-window-font-color="true" style:font-name="Times New Roman" fo:font-size="10.5pt" fo:font-weight="normal" officeooo:rsid="00729e0a" officeooo:paragraph-rsid="00729e0a" fo:background-color="transparent" style:font-size-asian="10.5pt" style:font-size-complex="10.5pt"/>
    </style:style>
    <style:style style:name="P246" style:family="paragraph" style:parent-style-name="Standard" style:list-style-name="L12">
      <style:text-properties style:use-window-font-color="true" style:font-name="Times New Roman" fo:font-size="10.5pt" fo:font-weight="normal" officeooo:rsid="00729e0a" officeooo:paragraph-rsid="00738def" fo:background-color="transparent" style:font-size-asian="10.5pt" style:font-size-complex="10.5pt"/>
    </style:style>
    <style:style style:name="P247" style:family="paragraph" style:parent-style-name="Standard" style:list-style-name="L14">
      <style:text-properties style:use-window-font-color="true" style:font-name="Times New Roman" fo:font-size="10.5pt" fo:font-weight="normal" officeooo:rsid="006bdd0e" officeooo:paragraph-rsid="006bdd0e" fo:background-color="transparent" style:font-size-asian="10.5pt" style:font-size-complex="10.5pt"/>
    </style:style>
    <style:style style:name="P248" style:family="paragraph" style:parent-style-name="Standard" style:list-style-name="L15">
      <style:text-properties style:use-window-font-color="true" style:font-name="Times New Roman" fo:font-size="10.5pt" fo:font-weight="normal" officeooo:rsid="007b4032" officeooo:paragraph-rsid="007c5c41" fo:background-color="transparent" style:font-size-asian="10.5pt" style:font-size-complex="10.5pt"/>
    </style:style>
    <style:style style:name="P249" style:family="paragraph" style:parent-style-name="Standard" style:list-style-name="L15">
      <style:text-properties style:use-window-font-color="true" style:font-name="Times New Roman" fo:font-size="10.5pt" fo:font-weight="normal" officeooo:rsid="007d2074" officeooo:paragraph-rsid="007d2074" fo:background-color="transparent" style:font-size-asian="10.5pt" style:font-size-complex="10.5pt"/>
    </style:style>
    <style:style style:name="P250" style:family="paragraph" style:parent-style-name="Standard" style:list-style-name="L15">
      <style:text-properties style:use-window-font-color="true" style:font-name="Times New Roman" fo:font-size="10.5pt" fo:font-weight="normal" officeooo:rsid="007450cb" officeooo:paragraph-rsid="007450cb" fo:background-color="transparent" style:font-size-asian="10.5pt" style:font-size-complex="10.5pt"/>
    </style:style>
    <style:style style:name="P251" style:family="paragraph" style:parent-style-name="Standard" style:list-style-name="L15">
      <style:text-properties style:use-window-font-color="true" style:font-name="Times New Roman" fo:font-size="10.5pt" fo:font-weight="normal" officeooo:rsid="007450cb" officeooo:paragraph-rsid="00845c82" fo:background-color="transparent" style:font-size-asian="10.5pt" style:font-size-complex="10.5pt"/>
    </style:style>
    <style:style style:name="P252" style:family="paragraph" style:parent-style-name="Standard" style:list-style-name="L15">
      <style:text-properties style:use-window-font-color="true" style:font-name="Times New Roman" fo:font-size="10.5pt" fo:font-weight="normal" officeooo:paragraph-rsid="0075f59d" fo:background-color="transparent" style:font-size-asian="10.5pt" style:font-size-complex="10.5pt"/>
    </style:style>
    <style:style style:name="P253" style:family="paragraph" style:parent-style-name="Standard" style:list-style-name="L15">
      <style:text-properties style:use-window-font-color="true" style:font-name="Times New Roman" fo:font-size="10.5pt" fo:font-weight="normal" officeooo:paragraph-rsid="00802bd4" fo:background-color="transparent" style:font-size-asian="10.5pt" style:font-size-complex="10.5pt"/>
    </style:style>
    <style:style style:name="P254" style:family="paragraph" style:parent-style-name="Standard" style:list-style-name="L15">
      <style:text-properties style:use-window-font-color="true" style:font-name="Times New Roman" fo:font-size="10.5pt" fo:font-weight="normal" officeooo:rsid="0077a576" officeooo:paragraph-rsid="0077a576" fo:background-color="transparent" style:font-size-asian="10.5pt" style:font-size-complex="10.5pt"/>
    </style:style>
    <style:style style:name="P255" style:family="paragraph" style:parent-style-name="Standard" style:list-style-name="L15">
      <style:text-properties style:use-window-font-color="true" style:font-name="Times New Roman" fo:font-size="10.5pt" fo:font-weight="normal" officeooo:rsid="0078ddee" officeooo:paragraph-rsid="0078ddee" fo:background-color="transparent" style:font-size-asian="10.5pt" style:font-size-complex="10.5pt"/>
    </style:style>
    <style:style style:name="P256" style:family="paragraph" style:parent-style-name="Standard" style:list-style-name="L16">
      <style:text-properties style:use-window-font-color="true" style:font-name="Times New Roman" fo:font-size="10.5pt" fo:font-weight="normal" officeooo:rsid="0078ddee" officeooo:paragraph-rsid="00845c82" fo:background-color="transparent" style:font-size-asian="10.5pt" style:font-size-complex="10.5pt"/>
    </style:style>
    <style:style style:name="P257" style:family="paragraph" style:parent-style-name="Standard" style:list-style-name="L15">
      <style:text-properties style:use-window-font-color="true" style:font-name="Times New Roman" fo:font-size="10.5pt" fo:font-weight="normal" officeooo:rsid="007f8fed" officeooo:paragraph-rsid="00801ac9" fo:background-color="transparent" style:font-size-asian="10.5pt" style:font-size-complex="10.5pt"/>
    </style:style>
    <style:style style:name="P258" style:family="paragraph" style:parent-style-name="Standard" style:list-style-name="L15">
      <style:text-properties style:use-window-font-color="true" style:font-name="Times New Roman" fo:font-size="10.5pt" fo:font-weight="normal" officeooo:rsid="0080fa5a" officeooo:paragraph-rsid="0080fa5a" fo:background-color="transparent" style:font-size-asian="10.5pt" style:font-size-complex="10.5pt"/>
    </style:style>
    <style:style style:name="P259" style:family="paragraph" style:parent-style-name="Standard" style:list-style-name="L15">
      <style:text-properties style:use-window-font-color="true" style:font-name="Times New Roman" fo:font-size="10.5pt" fo:font-weight="normal" officeooo:rsid="0075f59d" officeooo:paragraph-rsid="00845c82" fo:background-color="transparent" style:font-size-asian="10.5pt" style:font-size-complex="10.5pt"/>
    </style:style>
    <style:style style:name="P260" style:family="paragraph" style:parent-style-name="Standard" style:list-style-name="L16">
      <style:text-properties style:use-window-font-color="true" style:font-name="Times New Roman" fo:font-size="10.5pt" fo:font-weight="normal" officeooo:rsid="0082c2d1" officeooo:paragraph-rsid="0082c2d1" fo:background-color="transparent" style:font-size-asian="10.5pt" style:font-size-complex="10.5pt"/>
    </style:style>
    <style:style style:name="P261" style:family="paragraph" style:parent-style-name="Standard" style:list-style-name="L16">
      <style:text-properties style:use-window-font-color="true" style:font-name="Times New Roman" fo:font-size="10.5pt" fo:font-weight="normal" officeooo:rsid="008630aa" officeooo:paragraph-rsid="008630aa" fo:background-color="transparent" style:font-size-asian="10.5pt" style:font-size-complex="10.5pt"/>
    </style:style>
    <style:style style:name="P262" style:family="paragraph" style:parent-style-name="Standard" style:list-style-name="L16">
      <style:text-properties style:use-window-font-color="true" style:font-name="Times New Roman" fo:font-size="10.5pt" fo:font-weight="normal" officeooo:rsid="0088b58d" officeooo:paragraph-rsid="0088b58d" fo:background-color="transparent" style:font-size-asian="10.5pt" style:font-size-complex="10.5pt"/>
    </style:style>
    <style:style style:name="P263" style:family="paragraph" style:parent-style-name="Standard" style:list-style-name="L16">
      <style:text-properties style:use-window-font-color="true" style:font-name="Times New Roman" fo:font-size="10.5pt" fo:font-weight="normal" officeooo:rsid="00875341" officeooo:paragraph-rsid="00875341" fo:background-color="transparent" style:font-size-asian="10.5pt" style:font-size-complex="10.5pt"/>
    </style:style>
    <style:style style:name="P264" style:family="paragraph" style:parent-style-name="Standard" style:list-style-name="L17">
      <style:text-properties style:use-window-font-color="true" style:font-name="Times New Roman" fo:font-size="10.5pt" fo:font-weight="normal" officeooo:rsid="008cb695" officeooo:paragraph-rsid="008cb695" fo:background-color="transparent" style:font-size-asian="10.5pt" style:font-size-complex="10.5pt"/>
    </style:style>
    <style:style style:name="P265" style:family="paragraph" style:parent-style-name="Standard" style:list-style-name="L17">
      <style:text-properties style:use-window-font-color="true" style:font-name="Times New Roman" fo:font-size="10.5pt" fo:font-weight="normal" officeooo:rsid="008e7910" officeooo:paragraph-rsid="008e7910" fo:background-color="transparent" style:font-size-asian="10.5pt" style:font-size-complex="10.5pt"/>
    </style:style>
    <style:style style:name="P266" style:family="paragraph" style:parent-style-name="Standard" style:list-style-name="L17">
      <style:text-properties style:use-window-font-color="true" style:font-name="Times New Roman" fo:font-size="10.5pt" fo:font-weight="normal" officeooo:rsid="0090140d" officeooo:paragraph-rsid="0090140d" fo:background-color="transparent" style:font-size-asian="10.5pt" style:font-size-complex="10.5pt"/>
    </style:style>
    <style:style style:name="P267" style:family="paragraph" style:parent-style-name="Standard" style:list-style-name="L17">
      <style:text-properties style:use-window-font-color="true" style:font-name="Times New Roman" fo:font-size="10.5pt" fo:font-weight="normal" officeooo:paragraph-rsid="008cb695" fo:background-color="transparent"/>
    </style:style>
    <style:style style:name="P268" style:family="paragraph" style:parent-style-name="Standard" style:list-style-name="L17">
      <style:text-properties style:use-window-font-color="true" style:font-name="Times New Roman" fo:font-size="10.5pt" fo:font-weight="normal" officeooo:paragraph-rsid="0093e482" fo:background-color="transparent"/>
    </style:style>
    <style:style style:name="P269" style:family="paragraph" style:parent-style-name="Standard" style:list-style-name="L17">
      <style:text-properties style:use-window-font-color="true" style:font-name="Times New Roman" fo:font-size="10.5pt" fo:font-weight="normal" officeooo:paragraph-rsid="0095e053" fo:background-color="transparent"/>
    </style:style>
    <style:style style:name="P270" style:family="paragraph" style:parent-style-name="Standard" style:list-style-name="L18">
      <style:text-properties style:use-window-font-color="true" style:font-name="Times New Roman" fo:font-size="10.5pt" fo:font-weight="normal" officeooo:rsid="00977f95" officeooo:paragraph-rsid="00977f95" fo:background-color="transparent"/>
    </style:style>
    <style:style style:name="P271" style:family="paragraph" style:parent-style-name="Standard" style:list-style-name="L19">
      <style:text-properties style:use-window-font-color="true" style:font-name="Times New Roman" fo:font-size="10.5pt" fo:font-weight="normal" officeooo:paragraph-rsid="00add7c3" fo:background-color="transparent"/>
    </style:style>
    <style:style style:name="P272" style:family="paragraph" style:parent-style-name="Standard" style:list-style-name="L19">
      <style:text-properties style:use-window-font-color="true" style:font-name="Times New Roman" fo:font-size="10.5pt" fo:font-weight="normal" officeooo:paragraph-rsid="00a9a1ed" fo:background-color="transparent"/>
    </style:style>
    <style:style style:name="P273" style:family="paragraph" style:parent-style-name="Standard" style:list-style-name="L19">
      <style:text-properties style:use-window-font-color="true" style:font-name="Times New Roman" fo:font-size="10.5pt" fo:font-weight="normal" officeooo:paragraph-rsid="00b290ba" fo:background-color="transparent"/>
    </style:style>
    <style:style style:name="P274" style:family="paragraph" style:parent-style-name="Standard" style:list-style-name="L23">
      <style:paragraph-properties fo:line-height="100%" fo:text-align="start" style:justify-single-word="false"/>
      <style:text-properties style:use-window-font-color="true" style:font-name="Times New Roman" fo:font-size="10.5pt" fo:font-weight="normal" officeooo:rsid="00bac269" officeooo:paragraph-rsid="00bac269" fo:background-color="transparent"/>
    </style:style>
    <style:style style:name="P275" style:family="paragraph" style:parent-style-name="Standard" style:list-style-name="L17">
      <style:text-properties style:use-window-font-color="true" style:font-name="Times New Roman" fo:font-size="10.5pt" style:text-underline-style="none" fo:font-weight="normal" officeooo:rsid="00919d05" officeooo:paragraph-rsid="00919d05" fo:background-color="transparent" style:font-size-asian="10.5pt" style:font-size-complex="10.5pt"/>
    </style:style>
    <style:style style:name="P276" style:family="paragraph" style:parent-style-name="Standard" style:list-style-name="L17">
      <style:text-properties style:use-window-font-color="true" style:font-name="Times New Roman" fo:font-size="10.5pt" style:text-underline-style="none" fo:font-weight="normal" officeooo:rsid="0091ba81" officeooo:paragraph-rsid="0091ba81" fo:background-color="transparent" style:font-size-asian="10.5pt" style:font-size-complex="10.5pt"/>
    </style:style>
    <style:style style:name="P277" style:family="paragraph" style:parent-style-name="Standard" style:list-style-name="L17">
      <style:text-properties style:use-window-font-color="true" style:font-name="Times New Roman" fo:font-size="10.5pt" style:text-underline-style="none" fo:font-weight="normal" officeooo:rsid="0093e482" officeooo:paragraph-rsid="0093e482" fo:background-color="transparent" style:font-size-asian="10.5pt" style:font-size-complex="10.5pt"/>
    </style:style>
    <style:style style:name="P278" style:family="paragraph" style:parent-style-name="Standard" style:list-style-name="L17">
      <style:text-properties style:use-window-font-color="true" style:font-name="Times New Roman" fo:font-size="10.5pt" style:text-underline-style="none" fo:font-weight="normal" officeooo:rsid="0093e482" officeooo:paragraph-rsid="0095e053" fo:background-color="transparent" style:font-size-asian="10.5pt" style:font-size-complex="10.5pt"/>
    </style:style>
    <style:style style:name="P279" style:family="paragraph" style:parent-style-name="Standard" style:list-style-name="L17">
      <style:text-properties style:use-window-font-color="true" style:font-name="Times New Roman" fo:font-size="10.5pt" style:text-underline-style="none" fo:font-weight="normal" officeooo:rsid="00991adc" officeooo:paragraph-rsid="009e49cb" fo:background-color="transparent" style:font-size-asian="10.5pt" style:font-size-complex="10.5pt"/>
    </style:style>
    <style:style style:name="P280" style:family="paragraph" style:parent-style-name="Standard" style:list-style-name="L17">
      <style:text-properties style:use-window-font-color="true" style:font-name="Times New Roman" fo:font-size="10.5pt" style:text-underline-style="none" fo:font-weight="normal" officeooo:rsid="00991adc" officeooo:paragraph-rsid="009cee32" fo:background-color="transparent" style:font-size-asian="10.5pt" style:font-size-complex="10.5pt"/>
    </style:style>
    <style:style style:name="P281" style:family="paragraph" style:parent-style-name="Standard" style:list-style-name="L17">
      <style:text-properties style:use-window-font-color="true" style:font-name="Times New Roman" fo:font-size="10.5pt" style:text-underline-style="none" fo:font-weight="normal" officeooo:rsid="00991adc" officeooo:paragraph-rsid="00991adc" fo:background-color="transparent" style:font-size-asian="10.5pt" style:font-size-complex="10.5pt"/>
    </style:style>
    <style:style style:name="P282" style:family="paragraph" style:parent-style-name="Standard" style:list-style-name="L17">
      <style:text-properties style:use-window-font-color="true" style:font-name="Times New Roman" fo:font-size="10.5pt" style:text-underline-style="none" fo:font-weight="normal" officeooo:rsid="009c33cb" officeooo:paragraph-rsid="009e49cb" fo:background-color="transparent" style:font-size-asian="10.5pt" style:font-size-complex="10.5pt"/>
    </style:style>
    <style:style style:name="P283" style:family="paragraph" style:parent-style-name="Standard" style:list-style-name="L17">
      <style:text-properties style:use-window-font-color="true" style:font-name="Times New Roman" fo:font-size="10.5pt" style:text-underline-style="none" fo:font-weight="normal" officeooo:rsid="00a37849" officeooo:paragraph-rsid="00a37849" fo:background-color="transparent" style:font-size-asian="10.5pt" style:font-size-complex="10.5pt"/>
    </style:style>
    <style:style style:name="P284" style:family="paragraph" style:parent-style-name="Standard" style:list-style-name="L17">
      <style:text-properties style:use-window-font-color="true" style:font-name="Times New Roman" fo:font-size="10.5pt" style:text-underline-style="none" fo:font-weight="normal" officeooo:rsid="00a37849" officeooo:paragraph-rsid="00a81946" fo:background-color="transparent" style:font-size-asian="10.5pt" style:font-size-complex="10.5pt"/>
    </style:style>
    <style:style style:name="P285" style:family="paragraph" style:parent-style-name="Standard" style:list-style-name="L19">
      <style:text-properties style:use-window-font-color="true" style:font-name="Times New Roman" fo:font-size="10.5pt" style:text-underline-style="none" fo:font-weight="normal" officeooo:rsid="00a9a1ed" officeooo:paragraph-rsid="00a9a1ed" fo:background-color="transparent" style:font-size-asian="10.5pt" style:font-size-complex="10.5pt"/>
    </style:style>
    <style:style style:name="P286" style:family="paragraph" style:parent-style-name="Standard" style:list-style-name="L19">
      <style:text-properties style:use-window-font-color="true" style:font-name="Times New Roman" fo:font-size="10.5pt" style:text-underline-style="none" fo:font-weight="normal" officeooo:rsid="00b3763e" officeooo:paragraph-rsid="00b3763e" fo:background-color="transparent" style:font-size-asian="10.5pt" style:font-size-complex="10.5pt"/>
    </style:style>
    <style:style style:name="P287" style:family="paragraph" style:parent-style-name="Standard" style:list-style-name="L19">
      <style:text-properties style:use-window-font-color="true" style:font-name="Times New Roman" fo:font-size="10.5pt" style:text-underline-style="none" fo:font-weight="normal" officeooo:rsid="00b290ba" officeooo:paragraph-rsid="00b290ba" fo:background-color="transparent" style:font-size-asian="10.5pt" style:font-size-complex="10.5pt"/>
    </style:style>
    <style:style style:name="P288" style:family="paragraph" style:parent-style-name="Standard" style:list-style-name="L20">
      <style:text-properties style:use-window-font-color="true" style:font-name="Times New Roman" fo:font-size="10.5pt" style:text-underline-style="none" fo:font-weight="normal" officeooo:rsid="00b5cdac" officeooo:paragraph-rsid="00b5cdac" fo:background-color="transparent" style:font-size-asian="10.5pt" style:font-size-complex="10.5pt"/>
    </style:style>
    <style:style style:name="P289" style:family="paragraph" style:parent-style-name="Standard" style:list-style-name="L17">
      <style:text-properties style:use-window-font-color="true" style:font-name="Times New Roman" fo:font-size="10.5pt" style:text-underline-style="none" fo:font-weight="normal" officeooo:paragraph-rsid="009cee32" fo:background-color="transparent"/>
    </style:style>
    <style:style style:name="P290" style:family="paragraph" style:parent-style-name="Standard" style:list-style-name="L17">
      <style:text-properties style:use-window-font-color="true" style:font-name="Times New Roman" fo:font-size="10.5pt" style:text-underline-style="none" fo:font-weight="normal" officeooo:paragraph-rsid="00a7bf85" fo:background-color="transparent"/>
    </style:style>
    <style:style style:name="P291" style:family="paragraph" style:parent-style-name="Standard" style:list-style-name="L17">
      <style:text-properties style:use-window-font-color="true" style:font-name="Times New Roman" fo:font-size="10.5pt" style:text-underline-style="none" fo:font-weight="normal" officeooo:rsid="009c33cb" officeooo:paragraph-rsid="009e49cb" fo:background-color="#ffffff" style:font-size-asian="10.5pt" style:font-size-complex="10.5pt"/>
    </style:style>
    <style:style style:name="P292" style:family="paragraph" style:parent-style-name="Standard" style:list-style-name="L17">
      <style:text-properties style:use-window-font-color="true" style:font-name="Times New Roman" style:text-underline-style="none" officeooo:paragraph-rsid="009cee32" fo:background-color="transparent"/>
    </style:style>
    <style:style style:name="P293" style:family="paragraph" style:parent-style-name="Standard" style:list-style-name="L21">
      <style:paragraph-properties fo:line-height="100%" fo:text-align="start" style:justify-single-word="false"/>
      <style:text-properties fo:color="#000000" style:font-name="Times New Roman" fo:font-size="10.5pt" fo:font-weight="normal" officeooo:rsid="01514cf6" officeooo:paragraph-rsid="00b8665f" fo:background-color="transparent" style:font-name-asian="Liberation Serif1" style:font-size-asian="10.5pt" style:font-name-complex="Liberation Serif1" style:font-size-complex="10.5pt"/>
    </style:style>
    <style:style style:name="P294" style:family="paragraph" style:parent-style-name="Standard" style:list-style-name="L21">
      <style:paragraph-properties fo:line-height="100%" fo:text-align="start" style:justify-single-word="false"/>
      <style:text-properties fo:color="#000000" style:font-name="Times New Roman" fo:font-size="10.5pt" fo:font-weight="normal" officeooo:paragraph-rsid="00b8665f" fo:background-color="transparent"/>
    </style:style>
    <style:style style:name="P295" style:family="paragraph" style:parent-style-name="Standard" style:list-style-name="L23">
      <style:paragraph-properties fo:line-height="100%" fo:text-align="start" style:justify-single-word="false"/>
      <style:text-properties fo:color="#000000" style:font-name="Times New Roman" fo:font-size="10.5pt" fo:font-weight="normal" officeooo:paragraph-rsid="00bac269" fo:background-color="transparent"/>
    </style:style>
    <style:style style:name="P296" style:family="paragraph" style:parent-style-name="Standard" style:list-style-name="L22">
      <style:paragraph-properties fo:line-height="100%" fo:text-align="start" style:justify-single-word="false"/>
      <style:text-properties fo:color="#000000" style:font-name="Times New Roman" fo:font-size="10.5pt" style:text-underline-style="none" fo:font-weight="normal" officeooo:rsid="00b8665f" officeooo:paragraph-rsid="00b8665f" fo:background-color="transparent" style:font-name-asian="Liberation Serif1" style:font-size-asian="10.5pt" style:font-name-complex="Liberation Serif1" style:font-size-complex="10.5pt"/>
    </style:style>
    <style:style style:name="P297" style:family="paragraph" style:parent-style-name="Standard" style:list-style-name="L22">
      <style:paragraph-properties fo:line-height="100%" fo:text-align="start" style:justify-single-word="false"/>
      <style:text-properties fo:color="#000000" style:font-name="Times New Roman" fo:font-size="10.5pt" style:text-underline-style="none" fo:font-weight="normal" officeooo:rsid="00b882e3" officeooo:paragraph-rsid="00b882e3" fo:background-color="transparent" style:font-name-asian="Liberation Serif1" style:font-size-asian="10.5pt" style:font-name-complex="Liberation Serif1" style:font-size-complex="10.5pt"/>
    </style:style>
    <style:style style:name="P298" style:family="paragraph" style:parent-style-name="Standard" style:list-style-name="L22">
      <style:paragraph-properties fo:line-height="100%" fo:text-align="start" style:justify-single-word="false"/>
      <style:text-properties fo:color="#000000" style:font-name="Times New Roman" fo:font-size="10.5pt" style:text-underline-style="none" fo:font-weight="normal" officeooo:rsid="00ba2b4a" officeooo:paragraph-rsid="00ba2b4a" fo:background-color="transparent" style:font-name-asian="Liberation Serif1" style:font-size-asian="10.5pt" style:font-name-complex="Liberation Serif1" style:font-size-complex="10.5pt"/>
    </style:style>
    <style:style style:name="P299" style:family="paragraph" style:parent-style-name="Standard" style:list-style-name="L24">
      <style:paragraph-properties fo:line-height="100%" fo:text-align="start" style:justify-single-word="false"/>
      <style:text-properties fo:color="#000000" style:font-name="Times New Roman" fo:font-size="10.5pt" style:text-underline-style="none" fo:font-weight="normal" officeooo:rsid="00bc9773" officeooo:paragraph-rsid="00bc9773" fo:background-color="transparent" style:font-name-asian="Liberation Serif1" style:font-size-asian="10.5pt" style:font-name-complex="Liberation Serif1" style:font-size-complex="10.5pt"/>
    </style:style>
    <style:style style:name="P300" style:family="paragraph" style:parent-style-name="Standard">
      <style:paragraph-properties fo:break-before="page"/>
      <style:text-properties style:use-window-font-color="true" style:font-name="Times New Roman" fo:font-size="10.5pt" officeooo:rsid="0008bbe6" officeooo:paragraph-rsid="006f06b1" fo:background-color="transparent" style:font-size-asian="10.5pt" style:font-size-complex="10.5pt"/>
    </style:style>
    <style:style style:name="T1" style:family="text">
      <style:text-properties officeooo:rsid="00175da3"/>
    </style:style>
    <style:style style:name="T2" style:family="text">
      <style:text-properties officeooo:rsid="00281c4f"/>
    </style:style>
    <style:style style:name="T3" style:family="text">
      <style:text-properties style:text-underline-style="none"/>
    </style:style>
    <style:style style:name="T4" style:family="text">
      <style:text-properties style:text-underline-style="none" officeooo:rsid="00281c4f"/>
    </style:style>
    <style:style style:name="T5" style:family="text">
      <style:text-properties style:text-underline-style="none" officeooo:rsid="003a49a3"/>
    </style:style>
    <style:style style:name="T6" style:family="text">
      <style:text-properties style:text-underline-style="none" officeooo:rsid="003eef43"/>
    </style:style>
    <style:style style:name="T7" style:family="text">
      <style:text-properties style:text-underline-style="none" fo:font-weight="normal" officeooo:rsid="003ff069"/>
    </style:style>
    <style:style style:name="T8" style:family="text">
      <style:text-properties style:text-underline-style="none" fo:font-weight="normal" officeooo:rsid="003744eb"/>
    </style:style>
    <style:style style:name="T9" style:family="text">
      <style:text-properties style:text-underline-style="none" officeooo:rsid="0093e482" style:font-size-asian="10.5pt" style:font-size-complex="10.5pt"/>
    </style:style>
    <style:style style:name="T10" style:family="text">
      <style:text-properties style:text-underline-style="none" officeooo:rsid="00add7c3" style:font-size-asian="10.5pt" style:font-size-complex="10.5pt"/>
    </style:style>
    <style:style style:name="T11" style:family="text">
      <style:text-properties style:text-underline-style="none" officeooo:rsid="00a9a1ed" style:font-size-asian="10.5pt" style:font-size-complex="10.5pt"/>
    </style:style>
    <style:style style:name="T12" style:family="text">
      <style:text-properties style:text-underline-style="none" officeooo:rsid="00b290ba" style:font-size-asian="10.5pt" style:font-size-complex="10.5pt"/>
    </style:style>
    <style:style style:name="T13" style:family="text">
      <style:text-properties style:text-underline-style="none" officeooo:rsid="00b3763e" style:font-size-asian="10.5pt" style:font-size-complex="10.5pt"/>
    </style:style>
    <style:style style:name="T14" style:family="text">
      <style:text-properties style:text-underline-style="none" officeooo:rsid="00b39f67" style:font-size-asian="10.5pt" style:font-size-complex="10.5pt"/>
    </style:style>
    <style:style style:name="T15" style:family="text">
      <style:text-properties style:text-underline-style="none" officeooo:rsid="00bac269" style:font-name-asian="Liberation Serif1" style:font-size-asian="10.5pt" style:font-name-complex="Liberation Serif1" style:font-size-complex="10.5pt"/>
    </style:style>
    <style:style style:name="T16" style:family="text">
      <style:text-properties fo:font-weight="normal"/>
    </style:style>
    <style:style style:name="T17" style:family="text">
      <style:text-properties fo:font-weight="normal" officeooo:rsid="00227ec2"/>
    </style:style>
    <style:style style:name="T18" style:family="text">
      <style:text-properties fo:font-weight="normal" officeooo:rsid="001f31a5"/>
    </style:style>
    <style:style style:name="T19" style:family="text">
      <style:text-properties fo:font-weight="normal" officeooo:rsid="0020659f"/>
    </style:style>
    <style:style style:name="T20" style:family="text">
      <style:text-properties fo:font-weight="normal" officeooo:rsid="0021fefe"/>
    </style:style>
    <style:style style:name="T21" style:family="text">
      <style:text-properties fo:font-weight="normal" officeooo:rsid="00292761"/>
    </style:style>
    <style:style style:name="T22" style:family="text">
      <style:text-properties fo:font-weight="normal" officeooo:rsid="0023759c"/>
    </style:style>
    <style:style style:name="T23" style:family="text">
      <style:text-properties fo:font-weight="normal" officeooo:rsid="001410b7"/>
    </style:style>
    <style:style style:name="T24" style:family="text">
      <style:text-properties fo:font-weight="normal" officeooo:rsid="001d4d85"/>
    </style:style>
    <style:style style:name="T25" style:family="text">
      <style:text-properties fo:font-weight="normal" officeooo:rsid="00164d9f"/>
    </style:style>
    <style:style style:name="T26" style:family="text">
      <style:text-properties fo:font-weight="normal" officeooo:rsid="00182de4"/>
    </style:style>
    <style:style style:name="T27" style:family="text">
      <style:text-properties fo:font-weight="normal" officeooo:rsid="001f39d7"/>
    </style:style>
    <style:style style:name="T28" style:family="text">
      <style:text-properties fo:font-weight="normal" officeooo:rsid="0020ed9b"/>
    </style:style>
    <style:style style:name="T29" style:family="text">
      <style:text-properties fo:font-weight="normal" officeooo:rsid="001f4bd8"/>
    </style:style>
    <style:style style:name="T30" style:family="text">
      <style:text-properties fo:font-weight="normal" officeooo:rsid="0057611a"/>
    </style:style>
    <style:style style:name="T31" style:family="text">
      <style:text-properties fo:font-weight="normal" officeooo:rsid="0024012e"/>
    </style:style>
    <style:style style:name="T32" style:family="text">
      <style:text-properties fo:font-weight="normal" officeooo:rsid="0024515f"/>
    </style:style>
    <style:style style:name="T33" style:family="text">
      <style:text-properties fo:font-weight="normal" officeooo:rsid="00102595"/>
    </style:style>
    <style:style style:name="T34" style:family="text">
      <style:text-properties fo:font-weight="normal" officeooo:rsid="000e524e"/>
    </style:style>
    <style:style style:name="T35" style:family="text">
      <style:text-properties fo:font-weight="normal" officeooo:rsid="0010360b"/>
    </style:style>
    <style:style style:name="T36" style:family="text">
      <style:text-properties fo:font-weight="normal" officeooo:rsid="003744eb"/>
    </style:style>
    <style:style style:name="T37" style:family="text">
      <style:text-properties fo:font-weight="normal" officeooo:rsid="00405e83"/>
    </style:style>
    <style:style style:name="T38" style:family="text">
      <style:text-properties fo:font-weight="normal" officeooo:rsid="003867f5"/>
    </style:style>
    <style:style style:name="T39" style:family="text">
      <style:text-properties fo:font-weight="normal" officeooo:rsid="0041b2a1"/>
    </style:style>
    <style:style style:name="T40" style:family="text">
      <style:text-properties fo:font-weight="normal" officeooo:rsid="0038cce8"/>
    </style:style>
    <style:style style:name="T41" style:family="text">
      <style:text-properties fo:font-weight="normal" officeooo:rsid="000b2bb3"/>
    </style:style>
    <style:style style:name="T42" style:family="text">
      <style:text-properties fo:font-weight="normal" officeooo:rsid="003a55f6"/>
    </style:style>
    <style:style style:name="T43" style:family="text">
      <style:text-properties fo:font-weight="normal" officeooo:rsid="003e06e1"/>
    </style:style>
    <style:style style:name="T44" style:family="text">
      <style:text-properties fo:font-weight="normal" officeooo:rsid="003bd77b"/>
    </style:style>
    <style:style style:name="T45" style:family="text">
      <style:text-properties fo:font-weight="normal" officeooo:rsid="002f10ab"/>
    </style:style>
    <style:style style:name="T46" style:family="text">
      <style:text-properties fo:font-weight="normal" officeooo:rsid="00199b6a"/>
    </style:style>
    <style:style style:name="T47" style:family="text">
      <style:text-properties fo:font-weight="normal" officeooo:rsid="0034537b"/>
    </style:style>
    <style:style style:name="T48" style:family="text">
      <style:text-properties fo:font-weight="normal" officeooo:rsid="000630ec"/>
    </style:style>
    <style:style style:name="T49" style:family="text">
      <style:text-properties fo:font-weight="normal" officeooo:rsid="0018662c"/>
    </style:style>
    <style:style style:name="T50" style:family="text">
      <style:text-properties officeooo:rsid="0033d68f"/>
    </style:style>
    <style:style style:name="T51" style:family="text">
      <style:text-properties officeooo:rsid="000423f4"/>
    </style:style>
    <style:style style:name="T52" style:family="text">
      <style:text-properties officeooo:rsid="00053994"/>
    </style:style>
    <style:style style:name="T53" style:family="text">
      <style:text-properties officeooo:rsid="00078962"/>
    </style:style>
    <style:style style:name="T54" style:family="text">
      <style:text-properties officeooo:rsid="000775fd"/>
    </style:style>
    <style:style style:name="T55" style:family="text">
      <style:text-properties officeooo:rsid="00127f5e"/>
    </style:style>
    <style:style style:name="T56" style:family="text">
      <style:text-properties officeooo:rsid="001cdbbb"/>
    </style:style>
    <style:style style:name="T57" style:family="text">
      <style:text-properties officeooo:rsid="0026ed6c"/>
    </style:style>
    <style:style style:name="T58" style:family="text">
      <style:text-properties officeooo:rsid="001410b7"/>
    </style:style>
    <style:style style:name="T59" style:family="text">
      <style:text-properties officeooo:rsid="001ebc91"/>
    </style:style>
    <style:style style:name="T60" style:family="text">
      <style:text-properties officeooo:rsid="0014896e"/>
    </style:style>
    <style:style style:name="T61" style:family="text">
      <style:text-properties officeooo:rsid="004a7342"/>
    </style:style>
    <style:style style:name="T62" style:family="text">
      <style:text-properties officeooo:rsid="00557a6d"/>
    </style:style>
    <style:style style:name="T63" style:family="text">
      <style:text-properties officeooo:rsid="004d31e4"/>
    </style:style>
    <style:style style:name="T64" style:family="text">
      <style:text-properties officeooo:rsid="0048cfe7"/>
    </style:style>
    <style:style style:name="T65" style:family="text">
      <style:text-properties officeooo:rsid="0045d536"/>
    </style:style>
    <style:style style:name="T66" style:family="text">
      <style:text-properties officeooo:rsid="00540ae1"/>
    </style:style>
    <style:style style:name="T67" style:family="text">
      <style:text-properties officeooo:rsid="0055ff32"/>
    </style:style>
    <style:style style:name="T68" style:family="text">
      <style:text-properties officeooo:rsid="000a1a54"/>
    </style:style>
    <style:style style:name="T69" style:family="text">
      <style:text-properties officeooo:rsid="000adf25"/>
    </style:style>
    <style:style style:name="T70" style:family="text">
      <style:text-properties officeooo:rsid="0057611a"/>
    </style:style>
    <style:style style:name="T71" style:family="text">
      <style:text-properties officeooo:rsid="00581978"/>
    </style:style>
    <style:style style:name="T72" style:family="text">
      <style:text-properties officeooo:rsid="0018662c"/>
    </style:style>
    <style:style style:name="T73" style:family="text">
      <style:text-properties officeooo:rsid="001d0f10"/>
    </style:style>
    <style:style style:name="T74" style:family="text">
      <style:text-properties officeooo:rsid="0023a486"/>
    </style:style>
    <style:style style:name="T75" style:family="text">
      <style:text-properties officeooo:rsid="0027fde4"/>
    </style:style>
    <style:style style:name="T76" style:family="text">
      <style:text-properties officeooo:rsid="002a34ca"/>
    </style:style>
    <style:style style:name="T77" style:family="text">
      <style:text-properties officeooo:rsid="002c4bbe"/>
    </style:style>
    <style:style style:name="T78" style:family="text">
      <style:text-properties officeooo:rsid="00321ed5"/>
    </style:style>
    <style:style style:name="T79" style:family="text">
      <style:text-properties officeooo:rsid="0034523b"/>
    </style:style>
    <style:style style:name="T80" style:family="text">
      <style:text-properties officeooo:rsid="0039a01d"/>
    </style:style>
    <style:style style:name="T81" style:family="text">
      <style:text-properties officeooo:rsid="003a49a3"/>
    </style:style>
    <style:style style:name="T82" style:family="text">
      <style:text-properties officeooo:rsid="003daf9f"/>
    </style:style>
    <style:style style:name="T83" style:family="text">
      <style:text-properties officeooo:rsid="003eef43"/>
    </style:style>
    <style:style style:name="T84" style:family="text">
      <style:text-properties officeooo:rsid="003f180c"/>
    </style:style>
    <style:style style:name="T85" style:family="text">
      <style:text-properties officeooo:rsid="0040e8dd"/>
    </style:style>
    <style:style style:name="T86" style:family="text">
      <style:text-properties officeooo:rsid="004a48cf"/>
    </style:style>
    <style:style style:name="T87" style:family="text">
      <style:text-properties officeooo:rsid="004d4bee"/>
    </style:style>
    <style:style style:name="T88" style:family="text">
      <style:text-properties officeooo:rsid="0013f5cc"/>
    </style:style>
    <style:style style:name="T89" style:family="text">
      <style:text-properties officeooo:rsid="0050d8ec"/>
    </style:style>
    <style:style style:name="T90" style:family="text">
      <style:text-properties officeooo:rsid="005316d7"/>
    </style:style>
    <style:style style:name="T91" style:family="text">
      <style:text-properties officeooo:rsid="00199b6a"/>
    </style:style>
    <style:style style:name="T92" style:family="text">
      <style:text-properties officeooo:rsid="000630ec"/>
    </style:style>
    <style:style style:name="T93" style:family="text">
      <style:text-properties officeooo:rsid="00590ff6"/>
    </style:style>
    <style:style style:name="T94" style:family="text">
      <style:text-properties officeooo:rsid="00616545"/>
    </style:style>
    <style:style style:name="T95" style:family="text">
      <style:text-properties officeooo:rsid="000a632e"/>
    </style:style>
    <style:style style:name="T96" style:family="text">
      <style:text-properties officeooo:rsid="000afbbb"/>
    </style:style>
    <style:style style:name="T97" style:family="text">
      <style:text-properties officeooo:rsid="002ceb03"/>
    </style:style>
    <style:style style:name="T98" style:family="text">
      <style:text-properties officeooo:rsid="00729e0a"/>
    </style:style>
    <style:style style:name="T99" style:family="text">
      <style:text-properties officeooo:rsid="00738def"/>
    </style:style>
    <style:style style:name="T100" style:family="text">
      <style:text-properties officeooo:rsid="0077a576"/>
    </style:style>
    <style:style style:name="T101" style:family="text">
      <style:text-properties fo:font-style="italic" style:font-style-asian="italic" style:font-style-complex="italic"/>
    </style:style>
    <style:style style:name="T102" style:family="text">
      <style:text-properties fo:font-style="normal" style:font-style-asian="normal" style:font-style-complex="normal"/>
    </style:style>
    <style:style style:name="T103" style:family="text">
      <style:text-properties officeooo:rsid="007c5c41"/>
    </style:style>
    <style:style style:name="T104" style:family="text">
      <style:text-properties officeooo:rsid="007e7291"/>
    </style:style>
    <style:style style:name="T105" style:family="text">
      <style:text-properties officeooo:rsid="00801ac9"/>
    </style:style>
    <style:style style:name="T106" style:family="text">
      <style:text-properties officeooo:rsid="00802bd4"/>
    </style:style>
    <style:style style:name="T107" style:family="text">
      <style:text-properties officeooo:rsid="0075f59d"/>
    </style:style>
    <style:style style:name="T108" style:family="text">
      <style:text-properties officeooo:rsid="00810ff6"/>
    </style:style>
    <style:style style:name="T109" style:family="text">
      <style:text-properties officeooo:rsid="00845c82"/>
    </style:style>
    <style:style style:name="T110" style:family="text">
      <style:text-properties officeooo:rsid="0085d186"/>
    </style:style>
    <style:style style:name="T111" style:family="text">
      <style:text-properties officeooo:rsid="008aaa21"/>
    </style:style>
    <style:style style:name="T112" style:family="text">
      <style:text-properties style:font-size-asian="10.5pt" style:font-size-complex="10.5pt"/>
    </style:style>
    <style:style style:name="T113" style:family="text">
      <style:text-properties officeooo:rsid="008cb695" style:font-size-asian="10.5pt" style:font-size-complex="10.5pt"/>
    </style:style>
    <style:style style:name="T114" style:family="text">
      <style:text-properties officeooo:rsid="0093e482" style:font-size-asian="10.5pt" style:font-size-complex="10.5pt"/>
    </style:style>
    <style:style style:name="T115" style:family="text">
      <style:text-properties officeooo:rsid="0095e053"/>
    </style:style>
    <style:style style:name="T116" style:family="text">
      <style:text-properties officeooo:rsid="00980b1f"/>
    </style:style>
    <style:style style:name="T117" style:family="text">
      <style:text-properties officeooo:rsid="000e524e"/>
    </style:style>
    <style:style style:name="T118" style:family="text">
      <style:text-properties officeooo:rsid="002a05b3"/>
    </style:style>
    <style:style style:name="T119" style:family="text">
      <style:text-properties fo:font-size="10.5pt" fo:font-weight="normal"/>
    </style:style>
    <style:style style:name="T120" style:family="text">
      <style:text-properties fo:font-size="10.5pt" fo:font-weight="normal" officeooo:rsid="008cb695" style:font-size-asian="10.5pt" style:font-size-complex="10.5pt"/>
    </style:style>
    <style:style style:name="T121" style:family="text">
      <style:text-properties fo:font-size="10.5pt" fo:font-weight="normal" officeooo:rsid="00977f95" style:font-size-asian="10.5pt" style:font-size-complex="10.5pt"/>
    </style:style>
    <style:style style:name="T122" style:family="text">
      <style:text-properties fo:font-size="10.5pt" fo:font-weight="normal" officeooo:rsid="00a85eba" style:font-size-asian="10.5pt" style:font-size-complex="10.5pt"/>
    </style:style>
    <style:style style:name="T123" style:family="text">
      <style:text-properties fo:font-size="10.5pt" fo:font-weight="normal" officeooo:rsid="009cee32"/>
    </style:style>
    <style:style style:name="T124" style:family="text">
      <style:text-properties officeooo:rsid="009cee32"/>
    </style:style>
    <style:style style:name="T125" style:family="text">
      <style:text-properties officeooo:rsid="00a7bf85"/>
    </style:style>
    <style:style style:name="T126" style:family="text">
      <style:text-properties officeooo:rsid="00a81946"/>
    </style:style>
    <style:style style:name="T127" style:family="text">
      <style:text-properties officeooo:rsid="00ab1f21"/>
    </style:style>
    <style:style style:name="T128" style:family="text">
      <style:text-properties officeooo:rsid="00acd270"/>
    </style:style>
    <style:style style:name="T129" style:family="text">
      <style:text-properties officeooo:rsid="00add7c3"/>
    </style:style>
    <style:style style:name="T130" style:family="text">
      <style:text-properties officeooo:rsid="00ae2839"/>
    </style:style>
    <style:style style:name="T131" style:family="text">
      <style:text-properties officeooo:rsid="00b290ba"/>
    </style:style>
    <style:style style:name="T132" style:family="text">
      <style:text-properties officeooo:rsid="00b39f67"/>
    </style:style>
    <style:style style:name="T133" style:family="text">
      <style:text-properties officeooo:rsid="00b82300"/>
    </style:style>
    <style:style style:name="T134" style:family="text">
      <style:text-properties officeooo:rsid="01514cf6" style:font-name-asian="Liberation Serif1" style:font-size-asian="10.5pt" style:font-name-complex="Liberation Serif1" style:font-size-complex="10.5pt"/>
    </style:style>
    <style:style style:name="T135" style:family="text">
      <style:text-properties style:use-window-font-color="true" fo:background-color="#ffffff" loext:char-shading-value="0"/>
    </style:style>
    <style:style style:name="T136" style:family="text">
      <style:text-properties style:use-window-font-color="true" officeooo:rsid="00bac269" fo:background-color="#ffffff" loext:char-shading-value="0"/>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ENDIENTE PASAR A GEMMA:</text:p>
      <text:p text:style-name="P1"/>
      <text:p text:style-name="P1">SOA:</text:p>
      <text:p text:style-name="P2">NO OS HABIAIS COGIDO</text:p>
      <text:list xml:id="list1408485771" text:style-name="L1">
        <text:list-item>
          <text:p text:style-name="P65">En los siguientes trbs se libera unas variables que son de tipo entero:</text:p>
        </text:list-item>
      </text:list>
      <text:p text:style-name="P3"/>
      <text:p text:style-name="P3"><text:tab/>tbs/trbsraspberrysht31_soa_libsoav1.c: <text:s text:c="2"/>g_free(valortrb-&gt;numtps);</text:p>
      <text:p text:style-name="P3"><text:tab/>trbs/trbssmarttrailx100_libsoav1.c: <text:s text:c="2"/>g_free(valortrb-&gt;numtps1);</text:p>
      <text:p text:style-name="P3"><text:tab/>trbs/trbsibercompibemeter_libsoav1.c: <text:s text:c="2"/>g_free(valortrb-&gt;numtps1);</text:p>
      <text:p text:style-name="P3"><text:tab/>trbs/trbsibercompibemeter_libsoav1.c: <text:s text:c="2"/>g_free(valortrb-&gt;numtps2);</text:p>
      <text:p text:style-name="P3"><text:tab/>trbs/trbszennermbusserie_libsoav1.c: <text:s text:c="2"/>g_free(valortrb-&gt;numtps1);</text:p>
      <text:p text:style-name="P3"><text:tab/>trbs/trbsraspberryed_libsoav1.c: <text:s text:c="2"/>g_free(valortrb-&gt;numtps);</text:p>
      <text:p text:style-name="P3"><text:tab/>trbs/trbsraspberryed_libsoav1.c: <text:s text:c="2"/>g_free(valortrb-&gt;numtps);</text:p>
      <text:p text:style-name="P3"><text:tab/>trbs/trbsarduinoed_libsoav1.c: <text:s text:c="2"/>g_free(valortrb-&gt;numtps);</text:p>
      <text:p text:style-name="P3"><text:tab/>trbs/trbsarduinoed_libsoav1.c: <text:s text:c="2"/>g_free(valortrb-&gt;numtps);</text:p>
      <text:p text:style-name="P3"><text:tab/>trbs/trbsanalizadorredes_libsoav1.c: <text:s text:c="2"/>g_free(valortrb-&gt;numtps1);</text:p>
      <text:p text:style-name="P3"><text:tab/>trbs/trbsraspberrysht31mux_soa_libsoav1.c: <text:s text:c="2"/>g_free(valortrb-&gt;numtps);</text:p>
      <text:p text:style-name="P3"><text:tab/>trbs/trbsraspberryed_soa_libsoav1.c: <text:s text:c="2"/>g_free(valortrb→numtps);</text:p>
      <text:p text:style-name="P3"/>
      <text:list xml:id="list200227372938253" text:continue-numbering="true" text:style-name="L1">
        <text:list-item>
          <text:p text:style-name="P66"><text:span text:style-name="T1">En los siguientes trbs se utiliza </text:span>la funcion <text:span text:style-name="T1">: g_strdup_printf("%i", g_strv_length(bornas)); por revisar si funciona cuando se utiliza </text:span></text:p>
        </text:list-item>
      </text:list>
      <text:p text:style-name="P4"><text:tab/>trbs/trbssmarttrailx100_libsoav1.c: <text:s text:c="7"/></text:p>
      <text:p text:style-name="P4"><text:tab/>trbs/trbsibercompibemeter_libsoav1.c: <text:s text:c="8"/></text:p>
      <text:p text:style-name="P4"><text:tab/>trbs/trbsibercompibemeter_libsoav1.c: <text:s text:c="8"/></text:p>
      <text:p text:style-name="P4"><text:tab/>trbs/trbsraspberryed_libsoav1.c: <text:s text:c="8"/></text:p>
      <text:p text:style-name="P4"><text:tab/>trbs/trbsarduinoed_libsoav1.c: <text:s text:c="8"/></text:p>
      <text:p text:style-name="P4"><text:tab/>trbs/trbsanalizadorredes_libsoav1.c:</text:p>
      <text:p text:style-name="P4"><text:tab/>trbs/trbsraspberryed_soa_libsoav1.c: </text:p>
      <text:p text:style-name="P1"><text:tab/></text:p>
      <text:list xml:id="list668583759" text:style-name="L2">
        <text:list-item>
          <text:p text:style-name="P67">trbs/trbs<text:span text:style-name="T2">arduinopulsos</text:span>_libsoav1.c y .h <text:span text:style-name="T2">(NO OS LO HABIAIS COGIDO)</text:span></text:p>
        </text:list-item>
        <text:list-item>
          <text:p text:style-name="P67">trbs/<text:span text:style-name="T3">trbs</text:span><text:span text:style-name="T4">raspberrypulsos</text:span><text:span text:style-name="T3">_libsoav1</text:span>.c y .h <text:span text:style-name="T2">(NO OS LO HABIAIS COGIDO)</text:span></text:p>
        </text:list-item>
        <text:list-item>
          <text:p text:style-name="P67">trbs/trbszennermbuseth_libsoav1.c y .h <text:span text:style-name="T2">(NO OS LO HABIAIS COGIDO)</text:span></text:p>
        </text:list-item>
        <text:list-item>
          <text:p text:style-name="P67">trbs/trbszennermbusserie_libsoav1.c y .h <text:span text:style-name="T2">(NO OS LO HABIAIS COGIDO)</text:span></text:p>
        </text:list-item>
        <text:list-item>
          <text:p text:style-name="P68">trbs/trbsmatrix_libsoav1.c <text:s/>incorpore un control en la trama para crear caso o no en el barreno (NO OS LO HABIAIS COGIDO)<text:tab/></text:p>
        </text:list-item>
        <text:list-item>
          <text:p text:style-name="P67">Incluir funciones iniciar en iniciarlibsoav1</text:p>
          <text:list>
            <text:list-item>
              <text:p text:style-name="P109">FBFK_iniciartrb_entrada_trbszennermbusserie_libsoav1</text:p>
            </text:list-item>
            <text:list-item>
              <text:p text:style-name="P109">FBFK_iniciartrb_entrada_trbszennermbuseth_libsoav1</text:p>
            </text:list-item>
          </text:list>
        </text:list-item>
        <text:list-item>
          <text:p text:style-name="P69"><text:span text:style-name="T16">Modificado en trbsanalizadorredes_</text:span><text:span text:style-name="T17">libsoav1.c y .h</text:span><text:span text:style-name="T16">:</text:span></text:p>
          <text:list>
            <text:list-item>
              <text:p text:style-name="P70"><text:span text:style-name="T18">La funcion </text:span><text:span text:style-name="T16">FBFK_leer_registros </text:span><text:span text:style-name="T18">para que trate los valores; dividiendolos entre 100, 1000 o los deje tal cual, según el numero de borna.</text:span></text:p>
            </text:list-item>
            <text:list-item>
              <text:p text:style-name="P70"><text:span text:style-name="T19">Modificado el nombre de la funcion </text:span><text:span text:style-name="T16">FBFK_leer_registros </text:span><text:span text:style-name="T19">por FBFK_leer_registros_trbsanalizadorredes_libsoav1</text:span></text:p>
            </text:list-item>
            <text:list-item>
              <text:p text:style-name="P70"><text:span text:style-name="T19">M</text:span><text:span text:style-name="T20">odificado el nombre de la funcion </text:span><text:span text:style-name="T16">FBFK_comprobar_borna_solicidata </text:span><text:span text:style-name="T20">por FBFK_comprobar_borna_solicidata_trbsanalizadorredes_libsoav1</text:span></text:p>
              <text:p text:style-name="P112"/>
            </text:list-item>
          </text:list>
        </text:list-item>
        <text:list-item>
          <text:p text:style-name="P67">trbs/trbssupercaleth_libsoav1.c y .h</text:p>
        </text:list-item>
        <text:list-item>
          <text:p text:style-name="P67">trbs/trbssupercalserie_libsoav1.c y .h</text:p>
        </text:list-item>
        <text:list-item>
          <text:p text:style-name="P67">Incluir funciones iniciar en iniciarlibsoav1</text:p>
          <text:list>
            <text:list-item>
              <text:p text:style-name="P109">FBFK_iniciartrb_entrada_trbssupercalserie_libsoav1</text:p>
            </text:list-item>
            <text:list-item>
              <text:p text:style-name="P109">FBFK_iniciartrb_entrada_trbssupercaleth_libsoav1</text:p>
            </text:list-item>
          </text:list>
        </text:list-item>
        <text:list-item>
          <text:p text:style-name="P67">Incluir archivos en Makefile</text:p>
          <text:list>
            <text:list-item>
              <text:p text:style-name="P69"><text:span text:style-name="T16">trbs</text:span><text:span text:style-name="T21">raspberrypulsos</text:span></text:p>
            </text:list-item>
            <text:list-item>
              <text:p text:style-name="P113">trbszennermbuseth</text:p>
            </text:list-item>
            <text:list-item>
              <text:p text:style-name="P113">trbszennermbusserie</text:p>
            </text:list-item>
            <text:list-item>
              <text:p text:style-name="P69"><text:span text:style-name="T16">trbs</text:span><text:span text:style-name="T22">supercaleth</text:span></text:p>
            </text:list-item>
            <text:list-item>
              <text:p text:style-name="P115">trbssupercalserie</text:p>
            </text:list-item>
          </text:list>
        </text:list-item>
        <text:list-item>
          <text:p text:style-name="P116">Incluido en declaraciones.h</text:p>
          <text:list>
            <text:list-item>
              <text:p text:style-name="P116">Mutex mutex_mbus1 para utilizarlo en trbszennermbusserie y trbssupercalserie.</text:p>
              <text:p text:style-name="P116"/>
            </text:list-item>
          </text:list>
        </text:list-item>
        <text:list-item>
          <text:p text:style-name="P117"><text:soft-page-break/>teo/teo_libsoav1.c y .h</text:p>
        </text:list-item>
        <text:list-item>
          <text:p text:style-name="P117">teo/autoteo_libsoav1.c y .h</text:p>
        </text:list-item>
        <text:list-item>
          <text:p text:style-name="P117">trbs/sistemarpc_libsoav1 .c y .h</text:p>
        </text:list-item>
        <text:list-item>
          <text:p text:style-name="P118">trbs/trbssolar_libsoav1.c y .h</text:p>
        </text:list-item>
        <text:list-item>
          <text:p text:style-name="P121">Modificados los trbs: para que todos tengan el motortps, dentro del motortp, que utilicen los hilos nuevos y las funciones nuevas, variables de tipoestructura, eliminadas funciones que no se utilizan</text:p>
          <text:list>
            <text:list-item>
              <text:p text:style-name="P121">trbdaliserie_libsoav1.c y .h</text:p>
              <text:list>
                <text:list-item>
                  <text:p text:style-name="P123"><text:span text:style-name="T61">eliminado </text:span>FBFK_crearcasotp_trbsdali_libsoav1 <text:span text:style-name="T62">y puesto en su lugar FBFK_crearcasotpv2_tiposbolsas_libsoav1</text:span></text:p>
                </text:list-item>
                <text:list-item>
                  <text:p text:style-name="P123"><text:span text:style-name="T61">eliminado </text:span>FBF_cambiarcasotcasoestadotp_trbsdali_libsoav1 </text:p>
                </text:list-item>
                <text:list-item>
                  <text:p text:style-name="P123"><text:span text:style-name="T63">En </text:span>FBFK_motortps_trbsdali_libsoav1 <text:span text:style-name="T63">quitado el while (1) y el usleep</text:span></text:p>
                </text:list-item>
              </text:list>
            </text:list-item>
            <text:list-item>
              <text:p text:style-name="P121"><text:s/>trbdalieth_libsoav1.c y .h</text:p>
              <text:list>
                <text:list-item>
                  <text:p text:style-name="P123"><text:span text:style-name="T61">eliminado </text:span>FBFK_crearcasotp_trbsdalieth_libsoav1 <text:span text:style-name="T62">y puesto en su lugar FBFK_crearcasotpv2_tiposbolsas_libsoav1</text:span></text:p>
                </text:list-item>
                <text:list-item>
                  <text:p text:style-name="P123"><text:span text:style-name="T61">eliminado </text:span>FBF_cambiarcasotcasoestadotp_trbsdalieth_libsoav1</text:p>
                </text:list-item>
                <text:list-item>
                  <text:p text:style-name="P124">modificadas todas las llamadas a funciones de dali_libsoav1 (Ej: salidas, leercasosconnull,.…) </text:p>
                </text:list-item>
              </text:list>
            </text:list-item>
            <text:list-item>
              <text:p text:style-name="P121">trbarduinosondas_libsoav1.c y .h</text:p>
            </text:list-item>
            <text:list-item>
              <text:p text:style-name="P121">trbarduinopulsos_libsoav1.c y .h</text:p>
            </text:list-item>
            <text:list-item>
              <text:p text:style-name="P121">trbsarduinoed_libsoav1.c y .h</text:p>
            </text:list-item>
            <text:list-item>
              <text:p text:style-name="P121">trbsarduinosd_libsoav1.c y .h</text:p>
            </text:list-item>
            <text:list-item>
              <text:p text:style-name="P126">trbsibercomp8saeth_libsoav1.c y .h</text:p>
            </text:list-item>
            <text:list-item>
              <text:p text:style-name="P126">trbsibercomp8eateth_libsoav1.c y .h</text:p>
              <text:list>
                <text:list-item>
                  <text:p text:style-name="P128">modificado en FBFK_crearcasobarreno cuando llena la variable condicion no estaba bien <text:span text:style-name="T64">para eliminar los casos.</text:span></text:p>
                </text:list-item>
              </text:list>
            </text:list-item>
            <text:list-item>
              <text:p text:style-name="P130">En trbibercomp8edserie_libsoav1.c y .h</text:p>
              <text:list>
                <text:list-item>
                  <text:p text:style-name="P123"><text:span text:style-name="T65">eliminado </text:span>FBFK_crearbarreno_trbsibercomp8edserie_libsoav1</text:p>
                </text:list-item>
                <text:list-item>
                  <text:p text:style-name="P123"><text:span text:style-name="T65">eliminado </text:span>FBFK_eliminarbarreno_trbsibercomp8edserie_libsoav1</text:p>
                </text:list-item>
                <text:list-item>
                  <text:p text:style-name="P130">eliminados los trbs de contenedor externo que no se utilizan</text:p>
                </text:list-item>
                <text:list-item>
                  <text:p text:style-name="P132">creadas las funciones correspondientes de tiposbolsas para este trb</text:p>
                </text:list-item>
                <text:list-item>
                  <text:p text:style-name="P134">añadido en FBFK_crearcasobarreno que elimine el caso antes de escribir</text:p>
                </text:list-item>
                <text:list-item>
                  <text:p text:style-name="P134">añadido contenido de motortp en el motorpuerto</text:p>
                </text:list-item>
              </text:list>
            </text:list-item>
            <text:list-item>
              <text:p text:style-name="P134">En trbssugarvalley_libsoav1.c y .h</text:p>
              <text:list>
                <text:list-item>
                  <text:p text:style-name="P134">eliminado FBFK_crearbarrenoentradas_trbssugarvalleyserie_libsoav1</text:p>
                </text:list-item>
                <text:list-item>
                  <text:p text:style-name="P134">eliminado FBFK_leercasosbarreno_trbssugarvalleyserie_libsoav1</text:p>
                </text:list-item>
                <text:list-item>
                  <text:p text:style-name="P130">eliminados los trbs de contenedor externo que no se utilizan</text:p>
                </text:list-item>
                <text:list-item>
                  <text:p text:style-name="P132">creadas las funciones correspondientes de tiposbolsas para este trb</text:p>
                </text:list-item>
                <text:list-item>
                  <text:p text:style-name="P134">añadido en FBFK_crearcasobarreno que elimine el caso antes de escribir</text:p>
                </text:list-item>
                <text:list-item>
                  <text:p text:style-name="P134">añadido contenido de motortp en el motorpuerto</text:p>
                </text:list-item>
              </text:list>
            </text:list-item>
            <text:list-item>
              <text:p text:style-name="P136">En trbsibercomp8sd_libsoav1.c y .h</text:p>
              <text:list>
                <text:list-item>
                  <text:p text:style-name="P136">Eliminado FBFK_crearbarreno_trbsibercomp8sdserie_libsoav1</text:p>
                </text:list-item>
                <text:list-item>
                  <text:p text:style-name="P136">Eliminado FBFK_crearbarreno2_trbsibercomp8sdserie_libsoav1</text:p>
                </text:list-item>
                <text:list-item>
                  <text:p text:style-name="P136">Eliminado FBFK_eliminarbarrenos_trbsibercomp8sdserie_libsoav1</text:p>
                </text:list-item>
                <text:list-item>
                  <text:p text:style-name="P139">Modificado el nombre de las funciones</text:p>
                </text:list-item>
                <text:list-item>
                  <text:p text:style-name="P141">Modificadas todas las funciones de iniciar las salidas (temporizada, limitada, concambio,,,) (igual que raspberrysd)</text:p>
                </text:list-item>
                <text:list-item>
                  <text:p text:style-name="P143">Añadido en FBFK_crearcasobarreño que llame a FBF_eliminarcasos</text:p>
                </text:list-item>
              </text:list>
            </text:list-item>
            <text:list-item>
              <text:p text:style-name="P123"><text:span text:style-name="T66">En raspberrypulsos cambiado </text:span>FBFK_crearcasotpv2_tiposbolsas_libsoav1 <text:span text:style-name="T66">por la de sincambio</text:span></text:p>
            </text:list-item>
            <text:list-item>
              <text:p text:style-name="P145"><text:s/><text:span text:style-name="T67">En trbsibercomp8sdeth.c y .h</text:span></text:p>
              <text:list>
                <text:list-item>
                  <text:p text:style-name="P147">Eliminado FBFK_crearbarreno</text:p>
                </text:list-item>
                <text:list-item>
                  <text:p text:style-name="P147">Eliminado FBFK_eliminarbarreno</text:p>
                </text:list-item>
                <text:list-item>
                  <text:p text:style-name="P147">Modificado el nombre de las funciones</text:p>
                </text:list-item>
                <text:list-item>
                  <text:p text:style-name="P141">Modificadas todas las funciones de iniciar las salidas (temporizada, limitada, concambio,,,) (igual que raspberrysd)</text:p>
                </text:list-item>
              </text:list>
            </text:list-item>
          </text:list>
        </text:list-item>
        <text:list-item>
          <text:p text:style-name="P136">Cambiadas las VG ...LIBLOAV1 por LIBSOAV1 en todos los trbs</text:p>
        </text:list-item>
        <text:list-item>
          <text:p text:style-name="P71"><text:span text:style-name="T30">En hilostp_libsoav1 en </text:span><text:span text:style-name="T16">FBFK_trbs_salidas_tipo_hilostp_libsoav1 </text:span><text:span text:style-name="T30">modificado el nombre de la funcion FBFK_iniciaribercomp8sdeth_trbsibercomp8sdeth_libsoav1(argumentos, valor); por FBFK_iniciartrb_th_salida_trbsibercomp8sdeth_libsoav1</text:span></text:p>
        </text:list-item>
        <text:list-item>
          <text:p text:style-name="P148"><text:span text:style-name="T70">Modificado en sistemarpc_libsoav1, incorporado en </text:span>FBFK_salidas_rpc_libsoav1 <text:span text:style-name="T71">lo correspondiente a las salidas del 8edeth y sugarvalley</text:span></text:p>
        </text:list-item>
        <text:list-item>
          <text:p text:style-name="P149">05/04/2019</text:p>
        </text:list-item>
        <text:list-item>
          <text:p text:style-name="P72"><text:soft-page-break/>En trbs zennerserie y zennereth habria que poner que obtenga la direccion secundaria como pusimos en el supercal???</text:p>
        </text:list-item>
        <text:list-item>
          <text:p text:style-name="P72">TRBS que no tienen motortp dentro de motorpuerto</text:p>
          <text:list>
            <text:list-item>
              <text:p text:style-name="P72">daliserie</text:p>
            </text:list-item>
            <text:list-item>
              <text:p text:style-name="P72">dalieth</text:p>
            </text:list-item>
            <text:list-item>
              <text:p text:style-name="P72">arduinosondas</text:p>
            </text:list-item>
          </text:list>
        </text:list-item>
        <text:list-item>
          <text:p text:style-name="P72">TRBS <text:s/>sin motortp dentro de motorpuerto y con hilos y funciones antiguas: limpiar includes, pthread, VGK, funciones de seriepartines en lugar de comserie (solo en los serie), no utiliza directamente las variables de tipo estructura, si no que llena lista y despues llena variables con los valores de la lista, tiene funciones de creartablabarreno y eliminartablabarreno</text:p>
          <text:list>
            <text:list-item>
              <text:p text:style-name="P72">Sugarvalleyserie</text:p>
            </text:list-item>
            <text:list-item>
              <text:p text:style-name="P72">ibercomp8sdserie</text:p>
            </text:list-item>
            <text:list-item>
              <text:p text:style-name="P72">ibercomp8sdeth</text:p>
            </text:list-item>
            <text:list-item>
              <text:p text:style-name="P72">ibercomp8edserie</text:p>
            </text:list-item>
            <text:list-item>
              <text:p text:style-name="P72">ibercomp8easerie</text:p>
            </text:list-item>
          </text:list>
        </text:list-item>
        <text:list-item>
          <text:p text:style-name="P72">TRBS que faltaria limpiar codigo: FBF_leerbarreno y FBF_motortps (ni se utiliza)</text:p>
        </text:list-item>
        <text:list-item>
          <text:p text:style-name="P72"><text:tab/>¿Por que si se utiliza el motortps llama a FBF_tramavuelta y si lo hace directo no?</text:p>
          <text:list>
            <text:list-item>
              <text:p text:style-name="P72">raspberrysht31</text:p>
            </text:list-item>
            <text:list-item>
              <text:p text:style-name="P72">raspberryds18b20</text:p>
            </text:list-item>
            <text:list-item>
              <text:p text:style-name="P72">arduinopulsos</text:p>
            </text:list-item>
            <text:list-item>
              <text:p text:style-name="P72">raspberryED (solo FBF_leerbarreno)</text:p>
            </text:list-item>
            <text:list-item>
              <text:p text:style-name="P72">arduinosd (solo FBF_leerbarreno)</text:p>
            </text:list-item>
            <text:list-item>
              <text:p text:style-name="P72">arduinoed (solo FBF_leerbarreno)</text:p>
            </text:list-item>
          </text:list>
        </text:list-item>
        <text:list-item>
          <text:p text:style-name="P72">TRBS llena listas con variables <text:s/>de tipo estructura y luego mete los valores de las listas en otras variables en lugar de utilizarlas directamente como estamos haciendo en los trbs nuevos</text:p>
          <text:list>
            <text:list-item>
              <text:p text:style-name="P72">ibercomp8saeth</text:p>
            </text:list-item>
            <text:list-item>
              <text:p text:style-name="P150">ibercompeaeth</text:p>
            </text:list-item>
          </text:list>
          <text:p text:style-name="P152"><text:span text:style-name="T71">0</text:span>8/05/2019</text:p>
        </text:list-item>
        <text:list-item>
          <text:p text:style-name="P114">Modificado en trbsraspberrydali_libsoav1.c en los motores puerto la forma de formar el nombre del barreno, </text:p>
          <text:p text:style-name="P153">en el kernelloa cuando se programa se forma con: tramasserieentradasraspberrydali_dp_numconversor_numcomando y en el soa esta: tramasserieentradasraspberrydaly_puerto_numcomando</text:p>
          <text:p text:style-name="P152">09/05/2019</text:p>
        </text:list-item>
        <text:list-item>
          <text:p text:style-name="P152">creado trb nuevo de sugarvalley <text:span text:style-name="T96">trbs/trbssugarvalley2_libsoav1.c y .h</text:span> </text:p>
        </text:list-item>
      </text:list>
      <text:p text:style-name="P15"/>
      <text:p text:style-name="P15"/>
      <text:p text:style-name="P15"/>
      <text:p text:style-name="P53">KERNELLOA</text:p>
      <text:list xml:id="list231232289" text:style-name="L3">
        <text:list-item>
          <text:p text:style-name="P154">en public/sql/ teo.sql <text:span text:style-name="T68">(escrito tdato tipotcaso tabla acciones)</text:span></text:p>
        </text:list-item>
        <text:list-item>
          <text:p text:style-name="P154">en application/models/ M_tecladoauto.pho</text:p>
          <text:list>
            <text:list-item>
              <text:p text:style-name="P110">Modificado crearComandoZenner, para cambiar nombre y valor tipodriver</text:p>
            </text:list-item>
            <text:list-item>
              <text:p text:style-name="P110">Modificado crearTrbZenner, para cambiar nombre y valor tipodriver</text:p>
            </text:list-item>
            <text:list-item>
              <text:p text:style-name="P110">Creado crearComandoZennerSerie</text:p>
            </text:list-item>
            <text:list-item>
              <text:p text:style-name="P110">Creado crearTrbZennerSerie</text:p>
            </text:list-item>
            <text:list-item>
              <text:p text:style-name="P110">Modificado en crearComandoAnalizador la borna7, para cambiar cos L2 por cos L1</text:p>
            </text:list-item>
            <text:list-item>
              <text:p text:style-name="P110">Modificado crearComandoSupercal, para cambiar nombre y valor tipodriver</text:p>
            </text:list-item>
            <text:list-item>
              <text:p text:style-name="P110">Modificado crearTrbSupercal, para cambiar nombre y valor tipodriver</text:p>
            </text:list-item>
            <text:list-item>
              <text:p text:style-name="P110">Creado crearComandoSupercalSerie</text:p>
            </text:list-item>
            <text:list-item>
              <text:p text:style-name="P110">Creado crearTrbSupercalSerie</text:p>
            </text:list-item>
            <text:list-item>
              <text:p text:style-name="P119">Creado crearComandoSolar</text:p>
            </text:list-item>
            <text:list-item>
              <text:p text:style-name="P156">Creado crearTrbSolar</text:p>
            </text:list-item>
            <text:list-item>
              <text:p text:style-name="P158">Creado leerRegistrosBornasSolarEntrada</text:p>
            </text:list-item>
            <text:list-item>
              <text:p text:style-name="P156"><text:span text:style-name="T50">Creado </text:span>leerRegistrosBornasSolarSalida</text:p>
            </text:list-item>
            <text:list-item>
              <text:p text:style-name="P160">Modificado en crearTpsEntrada</text:p>
              <text:p text:style-name="P160">if ( $tps[4]-&gt;mes == true )//TODO:</text:p>
            </text:list-item>
          </text:list>
        </text:list-item>
      </text:list>
      <text:p text:style-name="P18"><text:tab/><text:tab/>$this-&gt;insertarTh($datos-&gt;sistema, $tp, "34");</text:p>
      <text:p text:style-name="P16"><text:tab/> <text:s text:c="4"/>por</text:p>
      <text:p text:style-name="P16"><text:tab/> <text:s text:c="4"/>if ( $tps[4]-&gt;anio == true )//TODO:</text:p>
      <text:p text:style-name="P16"><text:tab/><text:tab/>$this-&gt;insertarTh($datos-&gt;sistema, $tp, "34");</text:p>
      <text:list xml:id="list200227708953683" text:continue-numbering="true" text:style-name="L3">
        <text:list-item>
          <text:list>
            <text:list-item>
              <text:p text:style-name="P74"><text:span text:style-name="T91">Modificado en </text:span><text:span text:style-name="T16">crearConsigna</text:span><text:span text:style-name="T92">cuando crea caso en tabla “clima” falta añadir bd y sistema de donde se encuentra la tabla, xq si no da error, y modificado cuando crea caso en th_consigna con fk=0, cambiado el valor de inhibir, en lugar de escribir “si”, escribe “no”.</text:span></text:p>
            </text:list-item>
          </text:list>
        </text:list-item>
        <text:list-item>
          <text:p text:style-name="P163">en public/sql/karnaverde.sql modificada la estructura de la tabla “zonas” los tdatos f1 y f2 seran enteros, modificado por tanto los modelos de crear </text:p>
        </text:list-item>
        <text:list-item>
          <text:p text:style-name="P165">Cuando se crea un trb y escribe los tdatos correspondientes al trb en cortinillaspertenencia1 por que no se escribe siempre los tdatos (activo, tiempo,…) luego para el modificar hará falta para mostrar los valores que tiene y cambiarlos si se quieren. He añadido este cambio en </text:p>
          <text:list>
            <text:list-item>
              <text:p text:style-name="P75"><text:span text:style-name="T26">c</text:span><text:span text:style-name="T16">rearTrbArduinoPulsos</text:span></text:p>
            </text:list-item>
            <text:list-item>
              <text:p text:style-name="P167">crearTrbArduinoSondas</text:p>
            </text:list-item>
            <text:list-item>
              <text:p text:style-name="P167">crearTrbArduinoDmx</text:p>
            </text:list-item>
            <text:list-item>
              <text:p text:style-name="P167">crearTrbArduinoEd</text:p>
            </text:list-item>
            <text:list-item>
              <text:p text:style-name="P167">crearTrbIbemeter</text:p>
            </text:list-item>
            <text:list-item>
              <text:p text:style-name="P167">crearTrbZennerSth</text:p>
            </text:list-item>
            <text:list-item>
              <text:p text:style-name="P167">crearTrbZennerSerie</text:p>
            </text:list-item>
            <text:list-item>
              <text:p text:style-name="P167">crearTrbRaspberryEd</text:p>
            </text:list-item>
            <text:list-item>
              <text:p text:style-name="P167">crearTrbRaspberryPulsos</text:p>
            </text:list-item>
            <text:list-item>
              <text:p text:style-name="P167">crearTrbRaspberryDS18B20</text:p>
            </text:list-item>
            <text:list-item>
              <text:p text:style-name="P167">crearTrbRaspberrySHT31</text:p>
            </text:list-item>
            <text:list-item>
              <text:p text:style-name="P167">crearTrbSmartTrail</text:p>
            </text:list-item>
            <text:list-item>
              <text:p text:style-name="P167">crearTrbSupercalSerie</text:p>
            </text:list-item>
            <text:list-item>
              <text:p text:style-name="P167">crearTrbSupercalEth</text:p>
            </text:list-item>
            <text:list-item>
              <text:p text:style-name="P167">crearTrbAnalizador</text:p>
            </text:list-item>
            <text:list-item>
              <text:p text:style-name="P167">crearTrbSolar</text:p>
            </text:list-item>
          </text:list>
        </text:list-item>
        <text:list-item>
          <text:p text:style-name="P170"><text:span text:style-name="T72">Modificado en </text:span>crearTrbSugarValley <text:span text:style-name="T72">en el listado de bornas en la variable tiporb estaba metiendo el valor del parametro , en lugar del tipotrb</text:span></text:p>
        </text:list-item>
        <text:list-item>
          <text:p text:style-name="P172">Creado modelo crearComandoSugarValley2</text:p>
        </text:list-item>
        <text:list-item>
          <text:p text:style-name="P172">Creado modelo crearTrbSugarValley2</text:p>
          <text:p text:style-name="P174">13/05/2019</text:p>
        </text:list-item>
        <text:list-item>
          <text:p text:style-name="P174">Modificado en obtenerDatosTpse que en lugar de hacer un isset de borna haga un empty de borna porque como le llega vacio no hacia el select correctamente y cogia el valor de la borna 0 siempre.</text:p>
        </text:list-item>
      </text:list>
      <text:p text:style-name="P17"/>
      <text:list xml:id="list200226805868876" text:continue-numbering="true" text:style-name="L3">
        <text:list-item>
          <text:p text:style-name="P176">en application/controllers/Tecladoauto.php</text:p>
          <text:list>
            <text:list-item>
              <text:p text:style-name="P176">Añadido en crearComando</text:p>
              <text:list>
                <text:list-item>
                  <text:p text:style-name="P176">crearComandoZennerSerie</text:p>
                </text:list-item>
                <text:list-item>
                  <text:p text:style-name="P176">crearComandoZennerEth</text:p>
                </text:list-item>
                <text:list-item>
                  <text:p text:style-name="P176">crearComandoSupercalSerie</text:p>
                </text:list-item>
                <text:list-item>
                  <text:p text:style-name="P176"><text:soft-page-break/>crearComandoSupercalEth</text:p>
                </text:list-item>
                <text:list-item>
                  <text:p text:style-name="P176">crearComandoSolar</text:p>
                </text:list-item>
              </text:list>
            </text:list-item>
            <text:list-item>
              <text:p text:style-name="P176">Añadido en crearTrb</text:p>
              <text:list>
                <text:list-item>
                  <text:p text:style-name="P176">crearTrbZennerSerie</text:p>
                </text:list-item>
                <text:list-item>
                  <text:p text:style-name="P176">crearTrbZennerEth</text:p>
                </text:list-item>
                <text:list-item>
                  <text:p text:style-name="P176">crearTrbSupercalSerie</text:p>
                </text:list-item>
                <text:list-item>
                  <text:p text:style-name="P176">crearTrbSupercalEth</text:p>
                </text:list-item>
                <text:list-item>
                  <text:p text:style-name="P176">crearTrbSolar</text:p>
                </text:list-item>
              </text:list>
            </text:list-item>
            <text:list-item>
              <text:p text:style-name="P158">Creado controladores: </text:p>
              <text:list>
                <text:list-item>
                  <text:p text:style-name="P158">leerRegistrosBornasSolarEntrada</text:p>
                </text:list-item>
                <text:list-item>
                  <text:p text:style-name="P171">leerRegistrosBornasSolarSalida</text:p>
                </text:list-item>
              </text:list>
            </text:list-item>
            <text:list-item>
              <text:p text:style-name="P178">Modificado controlador crearComando para añadir crearComandoSugarValley2</text:p>
            </text:list-item>
            <text:list-item>
              <text:p text:style-name="P178">Modificado controlador crearTrb para añadir crearTrbSugarValley2</text:p>
            </text:list-item>
            <text:list-item>
              <text:p text:style-name="P179">Modificado en crearTrbRaspberryDS18B20 que en lugar de escribir el valor del idborna en el tdato numcomando lo escriba en nemoborna, por que el idborna contiene letras por tanto no se puede escribir en numcomando que es de tipoentero</text:p>
            </text:list-item>
            <text:list-item>
              <text:p text:style-name="P179"/>
            </text:list-item>
          </text:list>
        </text:list-item>
      </text:list>
      <text:p text:style-name="P61">Ver con Gemma:</text:p>
      <text:p text:style-name="P5"/>
      <text:p text:style-name="P6">23/04/2019</text:p>
      <text:p text:style-name="P6"/>
      <text:p text:style-name="P5">kernelloa</text:p>
      <text:list xml:id="list792146775" text:style-name="L4">
        <text:list-item>
          <text:p text:style-name="P77">Cuando se pulsa en nemo para programar tpse, tpss, trb,… no se podria filtrar por tipodriver, <text:span text:style-name="T51">para que no salgan tantos</text:span></text:p>
        </text:list-item>
        <text:list-item>
          <text:p text:style-name="P78">Cuando se programan los comando, no podríamos poner en todos en el validar que tenga en cuenta el tipodriver y las familias?</text:p>
        </text:list-item>
        <text:list-item>
          <text:p text:style-name="P78">Cuando se programan las salidas, se puede hacer más ancho el objeto del listado bornas, es que sale en varias líneas descolocado y es muy fácil equivocarse al seleccionar la borna</text:p>
        </text:list-item>
        <text:list-item>
          <text:p text:style-name="P78">Cuando se programan las entradas, en el listado bornas, no se puede <text:span text:style-name="T52">mostrar el nemotpse como está en el listadobornas de las tpss que si muestra el nemotpss, es para saber que borna tenemos programada.</text:span></text:p>
        </text:list-item>
        <text:list-item>
          <text:p text:style-name="P79">Cuando se programan las salidas, limpia los valores de las familias, ej f3 y en las entradas no lo hace.</text:p>
        </text:list-item>
        <text:list-item>
          <text:p text:style-name="P80">Cuando se programan las zonas, habŕa que poner que se puedan escribir las familias y en el validar que tenga en cuenta (familias y nemo), <text:span text:style-name="T53">si se tienen que programar muchas escenas <text:s/>no se ve todos los entrys (ver imagen), la pantalla no esta bien y modificar tb el modelo ya que han cambiado el tipo de tdato de los tdatos f1 y f2, ahora son enteros</text:span></text:p>
        </text:list-item>
        <text:list-item>
          <text:p text:style-name="P80">Cuando se programa una consigna Añadir sd en seleccionar TPSE (compresor), da igual lo que se elija en enfriar o calentar, no lo tiene en cuenta, ya que crea automaticamente los casos para los dos tipos.</text:p>
        </text:list-item>
        <text:list-item>
          <text:p text:style-name="P81">En el listado del karnaverde no se por que cuando lo descargo me sale, blanco el pdf <text:span text:style-name="T73">y si tiene muchas tp ni siquiera lo genera.</text:span></text:p>
        </text:list-item>
        <text:list-item>
          <text:p text:style-name="P81">En el listado del karnaverde en las zonas habria que leer las familias, no?</text:p>
        </text:list-item>
        <text:list-item>
          <text:p text:style-name="P82"><text:span text:style-name="T117">En <text:s/></text:span><text:span text:style-name="T16">crearIniciarhilostrbSalidasDali, crearIniciarhilostrbSalidasDalieth, <text:s/>crearIniciarhilostrbSalidasRaspberryDali </text:span><text:span text:style-name="T34">el nombre de la tabla ram que se crea </text:span><text:span text:style-name="T35">no </text:span><text:span text:style-name="T34">deberia de tener otro nombre, </text:span><text:span text:style-name="T35">que no ponga entradas???</text:span></text:p>
        </text:list-item>
        <text:list-item>
          <text:p text:style-name="P83"><text:span text:style-name="T58">L</text:span>os controladores de TecladoAuto.<text:span text:style-name="T58">php</text:span> no estan documentado<text:span text:style-name="T58">s</text:span>, deber<text:span text:style-name="T59">í</text:span>an <text:s/><text:span text:style-name="T58">de <text:s/></text:span>estar documentados no?</text:p>
        </text:list-item>
        <text:list-item>
          <text:p text:style-name="P84"><text:span text:style-name="T58">El modelo </text:span><text:span text:style-name="T16">eliminarIniciashilostrbSalidas </text:span><text:span text:style-name="T23">que esta en M_tecladoauto.php no se utiliza en ning</text:span><text:span text:style-name="T24">ú</text:span><text:span text:style-name="T23">n sitio, se utilizara en el eliminar trbs salida (M_tecladoautoborrar.php)</text:span></text:p>
        </text:list-item>
        <text:list-item>
          <text:p text:style-name="P84"><text:span text:style-name="T60">El nombre del modelo esta mal escrito: </text:span><text:span text:style-name="T16">crearTablaDpDimanicas</text:span></text:p>
        </text:list-item>
        <text:list-item>
          <text:p text:style-name="P84"><text:span text:style-name="T25">en </text:span><text:span text:style-name="T16">crearIniciarhilostrbSalidasDalieth </text:span><text:span text:style-name="T25">falta que cambie los “.” Por “_” en dp a la hora de formar la tabla ram</text:span></text:p>
        </text:list-item>
        <text:list-item>
          <text:p text:style-name="P84"><text:span text:style-name="T26">Cuando se crea un trb y escribe los tdatos correspondientes al trb en cortinillaspertenencia1 por que no </text:span><text:span text:style-name="T27">se</text:span><text:span text:style-name="T26"> escribe siempre los tdatos (activo, tiempo,…) luego para el modificar har</text:span><text:span text:style-name="T27">á</text:span><text:span text:style-name="T26"> falta para mostrar los valores que tiene y cambiarlos si se quieren. </text:span><text:span text:style-name="T28">He añadido este cambio en </text:span></text:p>
          <text:list>
            <text:list-item>
              <text:p text:style-name="P76"><text:span text:style-name="T26">c</text:span><text:span text:style-name="T16">rearTrbArduinoPulsos</text:span></text:p>
            </text:list-item>
            <text:list-item>
              <text:p text:style-name="P168">crearTrbArduinoSondas</text:p>
            </text:list-item>
            <text:list-item>
              <text:p text:style-name="P168">crearTrbArduinoDmx</text:p>
            </text:list-item>
            <text:list-item>
              <text:p text:style-name="P168">crearTrbArduinoEd</text:p>
            </text:list-item>
            <text:list-item>
              <text:p text:style-name="P168">crearTrbIbemeter</text:p>
            </text:list-item>
            <text:list-item>
              <text:p text:style-name="P168">crearTrbZennerSth</text:p>
            </text:list-item>
            <text:list-item>
              <text:p text:style-name="P168">crearTrbZennerSerie</text:p>
            </text:list-item>
            <text:list-item>
              <text:p text:style-name="P168">crearTrbRaspberryEd</text:p>
            </text:list-item>
            <text:list-item>
              <text:p text:style-name="P168">crearTrbRaspberryPulsos</text:p>
            </text:list-item>
            <text:list-item>
              <text:p text:style-name="P168">crearTrbRaspberryDS18B20</text:p>
            </text:list-item>
            <text:list-item>
              <text:p text:style-name="P168">crearTrbRaspberrySHT31</text:p>
            </text:list-item>
            <text:list-item>
              <text:p text:style-name="P168">crearTrbSmartTrail</text:p>
            </text:list-item>
            <text:list-item>
              <text:p text:style-name="P168">crearTrbSupercalSerie</text:p>
            </text:list-item>
            <text:list-item>
              <text:p text:style-name="P168">crearTrbSupercalEth</text:p>
            </text:list-item>
            <text:list-item>
              <text:p text:style-name="P168">crearTrbAnalizador</text:p>
            </text:list-item>
            <text:list-item>
              <text:p text:style-name="P168">crearTrbSolar</text:p>
            </text:list-item>
          </text:list>
        </text:list-item>
        <text:list-item>
          <text:p text:style-name="P180">En constants.php (buscar marca: //TODO:)</text:p>
          <text:list>
            <text:list-item>
              <text:p text:style-name="P180">coger rename_tabla_ram</text:p>
            </text:list-item>
            <text:list-item>
              <text:p text:style-name="P84"><text:span text:style-name="T27">coger </text:span><text:span text:style-name="T16">mover_tp</text:span></text:p>
            </text:list-item>
            <text:list-item>
              <text:p text:style-name="P180">coger modificar_tp_historicos</text:p>
            </text:list-item>
            <text:list-item>
              <text:p text:style-name="P84"><text:span text:style-name="T29">coger </text:span><text:span text:style-name="T16">modificar_tp_</text:span><text:span text:style-name="T29">medidores</text:span></text:p>
            </text:list-item>
          </text:list>
        </text:list-item>
        <text:list-item>
          <text:p text:style-name="P181">Por ahora todos los modelos que se necesitan, si se utilizan tanto en crear, modificar o borrar, los he duplicado, cuando sea necesario, cambiamos que en lugar de llamar a un modelo interno llame a un modelo en otro archivo.php</text:p>
        </text:list-item>
        <text:list-item>
          <text:p text:style-name="P182"><text:soft-page-break/>En el modificar comando si el numero de bornas se programan , me dijiste, que no se puede modificar, para no borrar tablas y volverlas a crear, si se quiere modificar el numero de bornas, se tiene que borrar el comando y volverlo a crear con el numero de bornas que se necesite.</text:p>
        </text:list-item>
        <text:list-item>
          <text:p text:style-name="P183">En el borrar de los trbs si tienen varias bornas, eliminamos la borna o eliminamos el trb entero.??? Te lo pregunte cuando hice los demas trbs, y me dijiste que se borraba entero, y se volveria a programar lo que se necesitase.</text:p>
        </text:list-item>
        <text:list-item>
          <text:p text:style-name="P184">En el ibercompibemeter la primera borna es el 1? no es como todos los demas que la primera borna es la 0?</text:p>
        </text:list-item>
        <text:list-item>
          <text:p text:style-name="P185">En crearComandoSugarValley por que no escribimos el comando () en tdato numcomando y el idcomando en tdato comando como esta en los demas, Deberiamos de utilizar el mismo criterio en todos los trbs no?</text:p>
        </text:list-item>
        <text:list-item>
          <text:p text:style-name="P85"><text:span text:style-name="T16">En creartrb arduino, </text:span><text:span text:style-name="T33">c</text:span><text:span text:style-name="T31">uando he programado el arduino DMX, he cogido bornas que no son consecutivas, </text:span><text:span text:style-name="T32">se puede programar asi???</text:span><text:span text:style-name="T31"> </text:span></text:p>
        </text:list-item>
      </text:list>
      <text:p text:style-name="P20"/>
      <text:list xml:id="list200228209225401" text:continue-numbering="true" text:style-name="L4">
        <text:list-item>
          <text:p text:style-name="P86">Pendiente pantalla:</text:p>
        </text:list-item>
        <text:list-item>
          <text:p text:style-name="P87">En crear Comando Arduino, en la pantalla se pueden meter valores negativos en numbornas entrada y numerobornas salida</text:p>
        </text:list-item>
        <text:list-item>
          <text:p text:style-name="P87">En crear Comando Dali serie, en la pantalla se pueden meter valores negativos en bitstop, bitdatos y paridad</text:p>
        </text:list-item>
        <text:list-item>
          <text:p text:style-name="P88">En crear Comando Rasberry ED, en la pantalla se pueden meter valores negativos en num bornas entrada</text:p>
        </text:list-item>
        <text:list-item>
          <text:p text:style-name="P86">Raspberry Pulsos</text:p>
        </text:list-item>
        <text:list-item>
          <text:p text:style-name="P86">Zenner serie y eth (ahora solo hay uno)</text:p>
        </text:list-item>
        <text:list-item>
          <text:p text:style-name="P86">Supercal serie y eth (ahora solo hay uno)</text:p>
        </text:list-item>
        <text:list-item>
          <text:p text:style-name="P86">Solar</text:p>
        </text:list-item>
        <text:list-item>
          <text:p text:style-name="P89">sugarvalley2</text:p>
        </text:list-item>
        <text:list-item>
          <text:p text:style-name="P89">zonas</text:p>
        </text:list-item>
        <text:list-item>
          <text:p text:style-name="P90">en consignas que se pueda seleccionar una tpss en la tpse del compresor, que ahora lo estamos haciendo a mano</text:p>
          <text:p text:style-name="P91">10/05/2019</text:p>
        </text:list-item>
        <text:list-item>
          <text:p text:style-name="P90">triggers zonas (estado e intensidad)</text:p>
        </text:list-item>
        <text:list-item>
          <text:p text:style-name="P91">anadir al th_pulsador_clima</text:p>
        </text:list-item>
        <text:list-item>
          <text:p text:style-name="P91">no deberiamos anadir un tdato a la tabla zonas, para que si eliminamos un comando, rb,… elimine el caso correspondiente en la tabla zonas, tanto en tcaso zonas como en tcaso escenas</text:p>
          <text:p text:style-name="P92">15/05/2019</text:p>
        </text:list-item>
        <text:list-item>
          <text:p text:style-name="P92">No funciona en crear tpss unica cuando <text:span text:style-name="T74">la salida</text:span> es temporizada, <text:span text:style-name="T74">limitada, … </text:span>el coser th_salida en el th de la tp</text:p>
        </text:list-item>
      </text:list>
      <text:p text:style-name="P21"/>
      <text:p text:style-name="P19"/>
      <text:p text:style-name="P22"/>
      <text:p text:style-name="P54">PRUEBAS:</text:p>
      <text:list xml:id="list3692557346" text:style-name="L5">
        <text:list-item>
          <text:p text:style-name="P186">Modelos:</text:p>
          <text:list>
            <text:list-item>
              <text:p text:style-name="P186">En M_tecladoautocrear.php añadidos los ultimos cambios (comandos y trbs nuevos, modificaciones en triggers y eventos)</text:p>
            </text:list-item>
            <text:list-item>
              <text:p text:style-name="P186">En M_tecladoautomodificar.php </text:p>
              <text:list>
                <text:list-item>
                  <text:p text:style-name="P93"><text:span text:style-name="T36">Modificado </text:span><text:span text:style-name="T7">modifi</text:span><text:span text:style-name="T8">arComandoZenner</text:span><text:span text:style-name="T36"> por que ahora tenemos 2 zenner uno por serie y otro por eth, para ello: </text:span></text:p>
                  <text:list>
                    <text:list-item>
                      <text:p text:style-name="P93"><text:span text:style-name="T36">cambiado el nombre a </text:span><text:span text:style-name="T37">modifica</text:span><text:span text:style-name="T36">rComandoZenner por </text:span><text:span text:style-name="T37">modific</text:span><text:span text:style-name="T36">arComandoZennerSerie</text:span></text:p>
                    </text:list-item>
                    <text:list-item>
                      <text:p text:style-name="P187">cambiado el nombre de obtenerValoresComandoZenner por obtenerValoresComandoZennerSerie</text:p>
                    </text:list-item>
                    <text:list-item>
                      <text:p text:style-name="P94"><text:span text:style-name="T16">cambiado el nombre de </text:span><text:span text:style-name="T37">modific</text:span><text:span text:style-name="T16">arTrbZenner por </text:span><text:span text:style-name="T37">modific</text:span><text:span text:style-name="T16">arTrbZennerSerie</text:span></text:p>
                    </text:list-item>
                  </text:list>
                </text:list-item>
                <text:list-item>
                  <text:p text:style-name="P93"><text:span text:style-name="T16">Creado </text:span><text:span text:style-name="T38">Ibemeter</text:span><text:span text:style-name="T36">:</text:span></text:p>
                  <text:list>
                    <text:list-item>
                      <text:p text:style-name="P93"><text:span text:style-name="T39">modificar</text:span><text:span text:style-name="T36">Comando</text:span><text:span text:style-name="T38">Ibemeter</text:span></text:p>
                    </text:list-item>
                    <text:list-item>
                      <text:p text:style-name="P95"><text:span text:style-name="T16">obtenerValoresComando</text:span><text:span text:style-name="T38">Ibemeter</text:span></text:p>
                    </text:list-item>
                    <text:list-item>
                      <text:p text:style-name="P93"><text:span text:style-name="T39">modific</text:span><text:span text:style-name="T36">ar</text:span><text:span text:style-name="T38">TrbIbemeter</text:span></text:p>
                    </text:list-item>
                    <text:list-item>
                      <text:p text:style-name="P95"><text:span text:style-name="T38">leer</text:span><text:span text:style-name="T16">Valores</text:span><text:span text:style-name="T38">Ibemeter</text:span></text:p>
                    </text:list-item>
                  </text:list>
                </text:list-item>
                <text:list-item>
                  <text:p text:style-name="P93"><text:span text:style-name="T16">Creado </text:span><text:span text:style-name="T36">ZennerSerie:</text:span></text:p>
                  <text:list>
                    <text:list-item>
                      <text:p text:style-name="P93"><text:span text:style-name="T39">modifi</text:span><text:span text:style-name="T36">arComandoZennerEth</text:span></text:p>
                    </text:list-item>
                    <text:list-item>
                      <text:p text:style-name="P187">obtenerValoresComandoZennerEth</text:p>
                    </text:list-item>
                    <text:list-item>
                      <text:p text:style-name="P93"><text:span text:style-name="T39">modifica</text:span><text:span text:style-name="T36">r</text:span><text:span text:style-name="T38">Trb</text:span><text:span text:style-name="T36">ZennerEth</text:span></text:p>
                    </text:list-item>
                    <text:list-item>
                      <text:p text:style-name="P95"><text:span text:style-name="T38">leer</text:span><text:span text:style-name="T16">ValoresZennerEth</text:span></text:p>
                    </text:list-item>
                  </text:list>
                </text:list-item>
                <text:list-item>
                  <text:p text:style-name="P93"><text:span text:style-name="T16">Creado </text:span><text:span text:style-name="T40">RaspberryDali</text:span><text:span text:style-name="T36">:</text:span></text:p>
                  <text:list>
                    <text:list-item>
                      <text:p text:style-name="P93"><text:span text:style-name="T39">modifica</text:span><text:span text:style-name="T36">rComando</text:span><text:span text:style-name="T40">RaspberryDali</text:span></text:p>
                    </text:list-item>
                    <text:list-item>
                      <text:p text:style-name="P95"><text:span text:style-name="T16">obtenerValoresComando</text:span><text:span text:style-name="T40">RaspberryDali</text:span></text:p>
                    </text:list-item>
                    <text:list-item>
                      <text:p text:style-name="P93"><text:span text:style-name="T39">modifica</text:span><text:span text:style-name="T36">r</text:span><text:span text:style-name="T38">Trb</text:span><text:span text:style-name="T40">RasberryDali</text:span></text:p>
                    </text:list-item>
                    <text:list-item>
                      <text:p text:style-name="P95"><text:span text:style-name="T38">leer</text:span><text:span text:style-name="T16">Valores</text:span><text:span text:style-name="T40">RaspberryDali</text:span></text:p>
                    </text:list-item>
                  </text:list>
                </text:list-item>
                <text:list-item>
                  <text:p text:style-name="P93"><text:span text:style-name="T16">Creado </text:span><text:span text:style-name="T40">RaspberryED</text:span><text:span text:style-name="T36">:</text:span></text:p>
                  <text:list>
                    <text:list-item>
                      <text:p text:style-name="P93"><text:span text:style-name="T39">modifica</text:span><text:span text:style-name="T36">rComando</text:span><text:span text:style-name="T40">RaspberryED</text:span></text:p>
                    </text:list-item>
                    <text:list-item>
                      <text:p text:style-name="P95"><text:span text:style-name="T16">obtenerValoresComando</text:span><text:span text:style-name="T40">RaspberryED</text:span></text:p>
                    </text:list-item>
                    <text:list-item>
                      <text:p text:style-name="P93"><text:span text:style-name="T39">modifica</text:span><text:span text:style-name="T36">r</text:span><text:span text:style-name="T38">Trb</text:span><text:span text:style-name="T40">RasberryED</text:span></text:p>
                    </text:list-item>
                    <text:list-item>
                      <text:p text:style-name="P95"><text:span text:style-name="T38">leer</text:span><text:span text:style-name="T40">ValoresRaspberryED</text:span></text:p>
                    </text:list-item>
                  </text:list>
                </text:list-item>
                <text:list-item>
                  <text:p text:style-name="P93"><text:span text:style-name="T16">Creado </text:span><text:span text:style-name="T40">RaspberrySD</text:span><text:span text:style-name="T36">:</text:span></text:p>
                  <text:list>
                    <text:list-item>
                      <text:p text:style-name="P93"><text:span text:style-name="T39">modifica</text:span><text:span text:style-name="T36">rComando</text:span><text:span text:style-name="T40">RaspberrySD</text:span></text:p>
                    </text:list-item>
                    <text:list-item>
                      <text:p text:style-name="P95"><text:span text:style-name="T16">obtenerValoresComando</text:span><text:span text:style-name="T40">RaspberrySD</text:span></text:p>
                    </text:list-item>
                  </text:list>
                </text:list-item>
                <text:list-item>
                  <text:p text:style-name="P93"><text:span text:style-name="T16">Creado </text:span><text:span text:style-name="T40">RaspberryPulsos</text:span><text:span text:style-name="T36">:</text:span></text:p>
                  <text:list>
                    <text:list-item>
                      <text:p text:style-name="P93"><text:span text:style-name="T39">modifica</text:span><text:span text:style-name="T36">rComando</text:span><text:span text:style-name="T40">RaspberryPulsos</text:span></text:p>
                    </text:list-item>
                    <text:list-item>
                      <text:p text:style-name="P95"><text:span text:style-name="T16">obtenerValoresComando</text:span><text:span text:style-name="T40">RaspberryPulsos</text:span></text:p>
                    </text:list-item>
                    <text:list-item>
                      <text:p text:style-name="P93"><text:span text:style-name="T39">modifica</text:span><text:span text:style-name="T36">r</text:span><text:span text:style-name="T38">Trb</text:span><text:span text:style-name="T40">RasberryPulsos</text:span></text:p>
                    </text:list-item>
                    <text:list-item>
                      <text:p text:style-name="P95"><text:span text:style-name="T38">leer</text:span><text:span text:style-name="T40">ValoresRaspberryPulsos</text:span></text:p>
                    </text:list-item>
                  </text:list>
                </text:list-item>
                <text:list-item>
                  <text:p text:style-name="P93"><text:span text:style-name="T16">Creado </text:span><text:span text:style-name="T40">RaspberryDS18B20</text:span><text:span text:style-name="T36">:</text:span></text:p>
                  <text:list>
                    <text:list-item>
                      <text:p text:style-name="P93"><text:span text:style-name="T39">modifica</text:span><text:span text:style-name="T36">rComando</text:span><text:span text:style-name="T40">RaspberryDS18B20</text:span></text:p>
                    </text:list-item>
                    <text:list-item>
                      <text:p text:style-name="P95"><text:span text:style-name="T16">obtenerValoresComando</text:span><text:span text:style-name="T40">RaspberryDS18B20</text:span></text:p>
                    </text:list-item>
                    <text:list-item>
                      <text:p text:style-name="P93"><text:span text:style-name="T39">modifica</text:span><text:span text:style-name="T36">r</text:span><text:span text:style-name="T38">Trb</text:span><text:span text:style-name="T40">RasberryDS18B20</text:span></text:p>
                    </text:list-item>
                    <text:list-item>
                      <text:p text:style-name="P95"><text:span text:style-name="T38">leer</text:span><text:span text:style-name="T40">ValoresRaspberryDS18B20</text:span></text:p>
                    </text:list-item>
                  </text:list>
                </text:list-item>
                <text:list-item>
                  <text:p text:style-name="P93"><text:span text:style-name="T16">Creado </text:span><text:span text:style-name="T40">RaspberrySHT31</text:span><text:span text:style-name="T36">:</text:span></text:p>
                  <text:list>
                    <text:list-item>
                      <text:p text:style-name="P93"><text:span text:style-name="T39">modifica</text:span><text:span text:style-name="T36">rComando</text:span><text:span text:style-name="T40">RaspberrySHT31</text:span></text:p>
                    </text:list-item>
                    <text:list-item>
                      <text:p text:style-name="P95"><text:span text:style-name="T16">obtenerValoresComando</text:span><text:span text:style-name="T40">RaspberrySHT31</text:span></text:p>
                    </text:list-item>
                    <text:list-item>
                      <text:p text:style-name="P93"><text:span text:style-name="T39">modifica</text:span><text:span text:style-name="T36">r</text:span><text:span text:style-name="T38">Trb</text:span><text:span text:style-name="T40">RasberrySHT31</text:span></text:p>
                    </text:list-item>
                    <text:list-item>
                      <text:p text:style-name="P95"><text:span text:style-name="T38">leer</text:span><text:span text:style-name="T40">ValoresRaspberrySHT31</text:span></text:p>
                    </text:list-item>
                  </text:list>
                </text:list-item>
                <text:list-item>
                  <text:p text:style-name="P93"><text:span text:style-name="T16">Creado </text:span><text:span text:style-name="T38">Smarttrail</text:span><text:span text:style-name="T36">:</text:span></text:p>
                  <text:list>
                    <text:list-item>
                      <text:p text:style-name="P93"><text:span text:style-name="T41">modificar</text:span><text:span text:style-name="T36">Comando</text:span><text:span text:style-name="T38">Smarttrail</text:span></text:p>
                    </text:list-item>
                    <text:list-item>
                      <text:p text:style-name="P95"><text:span text:style-name="T16">obtenerValoresComando</text:span><text:span text:style-name="T38">Smarttrail</text:span></text:p>
                    </text:list-item>
                    <text:list-item>
                      <text:p text:style-name="P93"><text:span text:style-name="T41">modificar</text:span><text:span text:style-name="T38">TrbSmarttrail</text:span></text:p>
                    </text:list-item>
                    <text:list-item>
                      <text:p text:style-name="P95"><text:span text:style-name="T38">leer</text:span><text:span text:style-name="T16">Valores</text:span><text:span text:style-name="T38">Smarttrail</text:span></text:p>
                    </text:list-item>
                  </text:list>
                </text:list-item>
                <text:list-item>
                  <text:p text:style-name="P93"><text:span text:style-name="T16">Creado </text:span><text:span text:style-name="T38">SupercalSerie</text:span><text:span text:style-name="T36">:</text:span></text:p>
                  <text:list>
                    <text:list-item>
                      <text:p text:style-name="P93"><text:span text:style-name="T41">modifica</text:span><text:span text:style-name="T36">rComando</text:span><text:span text:style-name="T38">SupercalSerie</text:span></text:p>
                    </text:list-item>
                    <text:list-item>
                      <text:p text:style-name="P95"><text:span text:style-name="T16">obtenerValoresComando</text:span><text:span text:style-name="T38">SupercalSerie</text:span></text:p>
                    </text:list-item>
                    <text:list-item>
                      <text:p text:style-name="P93"><text:span text:style-name="T41">modifica</text:span><text:span text:style-name="T36">r</text:span><text:span text:style-name="T38">TrbSupercalSerie</text:span></text:p>
                    </text:list-item>
                    <text:list-item>
                      <text:p text:style-name="P188">leerValoresSupercalSerie</text:p>
                    </text:list-item>
                  </text:list>
                </text:list-item>
                <text:list-item>
                  <text:p text:style-name="P93"><text:span text:style-name="T16">Creado </text:span><text:span text:style-name="T38">Supercal</text:span><text:span text:style-name="T40">Eth</text:span><text:span text:style-name="T36">:</text:span></text:p>
                  <text:list>
                    <text:list-item>
                      <text:p text:style-name="P93"><text:soft-page-break/><text:span text:style-name="T41">modific</text:span><text:span text:style-name="T36">arComando</text:span><text:span text:style-name="T38">S</text:span><text:span text:style-name="T40">upercalEth</text:span></text:p>
                    </text:list-item>
                    <text:list-item>
                      <text:p text:style-name="P95"><text:span text:style-name="T16">obtenerValoresComando</text:span><text:span text:style-name="T38">S</text:span><text:span text:style-name="T40">upercalEth</text:span></text:p>
                    </text:list-item>
                    <text:list-item>
                      <text:p text:style-name="P93"><text:span text:style-name="T41">modific</text:span><text:span text:style-name="T36">ar</text:span><text:span text:style-name="T38">TrbS</text:span><text:span text:style-name="T40">upercalEth</text:span></text:p>
                    </text:list-item>
                    <text:list-item>
                      <text:p text:style-name="P95"><text:span text:style-name="T38">leerValoresS</text:span><text:span text:style-name="T40">upercalEth</text:span></text:p>
                    </text:list-item>
                  </text:list>
                </text:list-item>
                <text:list-item>
                  <text:p text:style-name="P93"><text:span text:style-name="T16">Creado </text:span><text:span text:style-name="T40">Analizador</text:span><text:span text:style-name="T36">:</text:span></text:p>
                  <text:list>
                    <text:list-item>
                      <text:p text:style-name="P93"><text:span text:style-name="T41">modific</text:span><text:span text:style-name="T36">arComando</text:span><text:span text:style-name="T40">Analizador</text:span></text:p>
                    </text:list-item>
                    <text:list-item>
                      <text:p text:style-name="P95"><text:span text:style-name="T16">obtenerValoresComando</text:span><text:span text:style-name="T40">Analizador</text:span></text:p>
                    </text:list-item>
                    <text:list-item>
                      <text:p text:style-name="P93"><text:span text:style-name="T41">modific</text:span><text:span text:style-name="T36">ar</text:span><text:span text:style-name="T38">Trb</text:span><text:span text:style-name="T40">Analizador</text:span></text:p>
                    </text:list-item>
                    <text:list-item>
                      <text:p text:style-name="P95"><text:span text:style-name="T38">leerValores</text:span><text:span text:style-name="T40">Analizador</text:span></text:p>
                    </text:list-item>
                  </text:list>
                </text:list-item>
                <text:list-item>
                  <text:p text:style-name="P93"><text:span text:style-name="T16">Creado </text:span><text:span text:style-name="T40">Solar</text:span><text:span text:style-name="T36">:</text:span></text:p>
                  <text:list>
                    <text:list-item>
                      <text:p text:style-name="P93"><text:span text:style-name="T41">modific</text:span><text:span text:style-name="T36">arComando</text:span><text:span text:style-name="T40">Solar</text:span></text:p>
                    </text:list-item>
                    <text:list-item>
                      <text:p text:style-name="P95"><text:span text:style-name="T16">obtenerValoresComando</text:span><text:span text:style-name="T40">Solar</text:span></text:p>
                    </text:list-item>
                    <text:list-item>
                      <text:p text:style-name="P93"><text:span text:style-name="T41">modific</text:span><text:span text:style-name="T36">ar</text:span><text:span text:style-name="T38">Trb</text:span><text:span text:style-name="T40">Solar</text:span></text:p>
                    </text:list-item>
                    <text:list-item>
                      <text:p text:style-name="P95"><text:span text:style-name="T38">leer</text:span><text:span text:style-name="T40">ValoresSolar</text:span></text:p>
                    </text:list-item>
                  </text:list>
                </text:list-item>
              </text:list>
            </text:list-item>
          </text:list>
        </text:list-item>
      </text:list>
      <text:p text:style-name="P23"/>
      <text:list xml:id="list200227563031680" text:continue-numbering="true" text:style-name="L5">
        <text:list-item>
          <text:list>
            <text:list-item>
              <text:p text:style-name="P186">En M_tecladoautoborrar.php</text:p>
              <text:list>
                <text:list-item>
                  <text:p text:style-name="P93"><text:span text:style-name="T36">Modificado </text:span><text:span text:style-name="T38">borr</text:span><text:span text:style-name="T36">arComandoZenner por que ahora tenemos 2 zenner uno por serie y otro por eth, para ello: </text:span></text:p>
                  <text:list>
                    <text:list-item>
                      <text:p text:style-name="P93"><text:span text:style-name="T36">cambiado el nombre a </text:span><text:span text:style-name="T38">borr</text:span><text:span text:style-name="T36">arComandoZenner por </text:span><text:span text:style-name="T38">borr</text:span><text:span text:style-name="T36">arComandoZennerSerie</text:span></text:p>
                    </text:list-item>
                    <text:list-item>
                      <text:p text:style-name="P187">cambiado el nombre de obtenerValoresComandoZenner por obtenerValoresComandoZennerSerie</text:p>
                    </text:list-item>
                    <text:list-item>
                      <text:p text:style-name="P188">cambiado el nombre de borrarTrbZenner por borrarTrbZennerSerie</text:p>
                    </text:list-item>
                    <text:list-item>
                      <text:p text:style-name="P188">cambiado el nombre de leerValoresZenner por leerValoresZennerSerie</text:p>
                    </text:list-item>
                  </text:list>
                </text:list-item>
                <text:list-item>
                  <text:p text:style-name="P93"><text:span text:style-name="T16">Creado </text:span><text:span text:style-name="T38">Ibemeter</text:span><text:span text:style-name="T36">:</text:span></text:p>
                  <text:list>
                    <text:list-item>
                      <text:p text:style-name="P93"><text:span text:style-name="T38">borr</text:span><text:span text:style-name="T36">arComando</text:span><text:span text:style-name="T38">Ibemeter</text:span></text:p>
                    </text:list-item>
                    <text:list-item>
                      <text:p text:style-name="P95"><text:span text:style-name="T16">obtenerValoresComando</text:span><text:span text:style-name="T38">Ibemeter</text:span></text:p>
                    </text:list-item>
                    <text:list-item>
                      <text:p text:style-name="P93"><text:span text:style-name="T38">borr</text:span><text:span text:style-name="T36">ar</text:span><text:span text:style-name="T38">TrbIbemeter</text:span></text:p>
                    </text:list-item>
                    <text:list-item>
                      <text:p text:style-name="P95"><text:span text:style-name="T38">leer</text:span><text:span text:style-name="T16">Valores</text:span><text:span text:style-name="T38">Ibemeter</text:span></text:p>
                    </text:list-item>
                  </text:list>
                </text:list-item>
                <text:list-item>
                  <text:p text:style-name="P93"><text:span text:style-name="T16">Creado </text:span><text:span text:style-name="T36">ZennerSerie:</text:span></text:p>
                  <text:list>
                    <text:list-item>
                      <text:p text:style-name="P93"><text:span text:style-name="T38">borr</text:span><text:span text:style-name="T36">arComandoZennerEth</text:span></text:p>
                    </text:list-item>
                    <text:list-item>
                      <text:p text:style-name="P187">obtenerValoresComandoZennerEth</text:p>
                    </text:list-item>
                    <text:list-item>
                      <text:p text:style-name="P93"><text:span text:style-name="T38">borr</text:span><text:span text:style-name="T36">ar</text:span><text:span text:style-name="T38">Trb</text:span><text:span text:style-name="T36">ZennerEth</text:span></text:p>
                    </text:list-item>
                    <text:list-item>
                      <text:p text:style-name="P95"><text:span text:style-name="T38">leer</text:span><text:span text:style-name="T16">ValoresZennerEth</text:span></text:p>
                    </text:list-item>
                  </text:list>
                </text:list-item>
                <text:list-item>
                  <text:p text:style-name="P93"><text:span text:style-name="T16">Creado </text:span><text:span text:style-name="T40">RaspberryDali</text:span><text:span text:style-name="T36">:</text:span></text:p>
                  <text:list>
                    <text:list-item>
                      <text:p text:style-name="P93"><text:span text:style-name="T38">borr</text:span><text:span text:style-name="T36">arComando</text:span><text:span text:style-name="T40">RaspberryDali</text:span></text:p>
                    </text:list-item>
                    <text:list-item>
                      <text:p text:style-name="P95"><text:span text:style-name="T16">obtenerValoresComando</text:span><text:span text:style-name="T40">RaspberryDali</text:span></text:p>
                    </text:list-item>
                    <text:list-item>
                      <text:p text:style-name="P93"><text:span text:style-name="T38">borr</text:span><text:span text:style-name="T36">ar</text:span><text:span text:style-name="T38">Trb</text:span><text:span text:style-name="T40">RasberryDali</text:span></text:p>
                    </text:list-item>
                    <text:list-item>
                      <text:p text:style-name="P95"><text:span text:style-name="T38">leer</text:span><text:span text:style-name="T16">Valores</text:span><text:span text:style-name="T40">RaspberryDali</text:span></text:p>
                    </text:list-item>
                  </text:list>
                </text:list-item>
                <text:list-item>
                  <text:p text:style-name="P93"><text:span text:style-name="T16">Creado </text:span><text:span text:style-name="T40">RaspberryED</text:span><text:span text:style-name="T36">:</text:span></text:p>
                  <text:list>
                    <text:list-item>
                      <text:p text:style-name="P93"><text:span text:style-name="T38">borr</text:span><text:span text:style-name="T36">arComando</text:span><text:span text:style-name="T40">RaspberryED</text:span></text:p>
                    </text:list-item>
                    <text:list-item>
                      <text:p text:style-name="P95"><text:span text:style-name="T16">obtenerValoresComando</text:span><text:span text:style-name="T40">RaspberryED</text:span></text:p>
                    </text:list-item>
                    <text:list-item>
                      <text:p text:style-name="P93"><text:span text:style-name="T38">borr</text:span><text:span text:style-name="T36">ar</text:span><text:span text:style-name="T38">Trb</text:span><text:span text:style-name="T40">RasberryED</text:span></text:p>
                    </text:list-item>
                    <text:list-item>
                      <text:p text:style-name="P95"><text:span text:style-name="T38">leer</text:span><text:span text:style-name="T40">ValoresRaspberryED</text:span></text:p>
                    </text:list-item>
                  </text:list>
                </text:list-item>
                <text:list-item>
                  <text:p text:style-name="P93"><text:span text:style-name="T16">Creado </text:span><text:span text:style-name="T40">RaspberrySD</text:span><text:span text:style-name="T36">:</text:span></text:p>
                  <text:list>
                    <text:list-item>
                      <text:p text:style-name="P93"><text:span text:style-name="T38">borr</text:span><text:span text:style-name="T36">arComando</text:span><text:span text:style-name="T40">RaspberrySD</text:span></text:p>
                    </text:list-item>
                    <text:list-item>
                      <text:p text:style-name="P95"><text:span text:style-name="T16">obtenerValoresComando</text:span><text:span text:style-name="T40">RaspberrySD</text:span></text:p>
                    </text:list-item>
                  </text:list>
                </text:list-item>
                <text:list-item>
                  <text:p text:style-name="P93"><text:span text:style-name="T16">Creado </text:span><text:span text:style-name="T40">RaspberryPulsos</text:span><text:span text:style-name="T36">:</text:span></text:p>
                  <text:list>
                    <text:list-item>
                      <text:p text:style-name="P93"><text:span text:style-name="T38">borr</text:span><text:span text:style-name="T36">arComando</text:span><text:span text:style-name="T40">RaspberryPulsos</text:span></text:p>
                    </text:list-item>
                    <text:list-item>
                      <text:p text:style-name="P95"><text:span text:style-name="T16">obtenerValoresComando</text:span><text:span text:style-name="T40">RaspberryPulsos</text:span></text:p>
                    </text:list-item>
                    <text:list-item>
                      <text:p text:style-name="P93"><text:span text:style-name="T38">borr</text:span><text:span text:style-name="T36">ar</text:span><text:span text:style-name="T38">Trb</text:span><text:span text:style-name="T40">RasberryPulsos</text:span></text:p>
                    </text:list-item>
                    <text:list-item>
                      <text:p text:style-name="P95"><text:span text:style-name="T38">leer</text:span><text:span text:style-name="T40">ValoresRaspberryPulsos</text:span></text:p>
                    </text:list-item>
                  </text:list>
                </text:list-item>
                <text:list-item>
                  <text:p text:style-name="P93"><text:span text:style-name="T16">Creado </text:span><text:span text:style-name="T40">RaspberryDS18B20</text:span><text:span text:style-name="T36">:</text:span></text:p>
                  <text:list>
                    <text:list-item>
                      <text:p text:style-name="P93"><text:span text:style-name="T38">borr</text:span><text:span text:style-name="T36">arComando</text:span><text:span text:style-name="T40">RaspberryDS18B20</text:span></text:p>
                    </text:list-item>
                    <text:list-item>
                      <text:p text:style-name="P95"><text:span text:style-name="T16">obtenerValoresComando</text:span><text:span text:style-name="T40">RaspberryDS18B20</text:span></text:p>
                    </text:list-item>
                    <text:list-item>
                      <text:p text:style-name="P93"><text:span text:style-name="T38">borr</text:span><text:span text:style-name="T36">ar</text:span><text:span text:style-name="T38">Trb</text:span><text:span text:style-name="T40">RasberryDS18B20</text:span></text:p>
                    </text:list-item>
                    <text:list-item>
                      <text:p text:style-name="P95"><text:span text:style-name="T38">leer</text:span><text:span text:style-name="T40">ValoresRaspberryDS18B20</text:span></text:p>
                    </text:list-item>
                  </text:list>
                </text:list-item>
                <text:list-item>
                  <text:p text:style-name="P93"><text:span text:style-name="T16">Creado </text:span><text:span text:style-name="T40">RaspberrySHT31</text:span><text:span text:style-name="T36">:</text:span></text:p>
                  <text:list>
                    <text:list-item>
                      <text:p text:style-name="P93"><text:span text:style-name="T38">borr</text:span><text:span text:style-name="T36">arComando</text:span><text:span text:style-name="T40">RaspberrySHT31</text:span></text:p>
                    </text:list-item>
                    <text:list-item>
                      <text:p text:style-name="P95"><text:span text:style-name="T16">obtenerValoresComando</text:span><text:span text:style-name="T40">RaspberrySHT31</text:span></text:p>
                    </text:list-item>
                    <text:list-item>
                      <text:p text:style-name="P93"><text:span text:style-name="T38">borr</text:span><text:span text:style-name="T36">ar</text:span><text:span text:style-name="T38">Trb</text:span><text:span text:style-name="T40">RasberrySHT31</text:span></text:p>
                    </text:list-item>
                    <text:list-item>
                      <text:p text:style-name="P95"><text:soft-page-break/><text:span text:style-name="T38">leer</text:span><text:span text:style-name="T40">ValoresRaspberrySHT31</text:span></text:p>
                    </text:list-item>
                  </text:list>
                </text:list-item>
                <text:list-item>
                  <text:p text:style-name="P93"><text:span text:style-name="T16">Creado </text:span><text:span text:style-name="T38">Smarttrail</text:span><text:span text:style-name="T36">:</text:span></text:p>
                  <text:list>
                    <text:list-item>
                      <text:p text:style-name="P93"><text:span text:style-name="T38">borr</text:span><text:span text:style-name="T36">arComando</text:span><text:span text:style-name="T38">Smarttrail</text:span></text:p>
                    </text:list-item>
                    <text:list-item>
                      <text:p text:style-name="P95"><text:span text:style-name="T16">obtenerValoresComando</text:span><text:span text:style-name="T38">Smarttrail</text:span></text:p>
                    </text:list-item>
                    <text:list-item>
                      <text:p text:style-name="P93"><text:span text:style-name="T38">borr</text:span><text:span text:style-name="T36">ar</text:span><text:span text:style-name="T38">TrbSmarttrail</text:span></text:p>
                    </text:list-item>
                    <text:list-item>
                      <text:p text:style-name="P95"><text:span text:style-name="T38">leer</text:span><text:span text:style-name="T16">Valores</text:span><text:span text:style-name="T38">Smarttrail</text:span></text:p>
                    </text:list-item>
                  </text:list>
                </text:list-item>
                <text:list-item>
                  <text:p text:style-name="P93"><text:span text:style-name="T16">Creado </text:span><text:span text:style-name="T38">SupercalSerie</text:span><text:span text:style-name="T36">:</text:span></text:p>
                  <text:list>
                    <text:list-item>
                      <text:p text:style-name="P93"><text:span text:style-name="T38">borr</text:span><text:span text:style-name="T36">arComando</text:span><text:span text:style-name="T38">SupercalSerie</text:span></text:p>
                    </text:list-item>
                    <text:list-item>
                      <text:p text:style-name="P95"><text:span text:style-name="T16">obtenerValoresComando</text:span><text:span text:style-name="T38">SupercalSerie</text:span></text:p>
                    </text:list-item>
                    <text:list-item>
                      <text:p text:style-name="P93"><text:span text:style-name="T38">borr</text:span><text:span text:style-name="T36">ar</text:span><text:span text:style-name="T38">TrbSupercalSerie</text:span></text:p>
                    </text:list-item>
                    <text:list-item>
                      <text:p text:style-name="P188">leerValoresSupercalSerie</text:p>
                    </text:list-item>
                  </text:list>
                </text:list-item>
                <text:list-item>
                  <text:p text:style-name="P93"><text:span text:style-name="T16">Creado </text:span><text:span text:style-name="T38">Supercal</text:span><text:span text:style-name="T40">Eth</text:span><text:span text:style-name="T36">:</text:span></text:p>
                  <text:list>
                    <text:list-item>
                      <text:p text:style-name="P93"><text:span text:style-name="T38">borr</text:span><text:span text:style-name="T36">arComando</text:span><text:span text:style-name="T38">S</text:span><text:span text:style-name="T40">upercalEth</text:span></text:p>
                    </text:list-item>
                    <text:list-item>
                      <text:p text:style-name="P95"><text:span text:style-name="T16">obtenerValoresComando</text:span><text:span text:style-name="T38">S</text:span><text:span text:style-name="T40">upercalEth</text:span></text:p>
                    </text:list-item>
                    <text:list-item>
                      <text:p text:style-name="P93"><text:span text:style-name="T38">borr</text:span><text:span text:style-name="T36">ar</text:span><text:span text:style-name="T38">TrbS</text:span><text:span text:style-name="T40">upercalEth</text:span></text:p>
                    </text:list-item>
                    <text:list-item>
                      <text:p text:style-name="P95"><text:span text:style-name="T38">leerValoresS</text:span><text:span text:style-name="T40">upercalEth</text:span></text:p>
                    </text:list-item>
                  </text:list>
                </text:list-item>
                <text:list-item>
                  <text:p text:style-name="P93"><text:span text:style-name="T16">Creado </text:span><text:span text:style-name="T40">Analizador</text:span><text:span text:style-name="T36">:</text:span></text:p>
                  <text:list>
                    <text:list-item>
                      <text:p text:style-name="P93"><text:span text:style-name="T38">borr</text:span><text:span text:style-name="T36">arComando</text:span><text:span text:style-name="T40">Analizador</text:span></text:p>
                    </text:list-item>
                    <text:list-item>
                      <text:p text:style-name="P95"><text:span text:style-name="T16">obtenerValoresComando</text:span><text:span text:style-name="T40">Analizador</text:span></text:p>
                    </text:list-item>
                    <text:list-item>
                      <text:p text:style-name="P93"><text:span text:style-name="T38">borr</text:span><text:span text:style-name="T36">ar</text:span><text:span text:style-name="T38">Trb</text:span><text:span text:style-name="T40">Analizador</text:span></text:p>
                    </text:list-item>
                    <text:list-item>
                      <text:p text:style-name="P95"><text:span text:style-name="T38">leerValores</text:span><text:span text:style-name="T40">Analizador</text:span></text:p>
                    </text:list-item>
                  </text:list>
                </text:list-item>
                <text:list-item>
                  <text:p text:style-name="P93"><text:span text:style-name="T16">Creado </text:span><text:span text:style-name="T40">Solar</text:span><text:span text:style-name="T36">:</text:span></text:p>
                  <text:list>
                    <text:list-item>
                      <text:p text:style-name="P93"><text:span text:style-name="T38">borr</text:span><text:span text:style-name="T36">arComando</text:span><text:span text:style-name="T40">Solar</text:span></text:p>
                    </text:list-item>
                    <text:list-item>
                      <text:p text:style-name="P95"><text:span text:style-name="T16">obtenerValoresComando</text:span><text:span text:style-name="T40">Solar</text:span></text:p>
                    </text:list-item>
                    <text:list-item>
                      <text:p text:style-name="P93"><text:span text:style-name="T38">borr</text:span><text:span text:style-name="T36">ar</text:span><text:span text:style-name="T38">Trb</text:span><text:span text:style-name="T40">Solar</text:span></text:p>
                    </text:list-item>
                    <text:list-item>
                      <text:p text:style-name="P95"><text:span text:style-name="T38">leer</text:span><text:span text:style-name="T40">ValoresSolar</text:span></text:p>
                    </text:list-item>
                  </text:list>
                </text:list-item>
              </text:list>
            </text:list-item>
            <text:list-item>
              <text:p text:style-name="P187">crea</text:p>
            </text:list-item>
          </text:list>
        </text:list-item>
        <text:list-item>
          <text:p text:style-name="P186">Controladores</text:p>
          <text:list>
            <text:list-item>
              <text:p text:style-name="P186">En Tecladoautocrear.php añadidos los comandos y trbs nuevos </text:p>
            </text:list-item>
            <text:list-item>
              <text:p text:style-name="P186">En Tecladoautomodificar.php</text:p>
              <text:list>
                <text:list-item>
                  <text:p text:style-name="P96"><text:span text:style-name="T42">en <text:s/></text:span><text:span text:style-name="T43">modific</text:span><text:span text:style-name="T16">arComando, </text:span><text:span text:style-name="T42">incorporado los comandos que faltaban (ibemeter. Raspberry dali, raspberry de, raspberry sd, raspberry pulsos, raspberry ds18b20, raspberry sht31, smarttrail, zenner serie, zenner eth, supercal serie, supercaleth, analizador y solar</text:span></text:p>
                </text:list-item>
                <text:list-item>
                  <text:p text:style-name="P96"><text:span text:style-name="T42">en </text:span><text:span text:style-name="T43">modifica</text:span><text:span text:style-name="T16">rTrbIbercomp, </text:span><text:span text:style-name="T42">incorporada la llamada al modelo </text:span><text:span text:style-name="T43">modific</text:span><text:span text:style-name="T42">arTrbIbemeter</text:span></text:p>
                </text:list-item>
                <text:list-item>
                  <text:p text:style-name="P97"><text:span text:style-name="T16">en </text:span><text:span text:style-name="T43">modific</text:span><text:span text:style-name="T16">arTrbZenner, incorporada las llamadas a </text:span><text:span text:style-name="T43">modific</text:span><text:span text:style-name="T16">arTrbZennerSerie o </text:span><text:span text:style-name="T43">modific</text:span><text:span text:style-name="T16">arTrbZennerEth según la clase</text:span></text:p>
                </text:list-item>
                <text:list-item>
                  <text:p text:style-name="P189">creados los controladores:</text:p>
                  <text:list>
                    <text:list-item>
                      <text:p text:style-name="P97"><text:span text:style-name="T43">modifica</text:span><text:span text:style-name="T16">r</text:span><text:span text:style-name="T44">TrbRaspberry</text:span></text:p>
                    </text:list-item>
                    <text:list-item>
                      <text:p text:style-name="P97"><text:span text:style-name="T43">modific</text:span><text:span text:style-name="T44">arTrbSmarttrail</text:span></text:p>
                    </text:list-item>
                    <text:list-item>
                      <text:p text:style-name="P97"><text:span text:style-name="T43">modific</text:span><text:span text:style-name="T44">arTrbSupercal</text:span></text:p>
                    </text:list-item>
                    <text:list-item>
                      <text:p text:style-name="P97"><text:span text:style-name="T43">modific</text:span><text:span text:style-name="T44">arTrbAnalizador</text:span></text:p>
                    </text:list-item>
                    <text:list-item>
                      <text:p text:style-name="P97"><text:span text:style-name="T43">modific</text:span><text:span text:style-name="T44">arTrbSolar</text:span></text:p>
                    </text:list-item>
                  </text:list>
                </text:list-item>
              </text:list>
            </text:list-item>
            <text:list-item>
              <text:p text:style-name="P93"><text:span text:style-name="T16">En Tecladoauto</text:span><text:span text:style-name="T41">borr</text:span><text:span text:style-name="T43">a</text:span><text:span text:style-name="T16">r.php</text:span></text:p>
              <text:list>
                <text:list-item>
                  <text:p text:style-name="P96"><text:span text:style-name="T42">en <text:s/></text:span><text:span text:style-name="T41">borr</text:span><text:span text:style-name="T16">arComando, </text:span><text:span text:style-name="T42">incorporado los comandos que faltaban (ibemeter. Raspberry dali, raspberry de, raspberry sd, raspberry pulsos, raspberry ds18b20, raspberry sht31, smarttrail, zenner serie, zenner eth, supercal serie, supercaleth, analizador y solar</text:span></text:p>
                </text:list-item>
                <text:list-item>
                  <text:p text:style-name="P96"><text:span text:style-name="T42">en </text:span><text:span text:style-name="T41">borr</text:span><text:span text:style-name="T16">arTrbIbercomp, </text:span><text:span text:style-name="T42">incorporada la llamada al modelo </text:span><text:span text:style-name="T41">borr</text:span><text:span text:style-name="T42">arTrbIbemeter</text:span></text:p>
                </text:list-item>
                <text:list-item>
                  <text:p text:style-name="P97"><text:span text:style-name="T16">en </text:span><text:span text:style-name="T41">borr</text:span><text:span text:style-name="T16">arTrbZenner, incorporada las llamadas a </text:span><text:span text:style-name="T41">borr</text:span><text:span text:style-name="T16">arTrbZennerSerie o </text:span><text:span text:style-name="T41">borr</text:span><text:span text:style-name="T16">arTrbZennerEth según la clase</text:span></text:p>
                </text:list-item>
                <text:list-item>
                  <text:p text:style-name="P189">creados los controladores:</text:p>
                  <text:list>
                    <text:list-item>
                      <text:p text:style-name="P97"><text:span text:style-name="T41">borr</text:span><text:span text:style-name="T16">ar</text:span><text:span text:style-name="T44">TrbRaspberry</text:span></text:p>
                    </text:list-item>
                    <text:list-item>
                      <text:p text:style-name="P97"><text:span text:style-name="T41">borr</text:span><text:span text:style-name="T44">arTrbSmarttrail</text:span></text:p>
                    </text:list-item>
                    <text:list-item>
                      <text:p text:style-name="P97"><text:span text:style-name="T41">borr</text:span><text:span text:style-name="T44">arTrbSupercal</text:span></text:p>
                    </text:list-item>
                    <text:list-item>
                      <text:p text:style-name="P97"><text:span text:style-name="T41">borr</text:span><text:span text:style-name="T44">arTrbAnalizador</text:span></text:p>
                    </text:list-item>
                    <text:list-item>
                      <text:p text:style-name="P97"><text:span text:style-name="T41">borr</text:span><text:span text:style-name="T44">arTrbSolar</text:span></text:p>
                    </text:list-item>
                  </text:list>
                </text:list-item>
              </text:list>
            </text:list-item>
          </text:list>
        </text:list-item>
      </text:list>
      <text:p text:style-name="P22"/>
      <text:p text:style-name="P62">Ver con Gemma:</text:p>
      <text:p text:style-name="P8"/>
      <text:p text:style-name="P9">26/04/2019</text:p>
      <text:p text:style-name="P9"/>
      <text:p text:style-name="P10">doc scripts <text:span text:style-name="T54">fincarudy</text:span></text:p>
      <text:p text:style-name="P10"/>
      <text:p text:style-name="P10">en scripts_todas_bd/</text:p>
      <text:list xml:id="list4198806332" text:style-name="L6">
        <text:list-item>
          <text:p text:style-name="P98">sistema_fincarudy_24042019_<text:span text:style-name="T55">si</text:span>ntriggers </text:p>
          <text:list>
            <text:list-item>
              <text:p text:style-name="P99">programado toda planta baja, y parte de la primera planta</text:p>
            </text:list-item>
          </text:list>
        </text:list-item>
        <text:list-item>
          <text:p text:style-name="P98">sistema_fincarudy_24042019_contriggerszonas</text:p>
          <text:list>
            <text:list-item>
              <text:p text:style-name="P99">idem al anterior pero con los triggers de las zonas de la planta baja</text:p>
            </text:list-item>
          </text:list>
        </text:list-item>
        <text:list-item>
          <text:p text:style-name="P99">sistema_fincarudy_25042019_contriggerszonasehistoricos_coneventos</text:p>
          <text:list>
            <text:list-item>
              <text:p text:style-name="P100">programada toda la planta baja y la primera planta excepto los dalis entradada del vestidor del com=8 y com=14</text:p>
            </text:list-item>
          </text:list>
        </text:list-item>
        <text:list-item>
          <text:p text:style-name="P100">sistema_fincarudy_26042019_sintriggers</text:p>
          <text:list>
            <text:list-item>
              <text:p text:style-name="P100">idem al anterior pero sin triggers</text:p>
            </text:list-item>
          </text:list>
        </text:list-item>
      </text:list>
      <text:p text:style-name="P24"/>
      <text:p text:style-name="P24"/>
      <text:p text:style-name="P11">27/04/2019</text:p>
      <text:list xml:id="list785600607" text:style-name="L7">
        <text:list-item>
          <text:p text:style-name="P101">Como se saca el id borna en ds18b20. <text:span text:style-name="T56">Resp: hay que buscar el equivalente en el archivo</text:span></text:p>
        </text:list-item>
        <text:list-item>
          <text:p text:style-name="P101">Revisa<text:span text:style-name="T69">r</text:span> las familias</text:p>
        </text:list-item>
        <text:list-item>
          <text:p text:style-name="P101">Empiezo a programar por alguno en especial???. <text:span text:style-name="T56">Resp: primero cocina</text:span></text:p>
        </text:list-item>
        <text:list-item>
          <text:p text:style-name="P102">A los detectores hay que programarles algo?</text:p>
        </text:list-item>
        <text:list-item>
          <text:p text:style-name="P103">Falta incorporar la funcion de reprogramar en las api</text:p>
        </text:list-item>
      </text:list>
      <text:p text:style-name="P12"/>
      <text:p text:style-name="P12"/>
      <text:p text:style-name="P11">Modificar en los trbs en las tps: 734 y 737 los valores de los idborna por que estaban mal</text:p>
      <text:p text:style-name="P11">Modificar en las zonas de invitados1 que sean de pasillo, para ponerla en la <text:span text:style-name="T57">zona pasillo</text:span>( se corresponden con <text:span text:style-name="T57">id 6 y 7, </text:span>de la tabla zonas)</text:p>
      <text:p text:style-name="P7"/>
      <text:p text:style-name="P13"/>
      <text:p text:style-name="P13"/>
      <text:p text:style-name="P25"/>
      <text:p text:style-name="P55">ANGULAR</text:p>
      <text:list xml:id="list3819219805" text:style-name="L8">
        <text:list-item>
          <text:p text:style-name="P190">creado en app/src/app/contenido/teclado/com la carpeta borrar</text:p>
        </text:list-item>
        <text:list-item>
          <text:p text:style-name="P191">Modificado en app/src/app/contenido/teclado/com en los archivos com-routing-module.ts, com-component.html, com.module.ts</text:p>
        </text:list-item>
      </text:list>
      <text:p text:style-name="P26"/>
      <text:p text:style-name="P56"/>
      <text:p text:style-name="P27">PASAR A GEMMA: <text:span text:style-name="T75">05/06/2019</text:span></text:p>
      <text:p text:style-name="P27"/>
      <text:p text:style-name="P27">soa: <text:span text:style-name="T118">Git</text:span></text:p>
      <text:list xml:id="list4009395784" text:style-name="L9">
        <text:list-item>
          <text:p text:style-name="P192">trbs/trbsraspberrysd_libsoav1.c y .h </text:p>
          <text:list>
            <text:list-item>
              <text:p text:style-name="P193">Incluido cambio para que llame al motorpuerto o a una salida limitada, temp dependiendo del numero de argumentos</text:p>
            </text:list-item>
            <text:list-item>
              <text:p text:style-name="P193">Incluida la llamada a la funcion nueva de th_bd</text:p>
            </text:list-item>
            <text:list-item>
              <text:p text:style-name="P195"><text:span text:style-name="T77">Creada una funcion nueva </text:span>FBFK_iniciartrb_motorpuerto_trbsraspberrysd_libsoav1 <text:span text:style-name="T77">para que llame al motorpuerto porque si no con el cambio que habiamos hecho entraba en bucle.</text:span></text:p>
            </text:list-item>
          </text:list>
        </text:list-item>
        <text:list-item>
          <text:p text:style-name="P193">trbs/trbsraspberryed_libsoav1.c y .h</text:p>
          <text:list>
            <text:list-item>
              <text:p text:style-name="P194">Incluida la llamada a la funcion nueva de th_bd</text:p>
            </text:list-item>
            <text:list-item>
              <text:p text:style-name="P201">Eliminado la liberacion de la variable valortrb→numtps y modificado cuando asigna a dicha variable el valor con g_strdup_printf</text:p>
            </text:list-item>
          </text:list>
        </text:list-item>
        <text:list-item>
          <text:p text:style-name="P204">trbs/trbsraspberrydali no he cambiado nada</text:p>
        </text:list-item>
        <text:list-item>
          <text:p text:style-name="P205">trbs/trbsraspberrypulsos_<text:span text:style-name="T79">libsoav1.c y .h</text:span></text:p>
          <text:list>
            <text:list-item>
              <text:p text:style-name="P206">Creadas las funciones de crearcasotp propia como en el raspberryed</text:p>
            </text:list-item>
          </text:list>
        </text:list-item>
        <text:list-item>
          <text:p text:style-name="P204">trbs/trbsraspberryds18_<text:span text:style-name="T79">libsoav1.c y .h</text:span></text:p>
          <text:list>
            <text:list-item>
              <text:p text:style-name="P206">Creadas las funciones de crearcasotp propia como en el raspberryed</text:p>
            </text:list-item>
            <text:list-item>
              <text:p text:style-name="P216">Eliminadas las funciones que no se utilizan motortps y leerbarreno <text:span text:style-name="T78">y la llamada a motortps</text:span></text:p>
            </text:list-item>
          </text:list>
        </text:list-item>
        <text:list-item>
          <text:p text:style-name="P204">trbs/trbsraspberrysht31_<text:span text:style-name="T79">libsoav1.c y .h</text:span></text:p>
          <text:list>
            <text:list-item>
              <text:p text:style-name="P207">Creadas las funciones de crearcasotp propia como en el raspberryed</text:p>
            </text:list-item>
            <text:list-item>
              <text:p text:style-name="P217">Eliminadas las funciones que no se utilizan motortps y leerbarreno <text:span text:style-name="T78">y la llamada a motortps</text:span></text:p>
            </text:list-item>
          </text:list>
        </text:list-item>
        <text:list-item>
          <text:p text:style-name="P201">trbs/trbssmarttrailx100_libsoav1</text:p>
          <text:list>
            <text:list-item>
              <text:p text:style-name="P201">Eliminado la liberacion de la variable valortrb→numtps y modificado cuando asigna a dicha variable el valor con g_strdup_printf</text:p>
            </text:list-item>
            <text:list-item>
              <text:p text:style-name="P208">Creadas las funciones de crearcasotp propia como en el raspberryed</text:p>
            </text:list-item>
          </text:list>
        </text:list-item>
        <text:list-item>
          <text:p text:style-name="P219">trbs/trbsibercompibemeter_libsoav1</text:p>
          <text:list>
            <text:list-item>
              <text:p text:style-name="P202">Eliminado la liberacion de la variable valortrb→numtps y modificado cuando asigna a dicha variable el valor con g_strdup_printf</text:p>
            </text:list-item>
            <text:list-item>
              <text:p text:style-name="P209">Creadas las funciones de crearcasotp propia como en el raspberryed</text:p>
            </text:list-item>
          </text:list>
        </text:list-item>
        <text:list-item>
          <text:p text:style-name="P226">Incluidos los .c y .h en su correspondiente carpeta de fuentes e includes y en el makefile de:</text:p>
          <text:list>
            <text:list-item>
              <text:p text:style-name="P226">trbssolar_libsoav1</text:p>
            </text:list-item>
            <text:list-item>
              <text:p text:style-name="P226">trbssugarvalley2_libsoav1</text:p>
            </text:list-item>
            <text:list-item>
              <text:p text:style-name="P226">trbszennermbuseth_libsoav1</text:p>
            </text:list-item>
            <text:list-item>
              <text:p text:style-name="P226">trbszennermbusserie_libsoav1</text:p>
            </text:list-item>
            <text:list-item>
              <text:p text:style-name="P226">trbssupercaleth_libsoav1</text:p>
            </text:list-item>
            <text:list-item>
              <text:p text:style-name="P226">trbssupercalserie_libsoav1</text:p>
            </text:list-item>
            <text:list-item>
              <text:p text:style-name="P210">Creadas las funciones de crearcasotp propia como en el raspberryed</text:p>
            </text:list-item>
            <text:list-item>
              <text:p text:style-name="P218">Eliminadas las funciones que no se utilizan motortps y leerbarreno <text:span text:style-name="T78">y la llamada a motortps</text:span></text:p>
            </text:list-item>
          </text:list>
        </text:list-item>
        <text:list-item>
          <text:p text:style-name="P220">trbs/trbs<text:span text:style-name="T80">analizadorredes</text:span>_libsoav1</text:p>
          <text:list>
            <text:list-item>
              <text:p text:style-name="P211">Creadas las funciones de crearcasotp propia como en el raspberryed</text:p>
            </text:list-item>
          </text:list>
        </text:list-item>
        <text:list-item>
          <text:p text:style-name="P221">trbs/trbs<text:span text:style-name="T81">arduinoed</text:span>_libsoav1</text:p>
          <text:list>
            <text:list-item>
              <text:p text:style-name="P203">Eliminado la liberacion de la variable valortrb→numtps y modificado cuando asigna a dicha variable el valor con g_strdup_printf</text:p>
            </text:list-item>
            <text:list-item>
              <text:p text:style-name="P211">Creadas las funciones de crearcasotp propia como en el raspberryed</text:p>
            </text:list-item>
            <text:list-item>
              <text:p text:style-name="P227">Eliminada la funcion de leerbarreno por que no se utilizaba</text:p>
            </text:list-item>
          </text:list>
        </text:list-item>
        <text:list-item>
          <text:p text:style-name="P222">trbs/trbs<text:span text:style-name="T81">arduinopulsos</text:span>_libsoav1</text:p>
          <text:list>
            <text:list-item>
              <text:p text:style-name="P212">Creadas las funciones de crearcasotp propia como en el raspberryed</text:p>
            </text:list-item>
            <text:list-item>
              <text:p text:style-name="P230">Incorporado funcionalidad de motortps en motorpuerto</text:p>
            </text:list-item>
            <text:list-item>
              <text:p text:style-name="P230">Quitada la llamada a motortps en la funcion de iniciar</text:p>
            </text:list-item>
            <text:list-item>
              <text:p text:style-name="P228">Eliminada la funcion de leerbarreno <text:s/><text:span text:style-name="T82">y motortps </text:span>por que no se utilizaba</text:p>
            </text:list-item>
          </text:list>
        </text:list-item>
        <text:list-item>
          <text:p text:style-name="P223">trbs/<text:span text:style-name="T3">trbs</text:span><text:span text:style-name="T5">arduinosondas</text:span><text:span text:style-name="T3">_libsoav1</text:span></text:p>
          <text:list>
            <text:list-item>
              <text:p text:style-name="P213">Creadas las funciones de crearcasotp propia como en el raspberryed</text:p>
            </text:list-item>
            <text:list-item>
              <text:p text:style-name="P231">Incorporado funcionalidad de motortps en motorpuerto</text:p>
            </text:list-item>
            <text:list-item>
              <text:p text:style-name="P231">Quitada la llamada a motortps en la funcion de iniciar</text:p>
            </text:list-item>
            <text:list-item>
              <text:p text:style-name="P229">Eliminada la funcion de leerbarreno <text:s/><text:span text:style-name="T82">y motortps </text:span>por que no se utilizaba</text:p>
            </text:list-item>
          </text:list>
        </text:list-item>
        <text:list-item>
          <text:p text:style-name="P224">trbs/<text:span text:style-name="T3">trbs</text:span><text:span text:style-name="T5">s</text:span><text:span text:style-name="T6">ugarvalley</text:span><text:span text:style-name="T3">_libsoav1</text:span></text:p>
          <text:list>
            <text:list-item>
              <text:p text:style-name="P214">Creadas las funciones de crearcasotp propia como en el raspberryed</text:p>
            </text:list-item>
            <text:list-item>
              <text:p text:style-name="P232">Incorporado <text:span text:style-name="T83">la llamada</text:span> <text:span text:style-name="T83">a </text:span>motortps en motorpuerto</text:p>
            </text:list-item>
            <text:list-item>
              <text:p text:style-name="P232"><text:soft-page-break/>Quitada la llamada a motortps en la funcion de iniciar</text:p>
            </text:list-item>
          </text:list>
        </text:list-item>
        <text:list-item>
          <text:p text:style-name="P225">trbs/trbs<text:span text:style-name="T87">matrix</text:span>_libsoav1</text:p>
          <text:list>
            <text:list-item>
              <text:p text:style-name="P215">Creadas las funciones de crearcasotp propia como en el raspberryed</text:p>
            </text:list-item>
          </text:list>
        </text:list-item>
        <text:list-item>
          <text:p text:style-name="P225">trbs/trbs<text:span text:style-name="T87">iluest</text:span>_libsoav1</text:p>
          <text:list>
            <text:list-item>
              <text:p text:style-name="P215">Creadas las funciones de crearcasotp propia como en el raspberryed</text:p>
            </text:list-item>
          </text:list>
        </text:list-item>
        <text:list-item>
          <text:p text:style-name="P225">trbs/trbs<text:span text:style-name="T87">dali</text:span>_libsoav1</text:p>
          <text:list>
            <text:list-item>
              <text:p text:style-name="P215">Creadas las funciones de crearcasotp propia como en el raspberryed</text:p>
            </text:list-item>
          </text:list>
        </text:list-item>
        <text:list-item>
          <text:p text:style-name="P233">Incluido en iniciarlibsoav1 las llamadas a</text:p>
          <text:list>
            <text:list-item>
              <text:p text:style-name="P196">FBFK_iniciartrb_entrada_trbszennermbusserie_libsoav1();</text:p>
            </text:list-item>
            <text:list-item>
              <text:p text:style-name="P196">FBFK_iniciartrb_entrada_trbszennermbuseth_libsoav1();</text:p>
            </text:list-item>
            <text:list-item>
              <text:p text:style-name="P196">FBFK_iniciartrb_entrada_trbssupercalserie_libsoav1();</text:p>
            </text:list-item>
            <text:list-item>
              <text:p text:style-name="P196">FBFK_iniciartrb_entrada_trbssupercaleth_libsoav1();</text:p>
            </text:list-item>
            <text:list-item>
              <text:p text:style-name="P196">FBFK_iniciartrb_entrada_trbssolar_libsoav1();</text:p>
            </text:list-item>
            <text:list-item>
              <text:p text:style-name="P233">FBFK_iniciartrb_entrada_trbssugarvalleyserie2_libsoav1</text:p>
            </text:list-item>
          </text:list>
        </text:list-item>
        <text:list-item>
          <text:p text:style-name="P127">trbsibercomp8eateth_libsoav1.c y .h</text:p>
          <text:list>
            <text:list-item>
              <text:p text:style-name="P129">modificado en FBFK_crearcasobarreno cuando llena la variable condicion no estaba bien <text:span text:style-name="T64">para eliminar los casos.</text:span></text:p>
            </text:list-item>
          </text:list>
        </text:list-item>
        <text:list-item>
          <text:p text:style-name="P131">En trbibercomp8edserie_libsoav1.c y .h</text:p>
          <text:list>
            <text:list-item>
              <text:p text:style-name="P197"><text:span text:style-name="T65">eliminado </text:span>FBFK_crearbarreno_trbsibercomp8edserie_libsoav1</text:p>
            </text:list-item>
            <text:list-item>
              <text:p text:style-name="P197"><text:span text:style-name="T65">eliminado </text:span>FBFK_eliminarbarreno_trbsibercomp8edserie_libsoav1</text:p>
            </text:list-item>
            <text:list-item>
              <text:p text:style-name="P131">eliminados los trbs de contenedor externo que no se utilizan</text:p>
            </text:list-item>
            <text:list-item>
              <text:p text:style-name="P133">creadas las funciones correspondientes de tiposbolsas para este trb</text:p>
            </text:list-item>
            <text:list-item>
              <text:p text:style-name="P135">añadido en FBFK_crearcasobarreno que elimine el caso antes de escribir</text:p>
            </text:list-item>
            <text:list-item>
              <text:p text:style-name="P135">añadido contenido de motortp en el motorpuerto</text:p>
            </text:list-item>
          </text:list>
        </text:list-item>
        <text:list-item>
          <text:p text:style-name="P135">En trbssugarvalley_libsoav1.c y .h</text:p>
          <text:list>
            <text:list-item>
              <text:p text:style-name="P135">eliminado FBFK_crearbarrenoentradas_trbssugarvalleyserie_libsoav1</text:p>
            </text:list-item>
            <text:list-item>
              <text:p text:style-name="P135">eliminado FBFK_leercasosbarreno_trbssugarvalleyserie_libsoav1</text:p>
            </text:list-item>
            <text:list-item>
              <text:p text:style-name="P131">eliminados los trbs de contenedor externo que no se utilizan</text:p>
            </text:list-item>
            <text:list-item>
              <text:p text:style-name="P133">creadas las funciones correspondientes de tiposbolsas para este trb</text:p>
            </text:list-item>
            <text:list-item>
              <text:p text:style-name="P135">añadido en FBFK_crearcasobarreno que elimine el caso antes de escribir</text:p>
            </text:list-item>
            <text:list-item>
              <text:p text:style-name="P135">añadido contenido de motortp en el motorpuerto</text:p>
            </text:list-item>
          </text:list>
        </text:list-item>
        <text:list-item>
          <text:p text:style-name="P137">En trbsibercomp8sd_libsoav1.c y .h</text:p>
          <text:list>
            <text:list-item>
              <text:p text:style-name="P137">Eliminado FBFK_crearbarreno_trbsibercomp8sdserie_libsoav1</text:p>
            </text:list-item>
            <text:list-item>
              <text:p text:style-name="P137">Eliminado FBFK_crearbarreno2_trbsibercomp8sdserie_libsoav1</text:p>
            </text:list-item>
            <text:list-item>
              <text:p text:style-name="P137">Eliminado FBFK_eliminarbarrenos_trbsibercomp8sdserie_libsoav1</text:p>
            </text:list-item>
            <text:list-item>
              <text:p text:style-name="P140">Modificado el nombre de las funciones</text:p>
            </text:list-item>
            <text:list-item>
              <text:p text:style-name="P142">Modificadas todas las funciones de iniciar las salidas (temporizada, limitada, concambio,,,) (igual que raspberrysd)</text:p>
            </text:list-item>
            <text:list-item>
              <text:p text:style-name="P144">Añadido en FBFK_crearcasobarreño que llame a FBF_eliminarcasos</text:p>
            </text:list-item>
          </text:list>
        </text:list-item>
        <text:list-item>
          <text:p text:style-name="P197"><text:span text:style-name="T66">En raspberrypulsos cambiado </text:span>FBFK_crearcasotpv2_tiposbolsas_libsoav1 <text:span text:style-name="T66">por la de sincambio</text:span></text:p>
        </text:list-item>
        <text:list-item>
          <text:p text:style-name="P146">En trbsibercomp8sdeth.c y .h</text:p>
          <text:list>
            <text:list-item>
              <text:p text:style-name="P146">Eliminado FBFK_crearbarreno</text:p>
            </text:list-item>
            <text:list-item>
              <text:p text:style-name="P146">Eliminado FBFK_eliminarbarreno</text:p>
            </text:list-item>
            <text:list-item>
              <text:p text:style-name="P146">Modificado el nombre de las funciones</text:p>
            </text:list-item>
            <text:list-item>
              <text:p text:style-name="P146">Modificadas todas las funciones de iniciar las salidas (temporizada, limitada, concambio,,,) (igual que raspberrysd)</text:p>
            </text:list-item>
            <text:list-item>
              <text:p text:style-name="P233"><text:span text:style-name="T70">En hilostp_libsoav1 en </text:span>FBFK_trbs_salidas_tipo_hilostp_libsoav1 <text:span text:style-name="T70">modificado el nombre de la funcion FBFK_iniciaribercomp8sdeth_trbsibercomp8sdeth_libsoav1(argumentos, valor); por FBFK_iniciartrb_th_salida_trbsibercomp8sdeth_libsoav1</text:span></text:p>
            </text:list-item>
          </text:list>
        </text:list-item>
        <text:list-item>
          <text:p text:style-name="P234">Incluido en declaraciones_libsoav1.h la declaracion de GMutex mutex_mbus1; <text:span text:style-name="T84">y MYSQL * mysql;</text:span></text:p>
        </text:list-item>
        <text:list-item>
          <text:p text:style-name="P122">Modificados los trbs: para que todos tengan el motortps, dentro del motortp, que utilicen los hilos nuevos y las funciones nuevas, variables de tipoestructura, eliminadas funciones que no se utilizan</text:p>
          <text:list>
            <text:list-item>
              <text:p text:style-name="P122">trbdaliserie_libsoav1.c y .h</text:p>
              <text:list>
                <text:list-item>
                  <text:p text:style-name="P198"><text:span text:style-name="T61">eliminado </text:span>FBFK_crearcasotp_trbsdali_libsoav1 <text:span text:style-name="T62">y puesto en su lugar FBFK_crearcasotpv2_tiposbolsas_libsoav1</text:span></text:p>
                </text:list-item>
                <text:list-item>
                  <text:p text:style-name="P198"><text:span text:style-name="T61">eliminado </text:span>FBF_cambiarcasotcasoestadotp_trbsdali_libsoav1 </text:p>
                </text:list-item>
                <text:list-item>
                  <text:p text:style-name="P198"><text:span text:style-name="T63">En </text:span>FBFK_motortps_trbsdali_libsoav1 <text:span text:style-name="T63">quitado el while (1) y el usleep</text:span></text:p>
                </text:list-item>
              </text:list>
            </text:list-item>
            <text:list-item>
              <text:p text:style-name="P122"><text:s/>trbdalieth_libsoav1.c y .h</text:p>
              <text:list>
                <text:list-item>
                  <text:p text:style-name="P198"><text:span text:style-name="T61">eliminado </text:span>FBFK_crearcasotp_trbsdalieth_libsoav1 <text:span text:style-name="T62">y puesto en su lugar FBFK_crearcasotpv2_tiposbolsas_libsoav1</text:span></text:p>
                </text:list-item>
                <text:list-item>
                  <text:p text:style-name="P198"><text:soft-page-break/><text:span text:style-name="T61">eliminado </text:span>FBF_cambiarcasotcasoestadotp_trbsdalieth_libsoav1</text:p>
                </text:list-item>
              </text:list>
            </text:list-item>
          </text:list>
        </text:list-item>
        <text:list-item>
          <text:p text:style-name="P125">modificadas todas las llamadas a funciones de dali_libsoav1 (Ej: salidas, leercasosconnull,.…) </text:p>
        </text:list-item>
        <text:list-item>
          <text:p text:style-name="P104"><text:span text:style-name="T88">En trbs zennerserie y zennereth </text:span>cambiado para <text:span text:style-name="T88">que obtenga la direccion secundaria como pusimos en el supercal, </text:span>y <text:span text:style-name="T45">Creadas las funciones de crearcasotp propia como en el raspberryed</text:span></text:p>
        </text:list-item>
        <text:list-item>
          <text:p text:style-name="P73">TRBS que no tienen motortp dentro de motorpuerto</text:p>
          <text:list>
            <text:list-item>
              <text:p text:style-name="P73">daliserie</text:p>
            </text:list-item>
            <text:list-item>
              <text:p text:style-name="P73">dalieth</text:p>
            </text:list-item>
            <text:list-item>
              <text:p text:style-name="P73">arduinosondas</text:p>
            </text:list-item>
          </text:list>
        </text:list-item>
        <text:list-item>
          <text:p text:style-name="P73">TRBS <text:s/>sin motortp dentro de motorpuerto y con hilos y funciones antiguas: limpiar includes, pthread, VGK, funciones de seriepartines en lugar de comserie (solo en los serie), no utiliza directamente las variables de tipo estructura, si no que llena lista y despues llena variables con los valores de la lista, tiene funciones de creartablabarreno y eliminartablabarreno <text:span text:style-name="T86">y limpiar codigo</text:span></text:p>
          <text:list>
            <text:list-item>
              <text:p text:style-name="P73">Sugarvalleyserie</text:p>
            </text:list-item>
            <text:list-item>
              <text:p text:style-name="P73">ibercomp8sdserie</text:p>
            </text:list-item>
            <text:list-item>
              <text:p text:style-name="P73">ibercomp8sdeth</text:p>
            </text:list-item>
            <text:list-item>
              <text:p text:style-name="P73">ibercomp8edserie</text:p>
            </text:list-item>
            <text:list-item>
              <text:p text:style-name="P73">ibercomp8easerie</text:p>
            </text:list-item>
            <text:list-item>
              <text:p text:style-name="P73">raspberrysht31</text:p>
            </text:list-item>
            <text:list-item>
              <text:p text:style-name="P73">raspberryds18b20</text:p>
            </text:list-item>
            <text:list-item>
              <text:p text:style-name="P73">arduinopulsos</text:p>
            </text:list-item>
            <text:list-item>
              <text:p text:style-name="P73">raspberryED (solo FBF_leerbarreno)</text:p>
            </text:list-item>
            <text:list-item>
              <text:p text:style-name="P73">arduinosd (solo FBF_leerbarreno)</text:p>
            </text:list-item>
            <text:list-item>
              <text:p text:style-name="P73">arduinoed (solo FBF_leerbarreno)</text:p>
            </text:list-item>
          </text:list>
        </text:list-item>
        <text:list-item>
          <text:p text:style-name="P73">TRBS llena listas con variables <text:s/>de tipo estructura y luego mete los valores de las listas en otras variables en lugar de utilizarlas directamente como estamos haciendo en los trbs nuevos</text:p>
          <text:list>
            <text:list-item>
              <text:p text:style-name="P73">ibercomp8saeth</text:p>
            </text:list-item>
            <text:list-item>
              <text:p text:style-name="P151">ibercompeaeth</text:p>
            </text:list-item>
          </text:list>
        </text:list-item>
        <text:list-item>
          <text:p text:style-name="P138">Cambiadas las VG ...LIBLOAV1 por LIBSOAV1 en todos los trbs</text:p>
        </text:list-item>
        <text:list-item>
          <text:p text:style-name="P235">hilostp</text:p>
          <text:list>
            <text:list-item>
              <text:p text:style-name="P235">FBFK_hilotpcondicion_th_bd_hilostp_libsoav1</text:p>
            </text:list-item>
            <text:list-item>
              <text:p text:style-name="P235">FK_escribir<text:span text:style-name="T76">valor</text:span>_<text:span text:style-name="T76">hilostp</text:span>_libsoav1</text:p>
            </text:list-item>
            <text:list-item>
              <text:p text:style-name="P199"><text:span text:style-name="T85">Modificado el nombre de </text:span>FBFK_iniciaribercomp8sdeth_trbsibercomp8sdeth_libsoav1</text:p>
              <text:p text:style-name="P236">por FBFK_iniciartrb_th_salida_trbsibercomp8sdeth_libsoav1</text:p>
            </text:list-item>
          </text:list>
        </text:list-item>
        <text:list-item>
          <text:p text:style-name="P235">tiposbolsas_libsoav1</text:p>
          <text:list>
            <text:list-item>
              <text:p text:style-name="P200"><text:span text:style-name="T75">En </text:span>FBFK_crearcasotpv2_sincambio_tiposbolsas_libsoav1 <text:s/><text:span text:style-name="T75">y FBFK_crearcasotpv2_tiposbolsas_libsoav1 he añadido la llamada a FBFK_hilotpcondicion_th_bd_hilostp_libsoav1</text:span></text:p>
            </text:list-item>
          </text:list>
        </text:list-item>
        <text:list-item>
          <text:p text:style-name="P237">Modificado en sistemarpc_libsoav1 quitado lo que corresponde con las llamadas a las funciones del teo, ya que el ultimo proyecto <text:span text:style-name="T90">del teo </text:span>no utiliza las llamadas a las funciones antiguas del soa</text:p>
        </text:list-item>
        <text:list-item>
          <text:p text:style-name="P238">teo_libsoav1_<text:span text:style-name="T89">libsoav1.c y .h</text:span></text:p>
        </text:list-item>
        <text:list-item>
          <text:p text:style-name="P239">autoteo_libsoav1<text:span text:style-name="T89">.c y .h</text:span></text:p>
        </text:list-item>
      </text:list>
      <text:p text:style-name="P57"><text:span text:style-name="T94">MODIFICACIONES </text:span>KERNELLOA</text:p>
      <text:p text:style-name="P28"/>
      <text:p text:style-name="P28">CREAR: <text:span text:style-name="T93">07/06/2019</text:span></text:p>
      <text:list xml:id="list2554424233" text:style-name="L10">
        <text:list-item>
          <text:p text:style-name="P240">e<text:span text:style-name="T97">n public/sql/ teo.sql </text:span>y autoteo.sql (escrito tdato tipotcaso tabla acciones)</text:p>
        </text:list-item>
        <text:list-item>
          <text:p text:style-name="P155">en application/models/ M_tecladoauto.pho</text:p>
        </text:list-item>
        <text:list-item>
          <text:p text:style-name="P111">Modificado crearComandoZenner, para cambiar nombre y valor tipodriver</text:p>
        </text:list-item>
        <text:list-item>
          <text:p text:style-name="P111">Modificado crearTrbZenner, para cambiar nombre y valor tipodriver</text:p>
        </text:list-item>
        <text:list-item>
          <text:p text:style-name="P111">Creado crearComandoZennerSerie</text:p>
        </text:list-item>
        <text:list-item>
          <text:p text:style-name="P111">Creado crearTrbZennerSerie</text:p>
        </text:list-item>
        <text:list-item>
          <text:p text:style-name="P111">Modificado en crearComandoAnalizador la borna7, para cambiar cos L2 por cos L1</text:p>
        </text:list-item>
        <text:list-item>
          <text:p text:style-name="P111">Modificado crearComandoSupercal, para cambiar nombre y valor tipodriver</text:p>
        </text:list-item>
        <text:list-item>
          <text:p text:style-name="P111">Modificado crearTrbSupercal, para cambiar nombre y valor tipodriver</text:p>
        </text:list-item>
        <text:list-item>
          <text:p text:style-name="P111">Creado crearComandoSupercalSerie</text:p>
        </text:list-item>
        <text:list-item>
          <text:p text:style-name="P111">Creado crearTrbSupercalSerie</text:p>
        </text:list-item>
        <text:list-item>
          <text:p text:style-name="P120">Creado crearComandoSolar</text:p>
        </text:list-item>
        <text:list-item>
          <text:p text:style-name="P157">Creado crearTrbSolar</text:p>
        </text:list-item>
        <text:list-item>
          <text:p text:style-name="P159">Creado leerRegistrosBornasSolarEntrada</text:p>
        </text:list-item>
        <text:list-item>
          <text:p text:style-name="P159">Creado leerRegistrosBornasSolarSalida</text:p>
        </text:list-item>
        <text:list-item>
          <text:p text:style-name="P161">Modificado en crearTpsEntrada</text:p>
          <text:list>
            <text:list-header>
              <text:p text:style-name="P161">if ( $tps[4]-&gt;mes == true )//TODO:</text:p>
            </text:list-header>
          </text:list>
          <text:p text:style-name="P241"><text:tab/>$this-&gt;insertarTh($datos-&gt;sistema, $tp, "34");</text:p>
          <text:p text:style-name="P162"><text:s text:c="5"/>por</text:p>
          <text:p text:style-name="P162"><text:s text:c="5"/>if ( $tps[4]-&gt;anio == true )//TODO:</text:p>
          <text:p text:style-name="P162"><text:tab/><text:tab/>$this-&gt;insertarTh($datos-&gt;sistema, $tp, "34");</text:p>
        </text:list-item>
        <text:list-item>
          <text:p text:style-name="P105"><text:span text:style-name="T46">Modificado en </text:span><text:span text:style-name="T47">crearConsigna</text:span><text:span text:style-name="T48">cuando crea caso en tabla “clima” falta añadir bd y sistema de donde se encuentra la tabla, xq si no da error, y modificado cuando crea caso en th_consigna con fk=0, cambiado el valor de inhibir, en lugar de escribir “si”, escribe “no”.</text:span></text:p>
        </text:list-item>
        <text:list-item>
          <text:p text:style-name="P105"><text:span text:style-name="T91">Modificado en </text:span><text:span text:style-name="T16">crearConsigna</text:span><text:span text:style-name="T92">cuando crea caso en tabla “clima” falta añadir bd y sistema de donde se encuentra la tabla, xq si no da error, y modificado cuando crea caso en th_consigna con fk=0, cambiado el valor de inhibir, en lugar de escribir “si”, escribe “no”.</text:span></text:p>
        </text:list-item>
        <text:list-item>
          <text:p text:style-name="P164">en public/sql/karnaverde.sql modificada la estructura de la tabla “zonas” los tdatos f1 y f2 seran enteros, modificado por tanto los modelos de crear </text:p>
        </text:list-item>
        <text:list-item>
          <text:p text:style-name="P166">Cuando se crea un trb y escribe los tdatos correspondientes al trb en cortinillaspertenencia1 por que no se escribe siempre los tdatos (activo, tiempo,…) luego para el modificar hará falta para mostrar los valores que tiene y cambiarlos si se quieren. He añadido este cambio en </text:p>
          <text:list>
            <text:list-item>
              <text:p text:style-name="P106"><text:span text:style-name="T26">c</text:span><text:span text:style-name="T28">rearTrbArduinoPulsos</text:span></text:p>
            </text:list-item>
            <text:list-item>
              <text:p text:style-name="P169">crearTrbArduinoSondas</text:p>
            </text:list-item>
            <text:list-item>
              <text:p text:style-name="P169">crearTrbArduinoDmx</text:p>
            </text:list-item>
            <text:list-item>
              <text:p text:style-name="P169">crearTrbArduinoEd</text:p>
            </text:list-item>
            <text:list-item>
              <text:p text:style-name="P169">crearTrbIbemeter</text:p>
            </text:list-item>
            <text:list-item>
              <text:p text:style-name="P169">crearTrbZennerSth</text:p>
            </text:list-item>
            <text:list-item>
              <text:p text:style-name="P169">crearTrbZennerSerie</text:p>
            </text:list-item>
            <text:list-item>
              <text:p text:style-name="P169">crearTrbRaspberryEd</text:p>
            </text:list-item>
            <text:list-item>
              <text:p text:style-name="P169">crearTrbRaspberryPulsos</text:p>
            </text:list-item>
            <text:list-item>
              <text:p text:style-name="P169">crearTrbRaspberryDS18B20</text:p>
            </text:list-item>
            <text:list-item>
              <text:p text:style-name="P169">crearTrbRaspberrySHT31</text:p>
            </text:list-item>
            <text:list-item>
              <text:p text:style-name="P169">crearTrbSmartTrail</text:p>
            </text:list-item>
            <text:list-item>
              <text:p text:style-name="P169">crearTrbSupercalSerie</text:p>
            </text:list-item>
            <text:list-item>
              <text:p text:style-name="P169">crearTrbSupercalEth</text:p>
            </text:list-item>
            <text:list-item>
              <text:p text:style-name="P169">crearTrbAnalizador</text:p>
            </text:list-item>
            <text:list-item>
              <text:p text:style-name="P169">crearTrbSolar</text:p>
            </text:list-item>
          </text:list>
        </text:list-item>
        <text:list-item>
          <text:p text:style-name="P105"><text:span text:style-name="T49">Modificado en </text:span><text:span text:style-name="T16">crearTrbSugarValley </text:span><text:span text:style-name="T49">en el listado de bornas en la variable tiporb estaba metiendo el valor del parametro , en lugar del tipotrb</text:span></text:p>
        </text:list-item>
        <text:list-item>
          <text:p text:style-name="P173">Creado modelo crearComandoSugarValley2</text:p>
        </text:list-item>
        <text:list-item>
          <text:p text:style-name="P173">Creado modelo crearTrbSugarValley2</text:p>
        </text:list-item>
        <text:list-item>
          <text:p text:style-name="P175">Modificado en obtenerDatosTpse que en lugar de hacer un isset de borna haga un empty de borna porque como le llega vacio no hacia el select correctamente y cogia el valor de la borna 0 siempre.</text:p>
        </text:list-item>
        <text:list-item>
          <text:p text:style-name="P177">en application/controllers/Tecladoauto.php</text:p>
          <text:list>
            <text:list-item>
              <text:p text:style-name="P177">Añadido en crearComando</text:p>
              <text:list>
                <text:list-item>
                  <text:p text:style-name="P177"><text:soft-page-break/>crearComandoZennerSerie</text:p>
                </text:list-item>
                <text:list-item>
                  <text:p text:style-name="P177">crearComandoZennerEth</text:p>
                </text:list-item>
                <text:list-item>
                  <text:p text:style-name="P177">crearComandoSupercalSerie</text:p>
                </text:list-item>
                <text:list-item>
                  <text:p text:style-name="P177">crearComandoSupercalEth</text:p>
                </text:list-item>
                <text:list-item>
                  <text:p text:style-name="P177">crearComandoSolar</text:p>
                </text:list-item>
              </text:list>
            </text:list-item>
            <text:list-item>
              <text:p text:style-name="P177">Añadido en crearTrb</text:p>
              <text:list>
                <text:list-item>
                  <text:p text:style-name="P177">crearTrbZennerSerie</text:p>
                </text:list-item>
                <text:list-item>
                  <text:p text:style-name="P177">crearTrbZennerEth</text:p>
                </text:list-item>
                <text:list-item>
                  <text:p text:style-name="P177">crearTrbSupercalSerie</text:p>
                </text:list-item>
                <text:list-item>
                  <text:p text:style-name="P177">crearTrbSupercalEth</text:p>
                </text:list-item>
                <text:list-item>
                  <text:p text:style-name="P177">crearTrbSolar</text:p>
                </text:list-item>
              </text:list>
            </text:list-item>
            <text:list-item>
              <text:p text:style-name="P159">Creado controladores: </text:p>
              <text:list>
                <text:list-item>
                  <text:p text:style-name="P159">leerRegistrosBornasSolarEntrada</text:p>
                </text:list-item>
                <text:list-item>
                  <text:p text:style-name="P177">leerRegistrosBornasSolarSalida</text:p>
                </text:list-item>
              </text:list>
            </text:list-item>
            <text:list-item>
              <text:p text:style-name="P177">Modificado controlador crearComando para añadir crearComandoSugarValley2</text:p>
            </text:list-item>
            <text:list-item>
              <text:p text:style-name="P177">Modificado controlador crearTrb para añadir crearTrbSugarValley2</text:p>
            </text:list-item>
            <text:list-item>
              <text:p text:style-name="P177">Modificado en crearTrbRaspberryDS18B20 que en lugar de escribir el valor del idborna en el tdato numcomando lo escriba en nemoborna, por que el idborna contiene letras por tanto no se puede escribir en numcomando que es de tipoentero</text:p>
            </text:list-item>
          </text:list>
        </text:list-item>
        <text:list-item>
          <text:p text:style-name="P242">En crearIniciarhilostrbSalidasDaliEth cambiado los “.” por “_” en dp a la hora de formar el nombre de la tabla ram</text:p>
        </text:list-item>
        <text:list-item>
          <text:p text:style-name="P243">En public/sql/ en karnaverde.sql añadido a la tabla clima un tdato tp, para que se puedan eliminar los casos correspondientes, cuando se elimine un comando, rb,…</text:p>
        </text:list-item>
      </text:list>
      <text:p text:style-name="P29"/>
      <text:p text:style-name="P29"/>
      <text:p text:style-name="P30"><text:span text:style-name="T98">10</text:span>/07/2019</text:p>
      <text:list xml:id="list382101407" text:style-name="L11">
        <text:list-item>
          <text:p text:style-name="P244">script triggers tpcm</text:p>
        </text:list-item>
        <text:list-item>
          <text:p text:style-name="P244">script eliminar escenas tabla zonas</text:p>
        </text:list-item>
        <text:list-item>
          <text:p text:style-name="P244">script triggers contadores (tipotcaso factor y tdato resultado)</text:p>
        </text:list-item>
        <text:list-item>
          <text:p text:style-name="P244">script programacion_sugar_y_analizador</text:p>
        </text:list-item>
        <text:list-item>
          <text:p text:style-name="P244">subir:</text:p>
          <text:list>
            <text:list-item>
              <text:p text:style-name="P244">señales sugar</text:p>
            </text:list-item>
            <text:list-item>
              <text:p text:style-name="P244">señales analizador</text:p>
            </text:list-item>
            <text:list-item>
              <text:p text:style-name="P244">triggers sugar</text:p>
            </text:list-item>
            <text:list-item>
              <text:p text:style-name="P244">evento sugar</text:p>
            </text:list-item>
            <text:list-item>
              <text:p text:style-name="P244">calendario.sql</text:p>
            </text:list-item>
          </text:list>
        </text:list-item>
      </text:list>
      <text:p text:style-name="P31"/>
      <text:p text:style-name="P31">12/07/2019</text:p>
      <text:list xml:id="list483828308" text:style-name="L12">
        <text:list-item>
          <text:p text:style-name="P245">Programación zona servicio <text:span text:style-name="T99">(salidas)</text:span></text:p>
        </text:list-item>
        <text:list-item>
          <text:p text:style-name="P245">Programación salida enchufe que faltaba habitacion niño</text:p>
        </text:list-item>
        <text:list-item>
          <text:p text:style-name="P245">controladores iot</text:p>
        </text:list-item>
        <text:list-item>
          <text:p text:style-name="P245">array iot (robert)</text:p>
        </text:list-item>
        <text:list-item>
          <text:p text:style-name="P246">script <text:span text:style-name="T99">zonas para la zona servicio → </text:span>zonas_zonaservicio.sql</text:p>
        </text:list-item>
      </text:list>
      <text:p text:style-name="P300">16/07/2019</text:p>
      <text:p text:style-name="P14"/>
      <text:p text:style-name="P14">Pasar a Gemma:</text:p>
      <text:list xml:id="list3583848878" text:style-name="L13">
        <text:list-item>
          <text:p text:style-name="P107">anadir_tps_pendientes (cortinillas, salidas zonaservicio, <text:span text:style-name="T95">ps y tps</text:span>)</text:p>
        </text:list-item>
        <text:list-item>
          <text:p text:style-name="P107">actualizar_cambios_contadores_pulsos_minutos (cambia de 2 decimales a 3 decimales y vuelve a calcular los valores de resultado)</text:p>
        </text:list-item>
        <text:list-item>
          <text:p text:style-name="P107">crear_triggers_contadores_pulsos_minuto</text:p>
        </text:list-item>
        <text:list-item>
          <text:p text:style-name="P107">crear_eventos_contadores_pulsos_minutos</text:p>
        </text:list-item>
        <text:list-item>
          <text:p text:style-name="P107">crear_triggers_contadores_electricos_minutos</text:p>
        </text:list-item>
        <text:list-item>
          <text:p text:style-name="P107">crear_eventos_contadores_electricos_minutos</text:p>
        </text:list-item>
        <text:list-item>
          <text:p text:style-name="P107">crear_tpcm_clima</text:p>
        </text:list-item>
        <text:list-item>
          <text:p text:style-name="P108">cambios_trigger_zonas</text:p>
        </text:list-item>
      </text:list>
      <text:p text:style-name="P32"/>
      <text:p text:style-name="P32"/>
      <text:p text:style-name="P32">19/07/2019</text:p>
      <text:p text:style-name="P33"/>
      <text:p text:style-name="P34">triggers tpas medidores</text:p>
      <text:list xml:id="list3282825888" text:style-name="L14">
        <text:list-item>
          <text:p text:style-name="P247">alma/funciones_libsoav1.c y .h</text:p>
        </text:list-item>
        <text:list-item>
          <text:p text:style-name="P247">llaves_maestras/modosrc_libsoav1.c y .h</text:p>
        </text:list-item>
        <text:list-item>
          <text:p text:style-name="P247">llaves_maestras/notificaciones/notificaciones_libsoav1.c y .h</text:p>
        </text:list-item>
        <text:list-item>
          <text:p text:style-name="P247">script tales.sql</text:p>
        </text:list-item>
        <text:list-item>
          <text:p text:style-name="P247">ejecutable crear_trigger_medidor_general</text:p>
        </text:list-item>
        <text:list-item>
          <text:p text:style-name="P247">ejecutable crear_trigger_medidor_ciclicogeneral</text:p>
        </text:list-item>
        <text:list-item>
          <text:p text:style-name="P247">ejecutable borrar_trigger_medidor_general</text:p>
        </text:list-item>
        <text:list-item>
          <text:p text:style-name="P247">ejecutable borrar_trigger_medidor_ciclicogeneral</text:p>
        </text:list-item>
        <text:list-item>
          <text:p text:style-name="P247">declaraciones_libsoav1.h e iniciodeclaraciones_libsoav1.h</text:p>
        </text:list-item>
      </text:list>
      <text:p text:style-name="P33"/>
      <text:p text:style-name="P33"/>
      <text:p text:style-name="P35"/>
      <text:p text:style-name="P58">2<text:span text:style-name="T110">7</text:span>/09/2019</text:p>
      <text:p text:style-name="P35"/>
      <text:p text:style-name="P36">SOA </text:p>
      <text:p text:style-name="P38">BUSCAR marca 25092019</text:p>
      <text:list xml:id="list2928623072" text:style-name="L15">
        <text:list-item>
          <text:p text:style-name="P248">El soa que me habeis pasado no compila, para que compile hay que:</text:p>
          <text:list>
            <text:list-item>
              <text:p text:style-name="P248"><text:span text:style-name="T103">Añadir en declaraciones_libsoav1.h e iniciodeclaraciones_libsoav1 la declaracion de la variable modo y </text:span>quitar la declaracion en llaves_maestras/modosrc_libsoav1.h . <text:span text:style-name="T103">(Si no lo haciamos asi, no cambiaba el valor de la variable).</text:span></text:p>
            </text:list-item>
            <text:list-item>
              <text:p text:style-name="P249">Incluir en el makefile alma/funciones_libsoav1.c y .o</text:p>
            </text:list-item>
          </text:list>
        </text:list-item>
        <text:list-item>
          <text:p text:style-name="P250"><text:span text:style-name="T109">ejecutables</text:span> <text:span text:style-name="T104">(karna) (se ejecutan desde el soa, por defecto la ruta está en home/soa/ hay que darles permisos</text:span>:</text:p>
          <text:list>
            <text:list-item>
              <text:p text:style-name="P250">crear_tabla_<text:span text:style-name="T108">y_</text:span>trigger_medidor_general</text:p>
            </text:list-item>
            <text:list-item>
              <text:p text:style-name="P250">crear_tabla_<text:span text:style-name="T108">y_</text:span>trigger_medidor_ciclico_general</text:p>
            </text:list-item>
            <text:list-item>
              <text:p text:style-name="P250">borrar_trigger_medidor_general</text:p>
            </text:list-item>
            <text:list-item>
              <text:p text:style-name="P250">borrar_trigger_medidor_ciclico_general</text:p>
            </text:list-item>
          </text:list>
        </text:list-item>
        <text:list-item>
          <text:p text:style-name="P252"><text:span text:style-name="T107">Incluir en el iniciar la </text:span>FBFK_iniciartrb_trbsibercomp8edserie_conv_libsoav1</text:p>
        </text:list-item>
        <text:list-item>
          <text:p text:style-name="P254">Incluido en trbs/sistemarpc_libsoav1.c la funcionalidad para 8sdeth y 8sdserie_conv</text:p>
        </text:list-item>
        <text:list-item>
          <text:p text:style-name="P255">Creado en <text:span text:style-name="T102">alma</text:span><text:span text:style-name="T101">/</text:span><text:span text:style-name="T102">funciones</text:span> las funciones :</text:p>
          <text:list>
            <text:list-item>
              <text:p text:style-name="P255">FK_crearmedidor_funciones_libsoav1</text:p>
            </text:list-item>
            <text:list-item>
              <text:p text:style-name="P255">FK_borrarmedidor_funciones_libsoav1</text:p>
            </text:list-item>
          </text:list>
        </text:list-item>
        <text:list-item>
          <text:p text:style-name="P257">Modificado en los .c las variables LIBLOAV1 por LIBSOAV1, para que no tengamos problemas de conexión. <text:span text:style-name="T105">Para ello abrete toda la carpeta de fuentes y reemplaza “_LIBLOAV1” por “_LIBSOAV1”</text:span></text:p>
        </text:list-item>
        <text:list-item>
          <text:p text:style-name="P253"><text:span text:style-name="T106">En llaves_maestras/notificaciones/notificaciones_libsoav1.c en FBFK_enviarnotificacion llamaba a </text:span>setpayload <text:span text:style-name="T106">en lugar de a FBFK_setpayload_notificaciones_libsoav1</text:span></text:p>
        </text:list-item>
        <text:list-item>
          <text:p text:style-name="P258"><text:span text:style-name="T106">E</text:span>n llaves_maestras/modosrc_libsoav1.c quitados los print, para limpiar el codigo</text:p>
        </text:list-item>
        <text:list-item>
          <text:p text:style-name="P251"><text:span text:style-name="T100">trbs/</text:span>trbsibercomp8edserie_conv.c y .h (nuevo)</text:p>
        </text:list-item>
        <text:list-item>
          <text:p text:style-name="P251"><text:span text:style-name="T100">trbs/</text:span>trbsibercomp8sdserie_conv.c y .h (nuevo)</text:p>
        </text:list-item>
        <text:list-item>
          <text:p text:style-name="P259">Incluir en el Make: los .c anteriores</text:p>
        </text:list-item>
      </text:list>
      <text:p text:style-name="P37"/>
      <text:p text:style-name="P37"/>
      <text:p text:style-name="P39">SCRIPTS</text:p>
      <text:list xml:id="list2890008863" text:style-name="L16">
        <text:list-item>
          <text:p text:style-name="P260">ultimos_cambios_20092019</text:p>
          <text:list>
            <text:list-item>
              <text:p text:style-name="P261">con_tcaso_factor_con_defecto_decimal (cambiado que todos los medidores que no tenian tcaso factor, que tengan por defecto el tcaso factor *1, cambiado AVG(CAST(media) por CAST(AVG(media) por que escribia muchos decimales en los tcasos de las medias)</text:p>
            </text:list-item>
            <text:list-item>
              <text:p text:style-name="P261">cambios_generales (actualiza las tablas de los historicos y de los medidores para redondear los valores de las medias a 2 decimales, crea el tdato resultado en los medidores que faltaban y crea en dichas tablas el tcaso factor con valor 1 (por defecto))</text:p>
            </text:list-item>
          </text:list>
        </text:list-item>
        <text:list-item>
          <text:p text:style-name="P262">tpas: eventos, trigers, tablas tales, condicionestal,<text:span text:style-name="T111">tpcm_agua_fuga y sus medidores</text:span> <text:span text:style-name="T111">para la tpcm_agua_fuga</text:span></text:p>
        </text:list-item>
        <text:list-item>
          <text:p text:style-name="P256">programacion 8sdserie_conv</text:p>
        </text:list-item>
        <text:list-item>
          <text:p text:style-name="P263">programacion_datasol</text:p>
        </text:list-item>
      </text:list>
      <text:p text:style-name="P40"/>
      <text:p text:style-name="P40"/>
      <text:p text:style-name="P59">07/10/2019</text:p>
      <text:list xml:id="list694804552" text:style-name="L17">
        <text:list-item>
          <text:p text:style-name="P264">SCRIPT:</text:p>
          <text:list>
            <text:list-item>
              <text:p text:style-name="P264">tpcm_nivel: </text:p>
            </text:list-item>
          </text:list>
        </text:list-item>
        <text:list-item>
          <text:p text:style-name="P264">SOA: buscar marca 07102019</text:p>
          <text:list>
            <text:list-item>
              <text:p text:style-name="P267"><text:span text:style-name="T113">En hilostp creada la funcion: </text:span>FBFK_hilotpcondicion_th_tpa_hilostp_libsoav1</text:p>
            </text:list-item>
            <text:list-item>
              <text:p text:style-name="P267"><text:span text:style-name="T113">Cosida la llamada a la funcion </text:span>FBFK_hilotpcondicion_th_tpa_hilostp_libsoav1</text:p>
              <text:list>
                <text:list-item>
                  <text:p text:style-name="P264">trbsanalizadorredes_libsoav1.c</text:p>
                </text:list-item>
                <text:list-item>
                  <text:p text:style-name="P265">trbsarduinodmx_libsoav1.c</text:p>
                </text:list-item>
                <text:list-item>
                  <text:p text:style-name="P265">trbsarduinoed_libsoav1.c</text:p>
                </text:list-item>
                <text:list-item>
                  <text:p text:style-name="P265">trbsarduinopulsos_libsoav1.c</text:p>
                </text:list-item>
                <text:list-item>
                  <text:p text:style-name="P265">trbsarduinosd_libsoav1.c</text:p>
                </text:list-item>
                <text:list-item>
                  <text:p text:style-name="P265">trbsarduinosondas_libsoav1.c</text:p>
                </text:list-item>
                <text:list-item>
                  <text:p text:style-name="P265">trbsdalieth_libsoav1.c</text:p>
                </text:list-item>
                <text:list-item>
                  <text:p text:style-name="P265">trbsdali_libsoav1.c</text:p>
                </text:list-item>
                <text:list-item>
                  <text:p text:style-name="P265">trbsdatasolmet_libsoav1.c</text:p>
                </text:list-item>
                <text:list-item>
                  <text:p text:style-name="P265">trbsibercomp8eaeth_libsoav1.c</text:p>
                </text:list-item>
                <text:list-item>
                  <text:p text:style-name="P265">trbsibercomp8easerie_libsoav1.c</text:p>
                </text:list-item>
                <text:list-item>
                  <text:p text:style-name="P265">trbsibercomp8edeth_libsoav1.c</text:p>
                </text:list-item>
                <text:list-item>
                  <text:p text:style-name="P265">trbsibercomp8edserie_conv_libsoav1.c</text:p>
                </text:list-item>
                <text:list-item>
                  <text:p text:style-name="P265">trbsibercomp8sdserie_libsoav1.c</text:p>
                </text:list-item>
                <text:list-item>
                  <text:p text:style-name="P265">trbsibercomp8saeth_libsoav1.c</text:p>
                </text:list-item>
                <text:list-item>
                  <text:p text:style-name="P265">trbsibercomp8sdeth_libsoav1.c</text:p>
                </text:list-item>
                <text:list-item>
                  <text:p text:style-name="P265">trbsibercomp8sdserie_conv_libsoav1.c</text:p>
                </text:list-item>
                <text:list-item>
                  <text:p text:style-name="P265">trbsibercomp8sdserie_libsoav1.c</text:p>
                </text:list-item>
                <text:list-item>
                  <text:p text:style-name="P265">trbsibercompibemeter_libsoav1.c</text:p>
                </text:list-item>
                <text:list-item>
                  <text:p text:style-name="P265">trbsiluest_libsoav1.c</text:p>
                </text:list-item>
                <text:list-item>
                  <text:p text:style-name="P265">trbsmatrix_libsoav1.c</text:p>
                </text:list-item>
                <text:list-item>
                  <text:p text:style-name="P265">trbsraspberryds18b20_libsoav1.c</text:p>
                </text:list-item>
                <text:list-item>
                  <text:p text:style-name="P265">trbsraspberryed_libsoav1.c</text:p>
                </text:list-item>
                <text:list-item>
                  <text:p text:style-name="P265">trbsraspberrysd_libsoav1.c</text:p>
                </text:list-item>
                <text:list-item>
                  <text:p text:style-name="P266">trbsraspberrysth31_libsoav1.c</text:p>
                </text:list-item>
                <text:list-item>
                  <text:p text:style-name="P266">trbsreadwatt_libsoav1.c</text:p>
                </text:list-item>
                <text:list-item>
                  <text:p text:style-name="P266">trbssamrttrailx100_libsoav1.c</text:p>
                </text:list-item>
                <text:list-item>
                  <text:p text:style-name="P266">trbssugarvalley2_libsoav1.c</text:p>
                </text:list-item>
                <text:list-item>
                  <text:p text:style-name="P266">trbssugarvalley_libsoav1.c</text:p>
                </text:list-item>
                <text:list-item>
                  <text:p text:style-name="P275">trbssupercaleth_libsoav1.c</text:p>
                </text:list-item>
                <text:list-item>
                  <text:p text:style-name="P275">trbssupercalserie_libsoav1.c</text:p>
                </text:list-item>
                <text:list-item>
                  <text:p text:style-name="P276">trbszennermbuseth_libsoav1.c</text:p>
                </text:list-item>
                <text:list-item>
                  <text:p text:style-name="P276">trbszennermbusserie_libsoav1.c</text:p>
                </text:list-item>
              </text:list>
            </text:list-item>
            <text:list-item>
              <text:p text:style-name="P277">En funciones_libsoav1</text:p>
              <text:list>
                <text:list-item>
                  <text:p text:style-name="P268"><text:span text:style-name="T9">Modificadas las funciones que existian para que funcionen las tpas mutantes y para que la notificacion se llame desde </text:span><text:span text:style-name="T112">FBFK_secuenciallamadas_funciones_libsoav1 </text:span><text:span text:style-name="T114">en lugar de desde FK_flujoagua_general_funciones_libsoav1</text:span></text:p>
                </text:list-item>
                <text:list-item>
                  <text:p text:style-name="P277">Creada la funcion FBFK_secuenciallamadas_funciones_libsoav1 para que cuando se genera una tpa, envie una notificacion, sms, y/o correo.</text:p>
                </text:list-item>
              </text:list>
            </text:list-item>
          </text:list>
        </text:list-item>
      </text:list>
      <text:p text:style-name="P42"/>
      <text:p text:style-name="P60"><text:span text:style-name="T115">16</text:span>/10/2019</text:p>
      <text:p text:style-name="P41"/>
      <text:p text:style-name="P48"><text:span text:style-name="T120">S</text:span><text:span text:style-name="T121">OA: </text:span><text:span text:style-name="T120">buscar marca //</text:span><text:span text:style-name="T122">TODO: </text:span><text:span text:style-name="T121">10</text:span><text:span text:style-name="T120">102019</text:span></text:p>
      <text:list xml:id="list2310157544" text:style-name="L18">
        <text:list-item>
          <text:p text:style-name="P270">Creadas las funciones en tiposbolsasv2_libsoav1, <text:span text:style-name="T116">para que los trbs utilicen las mismas funciones, mandandole la conexión y mutex propio</text:span>:</text:p>
          <text:list>
            <text:list-item>
              <text:p text:style-name="P270">FBFK_crearcasotp_tiposbolsasv2_libsoav1</text:p>
            </text:list-item>
            <text:list-item>
              <text:p text:style-name="P270">FBFK_crearcasotp_sincambio_tiposbolsasv2_libsoav1</text:p>
            </text:list-item>
            <text:list-item>
              <text:p text:style-name="P270">FBF_cambiarcasotcasoestadotp_tiposbolsasv2_libsoav1</text:p>
            </text:list-item>
            <text:list-item>
              <text:p text:style-name="P270">FBF_cambiarcasotcasoestadotp_sincambio_tiposbolsasv2_libsoav1</text:p>
              <text:p text:style-name="P270"/>
            </text:list-item>
          </text:list>
        </text:list-item>
        <text:list-item>
          <text:p text:style-name="P270">Modificado en los trbs <text:span text:style-name="T116">las llamadas a las funciones de trbs’x’ para crearcaso, eliminarcaso, leercaso, … y utilize las generales de tiposbolsasv2.</text:span></text:p>
          <text:p text:style-name="P270"/>
        </text:list-item>
      </text:list>
      <text:list xml:id="list200228549315959" text:continue-list="list694804552" text:style-name="L17">
        <text:list-item>
          <text:p text:style-name="P278">En funciones_libsoav1</text:p>
          <text:list>
            <text:list-item>
              <text:p text:style-name="P269"><text:span text:style-name="T9">Modificadas las funciones que existian para que funcionen las tpas mutantes y para que la notificacion se llame desde </text:span><text:span text:style-name="T112">FBFK_secuenciallamadas_funciones_libsoav1 </text:span><text:span text:style-name="T114">en lugar de desde FK_flujoagua_general_funciones_libsoav1</text:span></text:p>
            </text:list-item>
            <text:list-item>
              <text:p text:style-name="P278">Creada la funcion FBFK_secuenciallamadas_funciones_libsoav1 para que cuando se genera una tpa, envie una notificacion, sms, y/o correo.</text:p>
              <text:p text:style-name="P279"/>
            </text:list-item>
          </text:list>
        </text:list-item>
        <text:list-item>
          <text:p text:style-name="P282">Eliminado en tiposbolsasv2_libsoav1.h las funciones que no se utilizaban en ningun sitio:</text:p>
          <text:list>
            <text:list-item>
              <text:p text:style-name="P282">FBF_crearcaso_tiposbolsasv2_libsoav1</text:p>
            </text:list-item>
            <text:list-item>
              <text:p text:style-name="P282">FBF_eliminarcasos_tiposbolsasv2_libsoav1</text:p>
            </text:list-item>
            <text:list-item>
              <text:p text:style-name="P282">FBFK_crearcasotp_tiposbolsasv2_libsoav1_noseutiliza</text:p>
            </text:list-item>
            <text:list-item>
              <text:p text:style-name="P282">FBFK_ejecutarfuncionesth_tiposbolsasv2_libsoav1</text:p>
            </text:list-item>
            <text:list-item>
              <text:p text:style-name="P282">FBF_crearcasotcasohistoricotp_tiposbolsasv2_libsoav1</text:p>
            </text:list-item>
            <text:list-item>
              <text:p text:style-name="P282">FBF_crearcasotcasohistoricotps_tiposbolsasv2_libsoav1</text:p>
            </text:list-item>
            <text:list-item>
              <text:p text:style-name="P282">FBF_cambiarcasotcasoestadotp_tiposbolsasv2_libsoav1</text:p>
            </text:list-item>
            <text:list-item>
              <text:p text:style-name="P291">FBF_leercasosconnull_tiposbolsasv2_libsoav1</text:p>
              <text:list>
                <text:list-header>
                  <text:p text:style-name="P291"/>
                </text:list-header>
              </text:list>
            </text:list-item>
          </text:list>
        </text:list-item>
        <text:list-item>
          <text:p text:style-name="P279">Creado en tiposbolsasv2_libsoav1 las funciones:</text:p>
          <text:list>
            <text:list-item>
              <text:p text:style-name="P280">FBF_crearbolsa_tiposbolsasv2_libsoav1</text:p>
            </text:list-item>
            <text:list-item>
              <text:p text:style-name="P289">FBF_creartdatocontipo_tiposbolsasv2_libsoav1</text:p>
            </text:list-item>
            <text:list-item>
              <text:p text:style-name="P292"><text:span text:style-name="T123">F</text:span><text:span text:style-name="T119">BF_crearcaso_tiposbolsasv2_libsoav1</text:span></text:p>
            </text:list-item>
            <text:list-item>
              <text:p text:style-name="P290"><text:span text:style-name="T124">F</text:span>BF_crearcaso_<text:span text:style-name="T125">rapida_</text:span>tiposbolsasv2_libsoav1</text:p>
            </text:list-item>
            <text:list-item>
              <text:p text:style-name="P289">FBF_crearunicocasoconcondicion_tiposbolsasv2_libsoav1</text:p>
            </text:list-item>
            <text:list-item>
              <text:p text:style-name="P289">FBF_cambiarcasoconip2_tiposbolsasv2_libsoav1</text:p>
            </text:list-item>
            <text:list-item>
              <text:p text:style-name="P289">FBF_eliminarcasos_tiposbolsasv2_libsoav1</text:p>
            </text:list-item>
            <text:list-item>
              <text:p text:style-name="P290">FBF_eliminarcasos_<text:span text:style-name="T125">rapida_</text:span>tiposbolsasv2_libsoav1</text:p>
            </text:list-item>
            <text:list-item>
              <text:p text:style-name="P289">FBF_instruccionsql_tiposbolsasv2_libsoav1</text:p>
            </text:list-item>
            <text:list-item>
              <text:p text:style-name="P289">FBF_leercasosconnull_tiposbolsasv2_libsoav1</text:p>
            </text:list-item>
            <text:list-item>
              <text:p text:style-name="P289">FBF_leercaso2_tiposbolsasv2_libsoav1</text:p>
            </text:list-item>
            <text:list-item>
              <text:p text:style-name="P289">FBF_leercasos_tiposbolsasv2_libsoav1</text:p>
            </text:list-item>
            <text:list-item>
              <text:p text:style-name="P289">FBFK_crearcasotp_tiposbolsasv2_libsoav1</text:p>
            </text:list-item>
            <text:list-item>
              <text:p text:style-name="P289">FBFK_crearcasotp_sincambio_tiposbolsasv2_libsoav1</text:p>
            </text:list-item>
            <text:list-item>
              <text:p text:style-name="P289">FBF_cambiarcasotcasoestadotp_tiposbolsasv2_libsoav1</text:p>
            </text:list-item>
            <text:list-item>
              <text:p text:style-name="P289">FBF_cambiarcasotcasoestadotp_sincambio_tiposbolsasv2_libsoav1</text:p>
              <text:list>
                <text:list-header>
                  <text:p text:style-name="P281"/>
                </text:list-header>
              </text:list>
            </text:list-item>
          </text:list>
        </text:list-item>
        <text:list-item>
          <text:p text:style-name="P283">Modificado en anotacionescalendario_libsoav1.c las llamadas a las funciones para que no utilicen las propias si no las funciones generales de tiposbolsasv2_libsoav1 <text:s/>// <text:span text:style-name="T126">TODO: 14102019</text:span></text:p>
        </text:list-item>
        <text:list-item>
          <text:p text:style-name="P284">Modificado en funciones_libsoav1.c las llamadas a las funciones para que no utilicen las propias si no las funciones generales de tiposbolsasv2_libsoav1.c <text:s/>// <text:span text:style-name="T126">TODO: 15102019</text:span></text:p>
          <text:p text:style-name="P284"/>
        </text:list-item>
      </text:list>
      <text:p text:style-name="P63">2<text:span text:style-name="T131">3</text:span>/10/2019</text:p>
      <text:p text:style-name="P43">SOA: <text:span text:style-name="T127">BUSCAR MARCA TODO: 23102019</text:span></text:p>
      <text:list xml:id="list2788488226" text:style-name="L19">
        <text:list-item>
          <text:p text:style-name="P285">Modificado en todos los trbs:</text:p>
          <text:list>
            <text:list-item>
              <text:p text:style-name="P285">inicializar las variables, tanto char * <text:span text:style-name="T128">y MYSQL * a NULL y los int a 0, excepto las variables socket que las he inicializado a -1.</text:span></text:p>
            </text:list-item>
            <text:list-item>
              <text:p text:style-name="P285">asignar NULL a variables que se estaban liberando y no las volvia<text:span text:style-name="T131">mos</text:span> a inicializar con NULL</text:p>
            </text:list-item>
            <text:list-item>
              <text:p text:style-name="P271"><text:span text:style-name="T10">Modificado en los trbs, que en lugar de utilizar la funcion: </text:span>FBFK_tramaconexion_driverstcpip_libsoav1 <text:span text:style-name="T129">utilize FBFK_tramaconexion_comtcpip_libsoav1</text:span></text:p>
            </text:list-item>
          </text:list>
        </text:list-item>
      </text:list>
      <text:p text:style-name="P44"/>
      <text:list xml:id="list200227763721535" text:continue-numbering="true" text:style-name="L19">
        <text:list-item>
          <text:p text:style-name="P285">Modificado en anotaciones: anotacionesgenerales_<text:span text:style-name="T130">libsoav1</text:span> en los motores, cuando va a escribir en el tdato fechaejecucion2 que no utilice los valores de <text:span text:style-name="T131">las variables de la estructura</text:span> → si no los leidos.</text:p>
        </text:list-item>
        <text:list-item>
          <text:p text:style-name="P285">Modificado en hilostp_libsoav1</text:p>
          <text:list>
            <text:list-item>
              <text:p text:style-name="P272"><text:span text:style-name="T11">Creado en hilostp_libsoav1: </text:span>FBFK_hilotpcondicion_th_hilostp_libsoav1, <text:span text:style-name="T131">para que no lea por cada tipo de th, sino que lea una sola vez</text:span></text:p>
            </text:list-item>
          </text:list>
        </text:list-item>
        <text:list-item>
          <text:p text:style-name="P286">Modificado en funciones, que cuando se quita la tpa, añada “N” al contenido del tdato “situacion” y no escriba siempre a capón “NE”.</text:p>
        </text:list-item>
        <text:list-item>
          <text:p text:style-name="P273"><text:span text:style-name="T12">Modificado en tiposbolsas</text:span><text:span text:style-name="T13">v2</text:span><text:span text:style-name="T12"> en </text:span><text:span text:style-name="T14">las funciones: </text:span>FBFK_crearcasotp_tiposbolsasv2_libsoav1 <text:span text:style-name="T132">y FBFK_crearcasotp_sincambio_tiposbolsasv2_libsoav1 en lugar de llamar a todas las funciones de th que llame solo a FBFK_hilotpcondicion_th_hilostp_libsoav1</text:span></text:p>
          <text:p text:style-name="P287"/>
        </text:list-item>
      </text:list>
      <text:p text:style-name="P45"/>
      <text:p text:style-name="P46">script:</text:p>
      <text:list xml:id="list2429612910" text:style-name="L20">
        <text:list-item>
          <text:p text:style-name="P288">tcftal.sql </text:p>
        </text:list-item>
      </text:list>
      <text:p text:style-name="P47"/>
      <text:p text:style-name="P47"/>
      <text:p text:style-name="P47"/>
      <text:p text:style-name="P64">07/11/2019</text:p>
      <text:p text:style-name="P49">SOA</text:p>
      <text:list xml:id="list1450027210" text:style-name="L21">
        <text:list-item>
          <text:p text:style-name="P293">trbssmarttrailx835.c y .h</text:p>
        </text:list-item>
        <text:list-item>
          <text:p text:style-name="P293">Incluir en el makefile el trb anterior.</text:p>
        </text:list-item>
        <text:list-item>
          <text:p text:style-name="P294"><text:span text:style-name="T134">Incluir en iniciarlibsoav1.c la llamada a </text:span><text:span text:style-name="T135">FBFK_iniciartrb_entrada_trbssmarttrailx835_libsoav1();</text:span></text:p>
        </text:list-item>
      </text:list>
      <text:p text:style-name="P49"/>
      <text:p text:style-name="P49">SCRIPTS</text:p>
      <text:list xml:id="list4226559993" text:style-name="L22">
        <text:list-item>
          <text:p text:style-name="P296">programacion_smarttrail_contadorgeneralcasa_06112019</text:p>
        </text:list-item>
        <text:list-item>
          <text:p text:style-name="P296">cambios_tiempo_y_tipo_smarttrail_06112019.sql</text:p>
        </text:list-item>
        <text:list-item>
          <text:p text:style-name="P296">programacion_dali_pasillo_led_escalera_07112019</text:p>
        </text:list-item>
        <text:list-item>
          <text:p text:style-name="P297">tpcm_acs</text:p>
        </text:list-item>
        <text:list-item>
          <text:p text:style-name="P298">crear_sol_medidores</text:p>
        </text:list-item>
      </text:list>
      <text:p text:style-name="P50"/>
      <text:p text:style-name="P51">11/11/2019</text:p>
      <text:p text:style-name="P51">SOA</text:p>
      <text:list xml:id="list34003230" text:style-name="L23">
        <text:list-item>
          <text:p text:style-name="P295"><text:span text:style-name="T15">Modificado en las funciones de </text:span><text:span text:style-name="T135">FBFK_iniciartrb_entrada_trbs…._</text:span><text:span text:style-name="T136">libsoav1 cuando recoge los valores de la tabla iniciarhilostrb, por que en lugar de tener en las bornas 0,7 tendrá 0,1,2,3,4,5,6,7 <text:s/>, para que todos los trbs recogan los valores de la misma manera.</text:span></text:p>
          <text:list>
            <text:list-item>
              <text:p text:style-name="P274">trbsibercomp8edserie_libsoav1.c</text:p>
            </text:list-item>
            <text:list-item>
              <text:p text:style-name="P274">trbsibercomp8edeth_libsoav1.c</text:p>
            </text:list-item>
            <text:list-item>
              <text:p text:style-name="P274">trbsibercomp8eaeth_libsoav1.c</text:p>
            </text:list-item>
            <text:list-item>
              <text:p text:style-name="P274">trbsibercomp8edserie_conv_libsoav1.c</text:p>
            </text:list-item>
            <text:list-item>
              <text:p text:style-name="P274">trbsmatrix_libsoav1.c</text:p>
            </text:list-item>
          </text:list>
        </text:list-item>
      </text:list>
      <text:p text:style-name="P51"/>
      <text:p text:style-name="P52">KERNELLOA</text:p>
      <text:list xml:id="list3305360790" text:style-name="L24">
        <text:list-item>
          <text:p text:style-name="P299">Modificado en los modelos de creartrb para que en lugar de escribir 0,7 escriba 0,1,2,3,4,5,6,7 en la tabla iniciarhilostrb.</text:p>
          <text:list>
            <text:list-item>
              <text:p text:style-name="P299">crearTrb8edserie</text:p>
            </text:list-item>
            <text:list-item>
              <text:p text:style-name="P299">crearTrb8edeth</text:p>
            </text:list-item>
            <text:list-item>
              <text:p text:style-name="P299">crearTrb8eaeth</text:p>
            </text:list-item>
            <text:list-item>
              <text:p text:style-name="P299">crearTrb8edserie_conv</text:p>
            </text:list-item>
            <text:list-item>
              <text:p text:style-name="P299">crearTrbMatrix</text:p>
            </text:list-item>
          </text:list>
        </text:list-item>
        <text:list-item>
          <text:p text:style-name="P299"/>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Mono" svg:font-family="'Droid Sans Mono', monospace, monospace, 'Droid Sans Fallback'"/>
    <style:font-face style:name="Liberation Serif1" svg:font-family="'Liberation Serif'"/>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09T10:11:16.114153344</meta:creation-date>
    <dc:date>2019-12-09T20:02:26.162300852</dc:date>
    <meta:editing-duration>P8DT11H6M41S</meta:editing-duration>
    <meta:editing-cycles>159</meta:editing-cycles>
    <meta:generator>LibreOffice/6.0.7.3$Linux_X86_64 LibreOffice_project/00m0$Build-3</meta:generator>
    <meta:document-statistic meta:table-count="0" meta:image-count="0" meta:object-count="0" meta:page-count="23" meta:paragraph-count="835" meta:word-count="5560" meta:character-count="44965" meta:non-whitespace-character-count="40828"/>
  </office:meta>
</office:document-meta>
</file>